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Ti" svg:font-family="FZSongTi" style:font-family-generic="system" style:font-pitch="variable"/>
  </office:font-face-decls>
  <office:automatic-styles>
    <style:style style:name="co1" style:family="table-column">
      <style:table-column-properties fo:break-before="auto" style:column-width="6.161in"/>
    </style:style>
    <style:style style:name="co2" style:family="table-column">
      <style:table-column-properties fo:break-before="auto" style:column-width="0.6882in"/>
    </style:style>
    <style:style style:name="co3" style:family="table-column">
      <style:table-column-properties fo:break-before="auto" style:column-width="1.3654in"/>
    </style:style>
    <style:style style:name="co4" style:family="table-column">
      <style:table-column-properties fo:break-before="auto" style:column-width="7.9425in"/>
    </style:style>
    <style:style style:name="co5" style:family="table-column">
      <style:table-column-properties fo:break-before="auto" style:column-width="3.736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Upstream patch name</text:p>
          </table:table-cell>
          <table:table-cell/>
          <table:table-cell office:value-type="string">
            <text:p>In sle11 status</text:p>
          </table:table-cell>
          <table:table-cell office:value-type="string">
            <text:p>comme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(Y: unmodified in SLE11 M: modified in SLE11 N: not in SLE11 U: unupstreamed)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eaders: smp_lock.h redux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405f55712dfe464b3240d7816cc4fe4174831be2</text:p>
          </table:table-cell>
          <table:table-cell/>
        </table:table-row>
        <table:table-row table:style-name="ro1">
          <table:table-cell office:value-type="string">
            <text:p>ocfs2/trivial: Wrap ocfs2_sysfile_cluster_lock_key within define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d246ab307d1d003c80fe279897dea22bf52b6e41</text:p>
          </table:table-cell>
          <table:table-cell/>
        </table:table-row>
        <table:table-row table:style-name="ro1">
          <table:table-cell office:value-type="string">
            <text:p>ocfs2: Add lockdep annotations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cb25797d451dc774d9dbc402a65f16a0e32199fe</text:p>
          </table:table-cell>
          <table:table-cell/>
        </table:table-row>
        <table:table-row table:style-name="ro1">
          <table:table-cell table:style-name="ce1" office:value-type="string">
            <text:p>vfs: Set special lockdep map for dirs only if not set by fs</text:p>
          </table:table-cell>
          <table:table-cell table:style-name="ce1"/>
          <table:table-cell office:value-type="string">
            <text:p>N</text:p>
          </table:table-cell>
          <table:table-cell/>
          <table:table-cell table:style-name="ce1" office:value-type="string">
            <text:p>9a7aa12f3911853a3574d47d567b81a2a5df7208</text:p>
          </table:table-cell>
          <table:table-cell/>
        </table:table-row>
        <table:table-row table:style-name="ro1">
          <table:table-cell office:value-type="string">
            <text:p>ocfs2: Disable orphan scanning for local and hard-ro mounts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df152c241df9e9d2b9a65d37bd02961abe7f591a</text:p>
          </table:table-cell>
          <table:table-cell/>
        </table:table-row>
        <table:table-row table:style-name="ro1">
          <table:table-cell office:value-type="string">
            <text:p>ocfs2: Do not initialize lvb in ocfs2_orphan_scan_lock_res_init()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3211949f8998dde71d9fe2e063de045ece5e0473</text:p>
          </table:table-cell>
          <table:table-cell/>
        </table:table-row>
        <table:table-row table:style-name="ro1">
          <table:table-cell office:value-type="string">
            <text:p>ocfs2: Stop orphan scan as early as possible during umount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692684e19e317a374c18e70a44d6413e51f71c11</text:p>
          </table:table-cell>
          <table:table-cell/>
        </table:table-row>
        <table:table-row table:style-name="ro1">
          <table:table-cell office:value-type="string">
            <text:p>ocfs2: Fix ocfs2_osb_dump()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c3d38840abaa45c1c5a5fabbb8ffc9a0d1a764d1</text:p>
          </table:table-cell>
          <table:table-cell/>
        </table:table-row>
        <table:table-row table:style-name="ro1">
          <table:table-cell office:value-type="string">
            <text:p>ocfs2: Pin journal head before accessing jh-&gt;b_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94e41ecfe0f202df948fdbb19a53308a58cf2184</text:p>
          </table:table-cell>
          <table:table-cell/>
        </table:table-row>
        <table:table-row table:style-name="ro1">
          <table:table-cell office:value-type="string">
            <text:p>ocfs2: Update atime in splice read if necessary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1962f39abbb2d5643a7d59169422661a2d58793d</text:p>
          </table:table-cell>
          <table:table-cell/>
        </table:table-row>
        <table:table-row table:style-name="ro1">
          <table:table-cell office:value-type="string">
            <text:p>ocfs2: Provide the ocfs2_dlm_lvb_valid() stack API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1c520dfbf391e1617ef61553f815b8006a066c44</text:p>
          </table:table-cell>
          <table:table-cell/>
        </table:table-row>
        <table:table-row table:style-name="ro1">
          <table:table-cell office:value-type="string">
            <text:p>block: rename CONFIG_LBD to CONFIG_LBDAF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90c699a9ee4be165966d40f1837909ccb8890a68</text:p>
          </table:table-cell>
          <table:table-cell/>
        </table:table-row>
        <table:table-row table:style-name="ro1">
          <table:table-cell office:value-type="string">
            <text:p>ocfs2/net: Use wait_event() in o2net_send_message_vec()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9af0b38ff3f4f79c62dd909405b113bf7c1a23aa</text:p>
          </table:table-cell>
          <table:table-cell/>
        </table:table-row>
        <table:table-row table:style-name="ro1">
          <table:table-cell office:value-type="string">
            <text:p>ocfs2: Adjust rightmost path in ocfs2_add_branch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6b791bcc8b2ae21daf95d18cff2f1eca7a64c9a5</text:p>
          </table:table-cell>
          <table:table-cell/>
        </table:table-row>
        <table:table-row table:style-name="ro1">
          <table:table-cell office:value-type="string">
            <text:p>Push BKL down into -&gt;remount_fs()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337eb00a2c3a421999c39c94ce7e33545ee8baa7</text:p>
          </table:table-cell>
          <table:table-cell/>
        </table:table-row>
        <table:table-row table:style-name="ro1">
          <table:table-cell office:value-type="string">
            <text:p>push BKL down into -&gt;put_super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6cfd0148425e528b859b26e436b01f23f6926224</text:p>
          </table:table-cell>
          <table:table-cell/>
        </table:table-row>
        <table:table-row table:style-name="ro1">
          <table:table-cell office:value-type="string">
            <text:p>ocfs2: remove -&gt;write_super and stop maintaining -&gt;s_dirt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94cb993f2ee99f3a9318e7b4dbb383497c4bedea</text:p>
          </table:table-cell>
          <table:table-cell/>
        </table:table-row>
        <table:table-row table:style-name="ro1">
          <table:table-cell office:value-type="string">
            <text:p>ocfs2: fdatasync should skip unimportant metadata writeout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e04cc15f52eb072937cec2bbd8499f37afe5e1ef</text:p>
          </table:table-cell>
          <table:table-cell/>
        </table:table-row>
        <table:table-row table:style-name="ro1">
          <table:table-cell office:value-type="string">
            <text:p>ocfs2: Remove redundant gotos in ocfs2_mount_volume()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06c59bb896ce23c56829f6acf667faebd51dd3b8</text:p>
          </table:table-cell>
          <table:table-cell/>
        </table:table-row>
        <table:table-row table:style-name="ro1">
          <table:table-cell office:value-type="string">
            <text:p>ocfs2: Add statistics for the checksum and ecc operations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73be192b17e43b6dc4f492dab41d70ab5b9d2908</text:p>
          </table:table-cell>
          <table:table-cell/>
        </table:table-row>
        <table:table-row table:style-name="ro1">
          <table:table-cell office:value-type="string">
            <text:p>ocfs2 patch to track delayed orphan scan timer statistics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15633a220ffe74fc61bc8117e6a89a494011ea3d</text:p>
          </table:table-cell>
          <table:table-cell/>
        </table:table-row>
        <table:table-row table:style-name="ro1">
          <table:table-cell office:value-type="string">
            <text:p>ocfs2: timer to queue scan of all orphan slots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83273932fbefb6ceef9c0b82ac4d23900728f4d9</text:p>
          </table:table-cell>
          <table:table-cell/>
        </table:table-row>
        <table:table-row table:style-name="ro1">
          <table:table-cell office:value-type="string">
            <text:p>ocfs2: Correct ordering of ip_alloc_sem and localloc locks for directories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edd45c08499a3e9d4c25431cd2b6a9ce5f692c92</text:p>
          </table:table-cell>
          <table:table-cell/>
        </table:table-row>
        <table:table-row table:style-name="ro1">
          <table:table-cell office:value-type="string">
            <text:p>ocfs2: Fix possible deadlock in quota recovery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80d73f15d12f087f3fe074f8a4d6e5c5624f2b47</text:p>
          </table:table-cell>
          <table:table-cell/>
        </table:table-row>
        <table:table-row table:style-name="ro1">
          <table:table-cell office:value-type="string">
            <text:p>ocfs2: Fix possible deadlock with quotas in ocfs2_setattr()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65bac575e35915801ea518b9d8d8824367d125c8</text:p>
          </table:table-cell>
          <table:table-cell/>
        </table:table-row>
        <table:table-row table:style-name="ro1">
          <table:table-cell office:value-type="string">
            <text:p>ocfs2: Fix lock inversion in ocfs2_local_read_info()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b4c30de39a2596503e888a7b47d19792f25913d6</text:p>
          </table:table-cell>
          <table:table-cell/>
        </table:table-row>
        <table:table-row table:style-name="ro1">
          <table:table-cell office:value-type="string">
            <text:p>ocfs2: Fix possible deadlock in ocfs2_global_read_dquot()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4e8a301929bfa017e6ffe11e3cf78ccaf8492801</text:p>
          </table:table-cell>
          <table:table-cell/>
        </table:table-row>
        <table:table-row table:style-name="ro1">
          <table:table-cell office:value-type="string">
            <text:p>block: Do away with the notion of hardsect_size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e1defc4ff0cf57aca6c5e3ff99fa503f5943c1f1</text:p>
          </table:table-cell>
          <table:table-cell/>
        </table:table-row>
        <table:table-row table:style-name="ro1">
          <table:table-cell office:value-type="string">
            <text:p>ocfs2: Use nd_set_link()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a731d12d6ddd1e703770cacb5dfecb155b03ee06</text:p>
          </table:table-cell>
          <table:table-cell/>
        </table:table-row>
        <table:table-row table:style-name="ro1">
          <table:table-cell office:value-type="string">
            <text:p>ocfs2: update comments in masklog.h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2b53bc7bff17341d8b5ac12115f5c2363638e628</text:p>
          </table:table-cell>
          <table:table-cell/>
        </table:table-row>
        <table:table-row table:style-name="ro1">
          <table:table-cell table:style-name="ce1" office:value-type="string">
            <text:p>ocfs2: Change repository in MAINTAINERS.</text:p>
          </table:table-cell>
          <table:table-cell table:style-name="ce1"/>
          <table:table-cell office:value-type="string">
            <text:p>N</text:p>
          </table:table-cell>
          <table:table-cell/>
          <table:table-cell table:style-name="ce1" office:value-type="string">
            <text:p>2191aebaf9af9125bfee32808babe6f61446c8a6</text:p>
          </table:table-cell>
          <table:table-cell/>
        </table:table-row>
        <table:table-row table:style-name="ro1">
          <table:table-cell office:value-type="string">
            <text:p>ocfs2: Don't printk the error when listing too many xattrs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a46fa684fcb7001d79c97f2968696997b3b79064</text:p>
          </table:table-cell>
          <table:table-cell/>
        </table:table-row>
        <table:table-row table:style-name="ro1">
          <table:table-cell office:value-type="string">
            <text:p>ocfs2: Fix a missing credit when deleting from indexed directories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dfa13f39b798fee68250abe1aed851395c8b51b5</text:p>
          </table:table-cell>
          <table:table-cell/>
        </table:table-row>
        <table:table-row table:style-name="ro1">
          <table:table-cell office:value-type="string">
            <text:p>ocfs2/trivial: Remove unused variable in ocfs2_rename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7e31a966ad270ba32a77c157c015cd7c82faaa55</text:p>
          </table:table-cell>
          <table:table-cell/>
        </table:table-row>
        <table:table-row table:style-name="ro1">
          <table:table-cell office:value-type="string">
            <text:p>ocfs2: Add missing iput() during error handling in ocfs2_dentry_attach_lock()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a5a0a630922a2f6a774b6dac19f70cb5abd86bb0</text:p>
          </table:table-cell>
          <table:table-cell/>
        </table:table-row>
        <table:table-row table:style-name="ro1">
          <table:table-cell office:value-type="string">
            <text:p>ocfs2: Fix some printk() warnings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5b09b507daaa882d888b6cd78ee89ba9caace44b</text:p>
          </table:table-cell>
          <table:table-cell/>
        </table:table-row>
        <table:table-row table:style-name="ro1">
          <table:table-cell office:value-type="string">
            <text:p>ocfs2: Fix 2 warning during ocfs2 make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0fba813748f16f4eaf24d492c505226c4026d58f</text:p>
          </table:table-cell>
          <table:table-cell/>
        </table:table-row>
        <table:table-row table:style-name="ro1">
          <table:table-cell office:value-type="string">
            <text:p>ocfs2: fix i_mutex locking in ocfs2_splice_to_file()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328eaaba4e41a04c1dc4679d65bea3fee4349d86</text:p>
          </table:table-cell>
          <table:table-cell/>
        </table:table-row>
        <table:table-row table:style-name="ro1">
          <table:table-cell office:value-type="string">
            <text:p>ocfs2: Reserve 1 more cluster in expanding_inline_dir for indexed dir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035a571120ddbe4f92b91bbe46f3eff05b6e43eb</text:p>
          </table:table-cell>
          <table:table-cell/>
        </table:table-row>
        <table:table-row table:style-name="ro1">
          <table:table-cell office:value-type="string">
            <text:p>splice: fix deadlock in splicing to file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7bfac9ecf0585962fe13584f5cf526d8c8e76f17</text:p>
          </table:table-cell>
          <table:table-cell/>
        </table:table-row>
        <table:table-row table:style-name="ro1">
          <table:table-cell office:value-type="string">
            <text:p>ocfs2: recover orphans in offline slots during recovery and mount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9140db04ef185f934acf2b1b15b3dd5e6a6bfc22</text:p>
          </table:table-cell>
          <table:table-cell/>
        </table:table-row>
        <table:table-row table:style-name="ro1">
          <table:table-cell office:value-type="string">
            <text:p>ocfs2: Pagecache usage optimization on ocfs2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1fca3a05ef2823830925dfb66711d6d920265a8d</text:p>
          </table:table-cell>
          <table:table-cell/>
        </table:table-row>
        <table:table-row table:style-name="ro1">
          <table:table-cell office:value-type="string">
            <text:p>ocfs2: fix rare stale inode errors when exporting via nfs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6ca497a83e592d64e050c4d04b6dedb8c915f39a</text:p>
          </table:table-cell>
          <table:table-cell/>
        </table:table-row>
        <table:table-row table:style-name="ro1">
          <table:table-cell office:value-type="string">
            <text:p>ocfs2-initialize-count-before-generic_write_checks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/dlm: Tweak mle_state output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9405dccfd3201d2b76e120949bec81ba8cfbd2d0</text:p>
          </table:table-cell>
          <table:table-cell/>
        </table:table-row>
        <table:table-row table:style-name="ro1">
          <table:table-cell office:value-type="string">
            <text:p>ocfs2/dlm: Do not purge lockres that is being migrated dlm_purge_lockres()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516b7e52abc7efd61c084b217c61985a403828ed</text:p>
          </table:table-cell>
          <table:table-cell/>
        </table:table-row>
        <table:table-row table:style-name="ro1">
          <table:table-cell office:value-type="string">
            <text:p>ocfs2/dlm: Remove struct dlm_lock_name in struct dlm_master_list_entry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7141514b8307734c117f100c4a3637887c5def45</text:p>
          </table:table-cell>
          <table:table-cell/>
        </table:table-row>
        <table:table-row table:style-name="ro1">
          <table:table-cell office:value-type="string">
            <text:p>ocfs2/dlm: Show the number of lockres/mles in dlm_state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e64ff14607ac90b2f3349550a41cc8dc0c0b1324</text:p>
          </table:table-cell>
          <table:table-cell/>
        </table:table-row>
        <table:table-row table:style-name="ro1">
          <table:table-cell office:value-type="string">
            <text:p>ocfs2/dlm: dlm_set_lockres_owner() and dlm_change_lockres_owner() inlined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7d62a978a8c85cd82301615840d744f0d83b87e7</text:p>
          </table:table-cell>
          <table:table-cell/>
        </table:table-row>
        <table:table-row table:style-name="ro1">
          <table:table-cell office:value-type="string">
            <text:p>ocfs2/dlm: Improve lockres counts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6800791ab773453bdec337efb3f0cec6557f3bb3</text:p>
          </table:table-cell>
          <table:table-cell/>
        </table:table-row>
        <table:table-row table:style-name="ro1">
          <table:table-cell office:value-type="string">
            <text:p>ocfs2/dlm: Track number of mles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2041d8fdcec7603401829f60810c1dbd5e96c043</text:p>
          </table:table-cell>
          <table:table-cell/>
        </table:table-row>
        <table:table-row table:style-name="ro1">
          <table:table-cell office:value-type="string">
            <text:p>ocfs2/dlm: Indent dlm_cleanup_master_list()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67ae1f0604da3bcf3ed6dec59ac71d07e54a404c</text:p>
          </table:table-cell>
          <table:table-cell/>
        </table:table-row>
        <table:table-row table:style-name="ro1">
          <table:table-cell office:value-type="string">
            <text:p>ocfs2/dlm: Activate dlm-&gt;master_hash for master list entries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2ed6c750d645d09b5948e46fada3ca1fda3157b5</text:p>
          </table:table-cell>
          <table:table-cell/>
        </table:table-row>
        <table:table-row table:style-name="ro1">
          <table:table-cell office:value-type="string">
            <text:p>ocfs2/dlm: Create and destroy the dlm-&gt;master_hash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e2b66ddcce922529e058cf74d839c4c49c8379a1</text:p>
          </table:table-cell>
          <table:table-cell/>
        </table:table-row>
        <table:table-row table:style-name="ro1">
          <table:table-cell office:value-type="string">
            <text:p>ocfs2/dlm: Refactor dlm_clean_master_list()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c2cd4a44333034203cb198915e2b75c3227d41bf</text:p>
          </table:table-cell>
          <table:table-cell/>
        </table:table-row>
        <table:table-row table:style-name="ro1">
          <table:table-cell office:value-type="string">
            <text:p>ocfs2/dlm: Clean up struct dlm_lock_name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f77a9a78c3a1d995b3bf948dbcad5c4a1b2302d5</text:p>
          </table:table-cell>
          <table:table-cell/>
        </table:table-row>
        <table:table-row table:style-name="ro1">
          <table:table-cell office:value-type="string">
            <text:p>ocfs2/dlm: Encapsulate adding and removing of mle from dlm-&gt;master_list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1c0845773ad9f4875603b752235aea8aa04565f3</text:p>
          </table:table-cell>
          <table:table-cell/>
        </table:table-row>
        <table:table-row table:style-name="ro1">
          <table:table-cell office:value-type="string">
            <text:p>ocfs2: Optimize inode group allocation by recording last used group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feb473a6e8bd19297d0f3bb377b25055c0228c0a</text:p>
          </table:table-cell>
          <table:table-cell/>
        </table:table-row>
        <table:table-row table:style-name="ro1">
          <table:table-cell office:value-type="string">
            <text:p>ocfs2: Allocate inode groups from global_bitmap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60ca81e82dae4aa2e8ae84cf96b4d08535931669</text:p>
          </table:table-cell>
          <table:table-cell/>
        </table:table-row>
        <table:table-row table:style-name="ro1">
          <table:table-cell office:value-type="string">
            <text:p>ocfs2: Optimize inode allocation by remembering last group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138211515c102807a16c02fdc15feef1f6ef8124</text:p>
          </table:table-cell>
          <table:table-cell/>
        </table:table-row>
        <table:table-row table:style-name="ro1">
          <table:table-cell office:value-type="string">
            <text:p>ocfs2: fix leaf start calculation in ocfs2_dx_dir_rebalance()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1d46dc08d33138c29c63d717807c08ab704fc773</text:p>
          </table:table-cell>
          <table:table-cell/>
        </table:table-row>
        <table:table-row table:style-name="ro1">
          <table:table-cell office:value-type="string">
            <text:p>ocfs2: re-order ocfs2_empty_dir checks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b80b549c3520b31d3bbc4b36e37e0a5102da0b94</text:p>
          </table:table-cell>
          <table:table-cell/>
        </table:table-row>
        <table:table-row table:style-name="ro1">
          <table:table-cell office:value-type="string">
            <text:p>ocfs2: Enable indexed directories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3a8df2b9c365a9f366b76bbbce479e1cc18ddc16</text:p>
          </table:table-cell>
          <table:table-cell/>
        </table:table-row>
        <table:table-row table:style-name="ro1">
          <table:table-cell office:value-type="string">
            <text:p>ocfs2: Add total entry count to dx_root_block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e3a93c2db6410822aa24295c3874b44ba21730a8</text:p>
          </table:table-cell>
          <table:table-cell/>
        </table:table-row>
        <table:table-row table:style-name="ro1">
          <table:table-cell office:value-type="string">
            <text:p>ocfs2: Increase max links count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198a1ca3b735986542c538e38b9499ffcaed7005</text:p>
          </table:table-cell>
          <table:table-cell/>
        </table:table-row>
        <table:table-row table:style-name="ro1">
          <table:table-cell office:value-type="string">
            <text:p>ocfs2: Introduce dir free space list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e7c17e43090afe558c40bfb66637744c27bd2aeb</text:p>
          </table:table-cell>
          <table:table-cell/>
        </table:table-row>
        <table:table-row table:style-name="ro1">
          <table:table-cell office:value-type="string">
            <text:p>ocfs2: Store dir index records inline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4ed8a6bb083bfcc21f1ed66a474b03c0386e4b34</text:p>
          </table:table-cell>
          <table:table-cell/>
        </table:table-row>
        <table:table-row table:style-name="ro1">
          <table:table-cell office:value-type="string">
            <text:p>ocfs2: Add a name indexed b-tree to directory inodes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9b7895efac906d66d19856194e1ba61f37e231a4</text:p>
          </table:table-cell>
          <table:table-cell/>
        </table:table-row>
        <table:table-row table:style-name="ro1">
          <table:table-cell office:value-type="string">
            <text:p>ocfs2: Introduce dir lookup helper struct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4a12ca3a00a244e1fd1e673d151ea38b71e11d55</text:p>
          </table:table-cell>
          <table:table-cell/>
        </table:table-row>
        <table:table-row table:style-name="ro1">
          <table:table-cell office:value-type="string">
            <text:p>ocfs2: Remove debugfs file local_alloc_stats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59b526a30722f29e5dba6210a6e0fc34e3149b94</text:p>
          </table:table-cell>
          <table:table-cell/>
        </table:table-row>
        <table:table-row table:style-name="ro1">
          <table:table-cell office:value-type="string">
            <text:p>ocfs2: Expose the file system state via debugfs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50397507e856455b3f5cb3d5c7c482209f9e46a0</text:p>
          </table:table-cell>
          <table:table-cell/>
        </table:table-row>
        <table:table-row table:style-name="ro1">
          <table:table-cell office:value-type="string">
            <text:p>ocfs2: Move struct recovery_map to a header file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96a6c64b5354b804b3ccfd1b31306565a01ebcb1</text:p>
          </table:table-cell>
          <table:table-cell/>
        </table:table-row>
        <table:table-row table:style-name="ro1">
          <table:table-cell office:value-type="string">
            <text:p>ocfs2/hb: Expose the list of heartbeating nodes via debugfs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87d3d3f3931f3e0fca44fbb5c06ad45fc4dca9bc</text:p>
          </table:table-cell>
          <table:table-cell/>
        </table:table-row>
        <table:table-row table:style-name="ro1">
          <table:table-cell office:value-type="string">
            <text:p>mm: page_mkwrite change prototype to match fault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c2ec175c39f62949438354f603f4aa170846aabb</text:p>
          </table:table-cell>
          <table:table-cell/>
        </table:table-row>
        <table:table-row table:style-name="ro1">
          <table:table-cell office:value-type="string">
            <text:p>New helper - current_umask()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ce3b0f8d5c2203301fc87f3aaaed73e5819e2a48</text:p>
          </table:table-cell>
          <table:table-cell/>
        </table:table-row>
        <table:table-row table:style-name="ro1">
          <table:table-cell office:value-type="string">
            <text:p>constify dentry_operations: OCFS2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d8fba0ffe5e7442fc2560873ec901be6e56602a1</text:p>
          </table:table-cell>
          <table:table-cell/>
        </table:table-row>
        <table:table-row table:style-name="ro1">
          <table:table-cell office:value-type="string">
            <text:p>ocfs2-quota-Remove-syncjiff-field-from-quota-info.patch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-quota-Initialize-blocks-allocated-to-local-quota-fi.patch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-quota-Mark-buffer-uptodate-before-calling-ocfs2_jou.patch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-quota-Make-global-quota-files-blocksize-aligned.patch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-1.4-git-b4c30de39a2596503e888a7b47d19792f25913d6 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-1.4-git-4e8a301929bfa017e6ffe11e3cf78ccaf8492801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-1.4-git-80d73f15d12f087f3fe074f8a4d6e5c5624f2b47 <text:s/>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-1.4-git-65bac575e35915801ea518b9d8d8824367d125c8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: Use xs-&gt;bucket to set xattr value outside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712e53e46a1da35fcd88c05aa0c675b10f7c0e9d</text:p>
          </table:table-cell>
          <table:table-cell/>
        </table:table-row>
        <table:table-row table:style-name="ro1">
          <table:table-cell office:value-type="string">
            <text:p>ocfs2: Fix a bug found by sparse check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74e77eb30d0ecbb12964d005b439c8b84a505b84</text:p>
          </table:table-cell>
          <table:table-cell/>
        </table:table-row>
        <table:table-row table:style-name="ro1">
          <table:table-cell office:value-type="string">
            <text:p>ocfs2: tweak to get the maximum inline data size with xattr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d9ae49d6e2b1ac9166e58ae3c9345135604beaa6</text:p>
          </table:table-cell>
          <table:table-cell/>
        </table:table-row>
        <table:table-row table:style-name="ro1">
          <table:table-cell office:value-type="string">
            <text:p>ocfs2: reserve xattr block for new directory with inline data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6c9fd1dc0a597e575617a7de7086c8a3efa8f524</text:p>
          </table:table-cell>
          <table:table-cell/>
        </table:table-row>
        <table:table-row table:style-name="ro1">
          <table:table-cell office:value-type="string">
            <text:p>ocfs2: add IO error check in ocfs2_get_sector()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28d57d437786eb3e44f1ca3f0f41e7cfe29c6dd4</text:p>
          </table:table-cell>
          <table:table-cell/>
        </table:table-row>
        <table:table-row table:style-name="ro1">
          <table:table-cell office:value-type="string">
            <text:p>ocfs2: set gap to seperate entry and value when xattr in bucket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4442f518269c6b3686fcbcadad22dc4475309b16</text:p>
          </table:table-cell>
          <table:table-cell/>
        </table:table-row>
        <table:table-row table:style-name="ro1">
          <table:table-cell office:value-type="string">
            <text:p>ocfs2: lock the metaecc process for xattr bucket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c8b9cf9a7cd25ba65166116d0a958f0bc709f0a7</text:p>
          </table:table-cell>
          <table:table-cell/>
        </table:table-row>
        <table:table-row table:style-name="ro1">
          <table:table-cell office:value-type="string">
            <text:p>ocfs2: Use the right access_* method in ctime update of xattr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89a907afe073b8971a83d0ad54f391542b64d327</text:p>
          </table:table-cell>
          <table:table-cell/>
        </table:table-row>
        <table:table-row table:style-name="ro1">
          <table:table-cell office:value-type="string">
            <text:p>ocfs2/dlm: Make dlm_assert_master_handler() kill itself instead of the asserter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53ecd25e148615e0ed2a72635cc76f4773f97f90</text:p>
          </table:table-cell>
          <table:table-cell/>
        </table:table-row>
        <table:table-row table:style-name="ro1">
          <table:table-cell office:value-type="string">
            <text:p>ocfs2/dlm: Use ast_lock to protect ast_list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dabc47de7a23f57522dc762d9d2ad875700d3497</text:p>
          </table:table-cell>
          <table:table-cell/>
        </table:table-row>
        <table:table-row table:style-name="ro1">
          <table:table-cell office:value-type="string">
            <text:p>ocfs2: Cleanup the lockname print in dlmglue.c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c74ff8bb2235d848beb67fcfddae71ecbe3f92b1</text:p>
          </table:table-cell>
          <table:table-cell/>
        </table:table-row>
        <table:table-row table:style-name="ro1">
          <table:table-cell office:value-type="string">
            <text:p>ocfs2/dlm: Retract fix for race between purge and migrate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7dc102b737e9f49dac426161294cb2d326a97d8e</text:p>
          </table:table-cell>
          <table:table-cell/>
        </table:table-row>
        <table:table-row table:style-name="ro1">
          <table:table-cell office:value-type="string">
            <text:p>ocfs2: Access and dirty the buffer_head in mark_written.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47be12e4eec84c1846f29af64fe25a396b57a026</text:p>
          </table:table-cell>
          <table:table-cell/>
        </table:table-row>
        <table:table-row table:style-name="ro1">
          <table:table-cell office:value-type="string">
            <text:p>jbd2: Avoid possible NULL dereference in jbd2_journal_begin_ordered_truncate()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7f5aa215088b817add9c71914b83650bdd49f8a9</text:p>
          </table:table-cell>
          <table:table-cell/>
        </table:table-row>
        <table:table-row table:style-name="ro1">
          <table:table-cell office:value-type="string">
            <text:p>ocfs2: add quota call to ocfs2_remove_btree_range()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fd4ef231962ab44fd1004e87f9d7c6809f00cd64</text:p>
          </table:table-cell>
          <table:table-cell/>
        </table:table-row>
        <table:table-row table:style-name="ro1">
          <table:table-cell office:value-type="string">
            <text:p>ocfs2: Wakeup the downconvert thread after a successful cancel convert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a4b91965d39d5d53b470d6aa62cba155a6f3ffe1</text:p>
          </table:table-cell>
          <table:table-cell/>
        </table:table-row>
        <table:table-row table:style-name="ro1">
          <table:table-cell office:value-type="string">
            <text:p>ocfs2: Access the xattr bucket only before modifying it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554e7f9e043e29da79c044f7a55efe4fad40701e</text:p>
          </table:table-cell>
          <table:table-cell/>
        </table:table-row>
        <table:table-row table:style-name="ro1">
          <table:table-cell table:style-name="ce1" office:value-type="string">
            <text:p>configfs: Silence lockdep on mkdir(), rmdir() and configfs_depend_item()</text:p>
          </table:table-cell>
          <table:table-cell table:style-name="ce1"/>
          <table:table-cell office:value-type="string">
            <text:p>N</text:p>
          </table:table-cell>
          <table:table-cell/>
          <table:table-cell table:style-name="ce1" office:value-type="string">
            <text:p>0e0333429a6280e6eb3c98845e4eed90d5f8078a</text:p>
          </table:table-cell>
          <table:table-cell/>
        </table:table-row>
        <table:table-row table:style-name="ro1">
          <table:table-cell office:value-type="string">
            <text:p>ocfs2: Fix possible deadlock in ocfs2_write_dquot()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f8afead7169f0f28a4b421bcbdb510e52a2d094d</text:p>
          </table:table-cell>
          <table:table-cell/>
        </table:table-row>
        <table:table-row table:style-name="ro1">
          <table:table-cell office:value-type="string">
            <text:p>ocfs2: Push out dropping of dentry lock to ocfs2_wq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ea455f8ab68338ba69f5d3362b342c115bea8e13</text:p>
          </table:table-cell>
          <table:table-cell/>
        </table:table-row>
        <table:table-row table:style-name="ro1">
          <table:table-cell office:value-type="string">
            <text:p>fs/Kconfig: move ocfs2 out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2fe4371dff3f1a5a1f7d91f1b090076954f4d17e</text:p>
          </table:table-cell>
          <table:table-cell/>
        </table:table-row>
        <table:table-row table:style-name="ro1">
          <table:table-cell office:value-type="string">
            <text:p>ocfs2: Remove ocfs2_dquot_initialize() and ocfs2_dquot_drop()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c475146d8f3b97e79f9ef88521e28ad40ac07de6</text:p>
          </table:table-cell>
          <table:table-cell/>
        </table:table-row>
        <table:table-row table:style-name="ro1">
          <table:table-cell office:value-type="string">
            <text:p>fix similar typos to successfull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73ac36ea14fd18ea3dc057e41b16ff31a3c0bd5a</text:p>
          </table:table-cell>
          <table:table-cell/>
        </table:table-row>
        <table:table-row table:style-name="ro1">
          <table:table-cell office:value-type="string">
            <text:p>remove lots of double-semicolons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c19a28e1193a6c854738d609ae9b2fe2f6e6bea4</text:p>
          </table:table-cell>
          <table:table-cell/>
        </table:table-row>
        <table:table-row table:style-name="ro1">
          <table:table-cell office:value-type="string">
            <text:p>trivial: fix then -&gt; than typos in comments and documentation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025dfdafe77f20b3890981a394774baab7b9c827</text:p>
          </table:table-cell>
          <table:table-cell/>
        </table:table-row>
        <table:table-row table:style-name="ro1">
          <table:table-cell office:value-type="string">
            <text:p>zero i_uid/i_gid on inode allocation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56ff5efad96182f4d3cb3dc6b07396762c658f16</text:p>
          </table:table-cell>
          <table:table-cell/>
        </table:table-row>
        <table:table-row table:style-name="ro1">
          <table:table-cell office:value-type="string">
            <text:p>ocfs2: Access the right buffer_head in ocfs2_merge_rec_left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9047beabb8a396f0b18de1e4a9ab920cf92054af</text:p>
          </table:table-cell>
          <table:table-cell/>
        </table:table-row>
        <table:table-row table:style-name="ro1">
          <table:table-cell office:value-type="string">
            <text:p>ocfs2: use min_t in ocfs2_quota_read()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dad7d975e4bd893c79fd122105b37b9a1776816a</text:p>
          </table:table-cell>
          <table:table-cell/>
        </table:table-row>
        <table:table-row table:style-name="ro1">
          <table:table-cell office:value-type="string">
            <text:p>ocfs2: remove unneeded lvb casts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a641dc2a5a1445eb4cb491080dfc41c42a9eb37d</text:p>
          </table:table-cell>
          <table:table-cell/>
        </table:table-row>
        <table:table-row table:style-name="ro1">
          <table:table-cell office:value-type="string">
            <text:p>ocfs2: Add xattr support checking in init_security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38d59ef61c11cafc50a66787bdbbe80d58bbd9c0</text:p>
          </table:table-cell>
          <table:table-cell/>
        </table:table-row>
        <table:table-row table:style-name="ro1">
          <table:table-cell office:value-type="string">
            <text:p>ocfs2: alloc xattr bucket in ocfs2_xattr_set_handle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008aafaf0b4aa0476da483e3c6e3edbe951811ff</text:p>
          </table:table-cell>
          <table:table-cell/>
        </table:table-row>
        <table:table-row table:style-name="ro1">
          <table:table-cell office:value-type="string">
            <text:p>ocfs2: calculate and reserve credits for xattr value in mknod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0e445b6fe93c723fe8093fd04ddfeb11ae2de082</text:p>
          </table:table-cell>
          <table:table-cell/>
        </table:table-row>
        <table:table-row table:style-name="ro1">
          <table:table-cell office:value-type="string">
            <text:p>ocfs2/xattr: fix credits calculation during index create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90cb546cada68bb8c2278afdb4b65c2ac11f2877</text:p>
          </table:table-cell>
          <table:table-cell/>
        </table:table-row>
        <table:table-row table:style-name="ro1">
          <table:table-cell office:value-type="string">
            <text:p>ocfs2/xattr: Always updating ctime during xattr set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4b3f6209bf9eec46fe5ebb168718fef5c443c157</text:p>
          </table:table-cell>
          <table:table-cell/>
        </table:table-row>
        <table:table-row table:style-name="ro1">
          <table:table-cell office:value-type="string">
            <text:p>ocfs2/xattr: Remove extend_trans call and add its credits from the beginning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71d548a6af36fe98c95fbd0522147f842bd5f054</text:p>
          </table:table-cell>
          <table:table-cell/>
        </table:table-row>
        <table:table-row table:style-name="ro1">
          <table:table-cell office:value-type="string">
            <text:p>ocfs2/dlm: Fix race during lockres mastery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7b791d68562e4ce5ab57cbacb10a1ad4ee33956e</text:p>
          </table:table-cell>
          <table:table-cell/>
        </table:table-row>
        <table:table-row table:style-name="ro1">
          <table:table-cell office:value-type="string">
            <text:p>ocfs2/dlm: Fix race in adding/removing lockres' to/from the tracking list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b0d4f817ba5de8adb875ace594554a96d7737710</text:p>
          </table:table-cell>
          <table:table-cell/>
        </table:table-row>
        <table:table-row table:style-name="ro1">
          <table:table-cell office:value-type="string">
            <text:p>ocfs2/dlm: Hold off sending lockres drop ref message while lockres is migrating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d4f7e650e55af6b235871126f747da88600e8040</text:p>
          </table:table-cell>
          <table:table-cell/>
        </table:table-row>
        <table:table-row table:style-name="ro1">
          <table:table-cell office:value-type="string">
            <text:p>ocfs2/dlm: Clean up errors in dlm_proxy_ast_handler()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57dff2676eb68d805883a2204faaa5339ac44e03</text:p>
          </table:table-cell>
          <table:table-cell/>
        </table:table-row>
        <table:table-row table:style-name="ro1">
          <table:table-cell office:value-type="string">
            <text:p>ocfs2/dlm: Fix a race between migrate request and exit domain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2b83256407687613e906bee93d98a25339128a4d</text:p>
          </table:table-cell>
          <table:table-cell/>
        </table:table-row>
        <table:table-row table:style-name="ro1">
          <table:table-cell office:value-type="string">
            <text:p>ocfs2: One more hamming code optimization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58896c4d0e5868360ea0693c607d5bf74f79da6b</text:p>
          </table:table-cell>
          <table:table-cell/>
        </table:table-row>
        <table:table-row table:style-name="ro1">
          <table:table-cell office:value-type="string">
            <text:p>ocfs2: Another hamming code optimization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7bb458a58588f397068e4166c615e9fcc7480c16</text:p>
          </table:table-cell>
          <table:table-cell/>
        </table:table-row>
        <table:table-row table:style-name="ro1">
          <table:table-cell office:value-type="string">
            <text:p>ocfs2: Don't hand-code xor in ocfs2_hamming_encode()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e798b3f8a920c82a8e556dd54df97f0d3d0f9144</text:p>
          </table:table-cell>
          <table:table-cell/>
        </table:table-row>
        <table:table-row table:style-name="ro1">
          <table:table-cell office:value-type="string">
            <text:p>ocfs2: Enable metadata checksums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9d28cfb73f3abccce001daf2d247b16bf20e2248</text:p>
          </table:table-cell>
          <table:table-cell/>
        </table:table-row>
        <table:table-row table:style-name="ro1">
          <table:table-cell office:value-type="string">
            <text:p>ocfs2: Validate superblock with checksum and ecc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d030cc978e9e636dc39ce9a9e8282d48698a3b30</text:p>
          </table:table-cell>
          <table:table-cell/>
        </table:table-row>
        <table:table-row table:style-name="ro1">
          <table:table-cell office:value-type="string">
            <text:p>ocfs2: Checksum and ECC for directory blocks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c175a518b4a1d514483abf61813ce5d855917164</text:p>
          </table:table-cell>
          <table:table-cell/>
        </table:table-row>
        <table:table-row table:style-name="ro1">
          <table:table-cell office:value-type="string">
            <text:p>ocfs2: Add directory block trailers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87d35a74b15ec703910a63e0667692fb5e267be0</text:p>
          </table:table-cell>
          <table:table-cell/>
        </table:table-row>
        <table:table-row table:style-name="ro1">
          <table:table-cell office:value-type="string">
            <text:p>ocfs2: Use proper journal_access function in xattr.c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84008972491ca91b240f106191519781dabb8016</text:p>
          </table:table-cell>
          <table:table-cell/>
        </table:table-row>
        <table:table-row table:style-name="ro1">
          <table:table-cell office:value-type="string">
            <text:p>ocfs2: Pass value buf to ocfs2_remove_value_outside()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4311901daabe1d0f22cfcf86c57ad450f14b4e9f</text:p>
          </table:table-cell>
          <table:table-cell/>
        </table:table-row>
        <table:table-row table:style-name="ro1">
          <table:table-cell office:value-type="string">
            <text:p>ocfs2: Use ocfs2_xattr_value_buf in ocfs2_xattr_set_entry()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512620f44df85df87348fc9a6fc54fcaa254b8d3</text:p>
          </table:table-cell>
          <table:table-cell/>
        </table:table-row>
        <table:table-row table:style-name="ro1">
          <table:table-cell office:value-type="string">
            <text:p>ocfs2: Pass value buf to ocfs2_xattr_update_entry()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0c748e95327d00e9eb19d0f34b32147ecbc02137</text:p>
          </table:table-cell>
          <table:table-cell/>
        </table:table-row>
        <table:table-row table:style-name="ro1">
          <table:table-cell office:value-type="string">
            <text:p>ocfs2: Pass ocfs2_xattr_value_buf into ocfs2_xattr_value_truncate()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b3e5d37905730dc5ddff717f55ed830caa80ea0e</text:p>
          </table:table-cell>
          <table:table-cell/>
        </table:table-row>
        <table:table-row table:style-name="ro1">
          <table:table-cell office:value-type="string">
            <text:p>ocfs2: Pull ocfs2_xattr_value_buf up into ocfs2_xattr_value_truncate()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19b801f45fa5e4840b9be3dcf1e73b08f35b04d9</text:p>
          </table:table-cell>
          <table:table-cell/>
        </table:table-row>
        <table:table-row table:style-name="ro1">
          <table:table-cell office:value-type="string">
            <text:p>ocfs2: Pull ocfs2_xattr_value_buf up from __ocfs2_remove_xattr_range()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d72cc72d57ecaf9047da51269dabd6880c1399ac</text:p>
          </table:table-cell>
          <table:table-cell/>
        </table:table-row>
        <table:table-row table:style-name="ro1">
          <table:table-cell office:value-type="string">
            <text:p>ocfs2: Create ocfs2_xattr_value_buf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2a50a743bdaab104155bd9e988d2ba3bb4177263</text:p>
          </table:table-cell>
          <table:table-cell/>
        </table:table-row>
        <table:table-row table:style-name="ro1">
          <table:table-cell office:value-type="string">
            <text:p>ocfs2: Add ecc and checksums to ocfs2 xattr buckets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4d0e214ee83185fcaa2cb97cd026d32bdc5c994a</text:p>
          </table:table-cell>
          <table:table-cell/>
        </table:table-row>
        <table:table-row table:style-name="ro1">
          <table:table-cell office:value-type="string">
            <text:p>ocfs2: Use metadata-specific ocfs2_journal_access_*() functions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13723d00e374c2a6d6ccb5af6de965e89c3e1b01</text:p>
          </table:table-cell>
          <table:table-cell/>
        </table:table-row>
        <table:table-row table:style-name="ro1">
          <table:table-cell office:value-type="string">
            <text:p>ocfs2: Wrap up the common use cases of ocfs2_new_path()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ffdd7a54631f07918b75e324d86713a08c11ec06</text:p>
          </table:table-cell>
          <table:table-cell/>
        </table:table-row>
        <table:table-row table:style-name="ro1">
          <table:table-cell office:value-type="string">
            <text:p>ocfs2: Add journal_access functions with jbd2 triggers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50655ae9e91d272d48997bada59efe166aa5e343</text:p>
          </table:table-cell>
          <table:table-cell/>
        </table:table-row>
        <table:table-row table:style-name="ro1">
          <table:table-cell office:value-type="string">
            <text:p>ocfs2: block read meta ecc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d6b32bbb3eae3fb787f1c33bf9f767ca1ddeb208</text:p>
          </table:table-cell>
          <table:table-cell/>
        </table:table-row>
        <table:table-row table:style-name="ro1">
          <table:table-cell office:value-type="string">
            <text:p>ocfs2: Add a validation hook for quota block reads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684ef278377725d505aa23259ee673dab9b11851</text:p>
          </table:table-cell>
          <table:table-cell/>
        </table:table-row>
        <table:table-row table:style-name="ro1">
          <table:table-cell office:value-type="string">
            <text:p>ocfs2: Add the underlying blockcheck code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70ad1ba7b48364d758a112df0823edc5ca6632aa</text:p>
          </table:table-cell>
          <table:table-cell/>
        </table:table-row>
        <table:table-row table:style-name="ro1">
          <table:table-cell office:value-type="string">
            <text:p>ocfs2: Add the on-disk structures for metadata checksums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ab552d54673f262d7f70014003d3928d29270f22</text:p>
          </table:table-cell>
          <table:table-cell/>
        </table:table-row>
        <table:table-row table:style-name="ro1">
          <table:table-cell table:style-name="ce1" office:value-type="string">
            <text:p>jbd2: Add buffer triggers</text:p>
          </table:table-cell>
          <table:table-cell table:style-name="ce1"/>
          <table:table-cell office:value-type="string">
            <text:p>N</text:p>
          </table:table-cell>
          <table:table-cell/>
          <table:table-cell table:style-name="ce1" office:value-type="string">
            <text:p>e06c8227fd94ec181849ba206bf032be31c4295c</text:p>
          </table:table-cell>
          <table:table-cell/>
        </table:table-row>
        <table:table-row table:style-name="ro1">
          <table:table-cell office:value-type="string">
            <text:p>ocfs2/quota: Add QUOTA in mlog_attribute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754938c142ae0c28360426c43f965ddc5164b21e</text:p>
          </table:table-cell>
          <table:table-cell/>
        </table:table-row>
        <table:table-row table:style-name="ro1">
          <table:table-cell office:value-type="string">
            <text:p>ocfs2: Pass xs-&gt;bucket into ocfs2_add_new_xattr_bucket()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91f2033fa997aa92607470ed1ef90685b9d77a8c</text:p>
          </table:table-cell>
          <table:table-cell/>
        </table:table-row>
        <table:table-row table:style-name="ro1">
          <table:table-cell office:value-type="string">
            <text:p>ocfs2: Move buckets up into ocfs2_add_new_xattr_bucket()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ed29c0ca14871021fc8aced74650648dcb2c6e81</text:p>
          </table:table-cell>
          <table:table-cell/>
        </table:table-row>
        <table:table-row table:style-name="ro1">
          <table:table-cell office:value-type="string">
            <text:p>ocfs2: Move buckets up into ocfs2_add_new_xattr_cluster()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012ee910876e251621705e8dea7c353fd4914e19</text:p>
          </table:table-cell>
          <table:table-cell/>
        </table:table-row>
        <table:table-row table:style-name="ro1">
          <table:table-cell office:value-type="string">
            <text:p>ocfs2: Pass buckets into ocfs2_mv_xattr_bucket_cross_cluster()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41cb814866110b6e35dad7569ecf96163c3bb824</text:p>
          </table:table-cell>
          <table:table-cell/>
        </table:table-row>
        <table:table-row table:style-name="ro1">
          <table:table-cell office:value-type="string">
            <text:p>ocfs2: Start using buckets in ocfs2_adjust_xattr_cross_cluster()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92cf3adf48097b7561a3c83f800ed3b2b25b18d4</text:p>
          </table:table-cell>
          <table:table-cell/>
        </table:table-row>
        <table:table-row table:style-name="ro1">
          <table:table-cell office:value-type="string">
            <text:p>ocfs2: Use ocfs2_mv_xattr_buckets() in ocfs2_mv_xattr_bucket_cross_cluster()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c58b6032f93358871361a92d7743dbc85d27084e</text:p>
          </table:table-cell>
          <table:table-cell/>
        </table:table-row>
        <table:table-row table:style-name="ro1">
          <table:table-cell office:value-type="string">
            <text:p>ocfs2: ocfs2_mv_xattr_buckets() can handle a partial cluster now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54ecb6b6df54bf72befb359b21f3759b2952f9d9</text:p>
          </table:table-cell>
          <table:table-cell/>
        </table:table-row>
        <table:table-row table:style-name="ro1">
          <table:table-cell office:value-type="string">
            <text:p>ocfs2: Rename ocfs2_cp_xattr_cluster() to ocfs2_mv_xattr_buckets()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874d65af1c8b8f6456a934701e6828d3017be029</text:p>
          </table:table-cell>
          <table:table-cell/>
        </table:table-row>
        <table:table-row table:style-name="ro1">
          <table:table-cell office:value-type="string">
            <text:p>ocfs2: Use ocfs2_cp_xattr_bucket() in ocfs2_mv_xattr_bucket_cross_cluster()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b5c03e746959bb005b987e9d8511df46680c3daa</text:p>
          </table:table-cell>
          <table:table-cell/>
        </table:table-row>
        <table:table-row table:style-name="ro1">
          <table:table-cell office:value-type="string">
            <text:p>ocfs2: Explain t_is_new in ocfs2_cp_xattr_cluster()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2b656c1d6fc5ba7791a360766780a212faed5705</text:p>
          </table:table-cell>
          <table:table-cell/>
        </table:table-row>
        <table:table-row table:style-name="ro1">
          <table:table-cell office:value-type="string">
            <text:p>ocfs2: Dirty the entire first bucket in ocfs2_cp_xattr_cluster()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15d609293d1954465a4788b9b182214323c6a2a1</text:p>
          </table:table-cell>
          <table:table-cell/>
        </table:table-row>
        <table:table-row table:style-name="ro1">
          <table:table-cell office:value-type="string">
            <text:p>ocfs2: Dirty the entire first bucket in ocfs2_extend_xattr_bucket()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92de109ade7999084fb0bfcc65d603252504e0d0</text:p>
          </table:table-cell>
          <table:table-cell/>
        </table:table-row>
        <table:table-row table:style-name="ro1">
          <table:table-cell office:value-type="string">
            <text:p>ocfs2: Narrow the transaction for deleting xattrs from a bucket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88c3b0622acf82c7c86fbc066e81e15edc7c1685</text:p>
          </table:table-cell>
          <table:table-cell/>
        </table:table-row>
        <table:table-row table:style-name="ro1">
          <table:table-cell office:value-type="string">
            <text:p>ocfs2: Dirty the entire bucket in ocfs2_bucket_value_truncate()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548b0f22bb7497ba76f91627b99f9fed53a91704</text:p>
          </table:table-cell>
          <table:table-cell/>
        </table:table-row>
        <table:table-row table:style-name="ro1">
          <table:table-cell office:value-type="string">
            <text:p>ocfs2/quota: sparse fixes for quota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df32b3343aa11e0c7f54783594b24321d17d376f</text:p>
          </table:table-cell>
          <table:table-cell/>
        </table:table-row>
        <table:table-row table:style-name="ro1">
          <table:table-cell office:value-type="string">
            <text:p>ocfs2: fix indendation in ocfs2_dquot_drop_slow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e35ff98f7c37b7bc901b4b90a66a0287565e456c</text:p>
          </table:table-cell>
          <table:table-cell/>
        </table:table-row>
        <table:table-row table:style-name="ro1">
          <table:table-cell office:value-type="string">
            <text:p>ocfs2: Fix build warnings (64-bit types vs long long)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9a2f3866c825c67c3a5806799cdc93fb7517f0c4</text:p>
          </table:table-cell>
          <table:table-cell/>
        </table:table-row>
        <table:table-row table:style-name="ro1">
          <table:table-cell office:value-type="string">
            <text:p>ocfs2: Make ocfs2_get_quota_block() consistent with ocfs2_read_quota_block()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53a3604610e92a5344cf8003c19975583e71a598</text:p>
          </table:table-cell>
          <table:table-cell/>
        </table:table-row>
        <table:table-row table:style-name="ro1">
          <table:table-cell office:value-type="string">
            <text:p>ocfs2: Fix oops when extending quota files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af09e51b6810d3408db1c0e956b3b0687b0e3723</text:p>
          </table:table-cell>
          <table:table-cell/>
        </table:table-row>
        <table:table-row table:style-name="ro1">
          <table:table-cell office:value-type="string">
            <text:p>ocfs2: Fix ocfs2_read_quota_block() error handling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85eb8b73d66530bb7b931789ae7a5ec9744eed34</text:p>
          </table:table-cell>
          <table:table-cell/>
        </table:table-row>
        <table:table-row table:style-name="ro1">
          <table:table-cell office:value-type="string">
            <text:p>ocfs2: Add missing initialization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57a09a7b3d9445a17c78d544f1e49d4d7d61705a</text:p>
          </table:table-cell>
          <table:table-cell/>
        </table:table-row>
        <table:table-row table:style-name="ro1">
          <table:table-cell office:value-type="string">
            <text:p>ocfs2: Use BH_JBDPrivateStart instead of BH_Unshadow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b86c86fa1feb50221dc16071ae5b8a4acf3bd32c</text:p>
          </table:table-cell>
          <table:table-cell/>
        </table:table-row>
        <table:table-row table:style-name="ro1">
          <table:table-cell office:value-type="string">
            <text:p>ocfs2: Enable quota accounting on mount, disable on umount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19ece546a418997226bd91552fbc41abcb05cea6</text:p>
          </table:table-cell>
          <table:table-cell/>
        </table:table-row>
        <table:table-row table:style-name="ro1">
          <table:table-cell office:value-type="string">
            <text:p>ocfs2: Implement quota recovery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2205363dce7447b8e85f1ead14387664c1a98753</text:p>
          </table:table-cell>
          <table:table-cell/>
        </table:table-row>
        <table:table-row table:style-name="ro1">
          <table:table-cell office:value-type="string">
            <text:p>ocfs2: Periodic quota syncing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171bf93ce11f4c9929fdce6ce63df8da2f3c4475</text:p>
          </table:table-cell>
          <table:table-cell/>
        </table:table-row>
        <table:table-row table:style-name="ro1">
          <table:table-cell office:value-type="string">
            <text:p>ocfs2: Add quota calls for allocation and freeing of inodes and space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a90714c150e3ce677c57a9dac3ab1ec342c75a95</text:p>
          </table:table-cell>
          <table:table-cell/>
        </table:table-row>
        <table:table-row table:style-name="ro1">
          <table:table-cell office:value-type="string">
            <text:p>ocfs2: Implementation of local and global quota file handling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9e33d69f553aaf11377307e8d6f82deb3385e351</text:p>
          </table:table-cell>
          <table:table-cell/>
        </table:table-row>
        <table:table-row table:style-name="ro1">
          <table:table-cell office:value-type="string">
            <text:p>ocfs2: Mark system files as not subject to quota accounting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bbbd0eb34bf801dee01e345785959a75258f6567</text:p>
          </table:table-cell>
          <table:table-cell/>
        </table:table-row>
        <table:table-row table:style-name="ro1">
          <table:table-cell office:value-type="string">
            <text:p>ocfs2: Assign feature bits and system inodes to quota feature and quota files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1a224ad11eeb190da4a123e156601aad1bb67f24</text:p>
          </table:table-cell>
          <table:table-cell/>
        </table:table-row>
        <table:table-row table:style-name="ro1">
          <table:table-cell office:value-type="string">
            <text:p>ocfs2: Support nested transactions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90e86a63eadf1a3b2f19b68d82150dc63fe01443</text:p>
          </table:table-cell>
          <table:table-cell/>
        </table:table-row>
        <table:table-row table:style-name="ro1">
          <table:table-cell office:value-type="string">
            <text:p>ocfs2/xattr: Restore not_found in xis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9f868f16e40e9ad8e39aebff94a4be0d96520734</text:p>
          </table:table-cell>
          <table:table-cell/>
        </table:table-row>
        <table:table-row table:style-name="ro1">
          <table:table-cell office:value-type="string">
            <text:p>ocfs2/xattr: Fix a bug in xattr allocation estimation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97aff52ae13d3c11a074bbbfc80ad0b59cb8cdeb</text:p>
          </table:table-cell>
          <table:table-cell/>
        </table:table-row>
        <table:table-row table:style-name="ro1">
          <table:table-cell office:value-type="string">
            <text:p>ocfs2: Remove JBD compatibility layer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53ef99cad9878f02f27bb30bc304fc42af8bdd6e</text:p>
          </table:table-cell>
          <table:table-cell/>
        </table:table-row>
        <table:table-row table:style-name="ro1">
          <table:table-cell office:value-type="string">
            <text:p>ocfs2: Convert ocfs2_read_dir_block() to ocfs2_read_virt_blocks()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511308d90b53479b194cd067715f44dc99d39b08</text:p>
          </table:table-cell>
          <table:table-cell/>
        </table:table-row>
        <table:table-row table:style-name="ro1">
          <table:table-cell office:value-type="string">
            <text:p>ocfs2: Wrap virtual block reads in ocfs2_read_virt_blocks()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a8549fb5abb2b372e46d5de0d23ff8b24f4a61af</text:p>
          </table:table-cell>
          <table:table-cell/>
        </table:table-row>
        <table:table-row table:style-name="ro1">
          <table:table-cell office:value-type="string">
            <text:p>ocfs2: Validate metadata only when it's read from disk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970e4936d7d15f35d00fd15a14f5343ba78b2fc8</text:p>
          </table:table-cell>
          <table:table-cell/>
        </table:table-row>
        <table:table-row table:style-name="ro1">
          <table:table-cell office:value-type="string">
            <text:p>ocfs2: Wrap xattr block reads in a dedicated function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4ae1d69bedc8d174cb8a558694607e013157cde1</text:p>
          </table:table-cell>
          <table:table-cell/>
        </table:table-row>
        <table:table-row table:style-name="ro1">
          <table:table-cell office:value-type="string">
            <text:p>ocfs2: Wrap dirblock reads in a dedicated function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a22305cc693254a2aa651e797875669112ef8635</text:p>
          </table:table-cell>
          <table:table-cell/>
        </table:table-row>
        <table:table-row table:style-name="ro1">
          <table:table-cell office:value-type="string">
            <text:p>ocfs2: Wrap extent block reads in a dedicated function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5e96581a377fc6bd76e9b112da9aeb8a7ae8bf22</text:p>
          </table:table-cell>
          <table:table-cell/>
        </table:table-row>
        <table:table-row table:style-name="ro1">
          <table:table-cell office:value-type="string">
            <text:p>ocfs2: Morph the haphazard OCFS2_IS_VALID_GROUP_DESC() checks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4203530613280281868b3ca36c817530bca3825c</text:p>
          </table:table-cell>
          <table:table-cell/>
        </table:table-row>
        <table:table-row table:style-name="ro1">
          <table:table-cell office:value-type="string">
            <text:p>ocfs2: Wrap group descriptor reads in a dedicated function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68f64d471be38631d7196b938d9809802dd467fa</text:p>
          </table:table-cell>
          <table:table-cell/>
        </table:table-row>
        <table:table-row table:style-name="ro1">
          <table:table-cell office:value-type="string">
            <text:p>ocfs2: Consolidate validation of group descriptors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57e3e7971136003c96766346049aa73b82cab079</text:p>
          </table:table-cell>
          <table:table-cell/>
        </table:table-row>
        <table:table-row table:style-name="ro1">
          <table:table-cell office:value-type="string">
            <text:p>ocfs2: Morph the haphazard OCFS2_IS_VALID_DINODE() checks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10995aa2451afa20b721cc7de856cae1a13dba57</text:p>
          </table:table-cell>
          <table:table-cell/>
        </table:table-row>
        <table:table-row table:style-name="ro1">
          <table:table-cell office:value-type="string">
            <text:p>ocfs2: Wrap inode block reads in a dedicated function.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b657c95c11088d77fc1bfc9c84d940f778bf9d12</text:p>
          </table:table-cell>
          <table:table-cell/>
        </table:table-row>
        <table:table-row table:style-name="ro1">
          <table:table-cell office:value-type="string">
            <text:p>ocfs2-really-add-ACL-Kconfig.patch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: add mount option and Kconfig option for acl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a68979b857283daf4acc405e476dcc8812a3ff2b</text:p>
          </table:table-cell>
          <table:table-cell/>
        </table:table-row>
        <table:table-row table:style-name="ro1">
          <table:table-cell office:value-type="string">
            <text:p>ocfs2: add ocfs2_init_acl in mknod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89c38bd0ade3c567707ed8fce088b253b0369c50</text:p>
          </table:table-cell>
          <table:table-cell/>
        </table:table-row>
        <table:table-row table:style-name="ro1">
          <table:table-cell office:value-type="string">
            <text:p>ocfs2: add ocfs2_acl_chmod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060bc66dd5017460076d9e808e2198cd532c943d</text:p>
          </table:table-cell>
          <table:table-cell/>
        </table:table-row>
        <table:table-row table:style-name="ro1">
          <table:table-cell office:value-type="string">
            <text:p>ocfs2: add ocfs2_check_acl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23fc2702bea686569281708ad519b41a11d0a2f4</text:p>
          </table:table-cell>
          <table:table-cell/>
        </table:table-row>
        <table:table-row table:style-name="ro1">
          <table:table-cell office:value-type="string">
            <text:p>ocfs2: add POSIX ACL API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929fb014e041c6572c5e8c3686f1e32742b5b953</text:p>
          </table:table-cell>
          <table:table-cell/>
        </table:table-row>
        <table:table-row table:style-name="ro1">
          <table:table-cell office:value-type="string">
            <text:p>ocfs2: add ocfs2_xattr_get_nolock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4e3e9d027f63488e676bf7700ec515a192e54f69</text:p>
          </table:table-cell>
          <table:table-cell/>
        </table:table-row>
        <table:table-row table:style-name="ro1">
          <table:table-cell office:value-type="string">
            <text:p>ocfs2: add ocfs2_init_security in during file create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534eadddc1de8754a227202c0e747af4973f82ce</text:p>
          </table:table-cell>
          <table:table-cell/>
        </table:table-row>
        <table:table-row table:style-name="ro1">
          <table:table-cell office:value-type="string">
            <text:p>ocfs2: add security xattr API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923f7f3102b80403152e05aee3d55ecfce240440</text:p>
          </table:table-cell>
          <table:table-cell/>
        </table:table-row>
        <table:table-row table:style-name="ro1">
          <table:table-cell office:value-type="string">
            <text:p>ocfs2: add ocfs2_xattr_set_handle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6c3faba4421e230d77a181c260972229c542dec9</text:p>
          </table:table-cell>
          <table:table-cell/>
        </table:table-row>
        <table:table-row table:style-name="ro1">
          <table:table-cell office:value-type="string">
            <text:p>ocfs2: move new inode allocation out of the transaction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f5d362022a947e84b0a3dd656d09c6b2322e234f</text:p>
          </table:table-cell>
          <table:table-cell/>
        </table:table-row>
        <table:table-row table:style-name="ro1">
          <table:table-cell office:value-type="string">
            <text:p>ocfs2: turn __ocfs2_remove_inode_range() into ocfs2_remove_btree_range()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fecc01126d7a244b7e9b563c80663ffdca35343b</text:p>
          </table:table-cell>
          <table:table-cell/>
        </table:table-row>
        <table:table-row table:style-name="ro1">
          <table:table-cell office:value-type="string">
            <text:p>ocfs2/xattr: Merge xattr set transaction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85db90e77806d48a19fda77dabe8897d369a1710</text:p>
          </table:table-cell>
          <table:table-cell/>
        </table:table-row>
        <table:table-row table:style-name="ro1">
          <table:table-cell office:value-type="string">
            <text:p>ocfs2/xattr: Reserve meta/data at the beginning of ocfs2_xattr_set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78f30c314a74b9dc5d7368d96fe4be883d9a3a04</text:p>
          </table:table-cell>
          <table:table-cell/>
        </table:table-row>
        <table:table-row table:style-name="ro1">
          <table:table-cell office:value-type="string">
            <text:p>ocfs2/xattr: Move clusters free into dealloc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c73f60f900ddf73ec4ea2a143829ab97242c4e8c</text:p>
          </table:table-cell>
          <table:table-cell/>
        </table:table-row>
        <table:table-row table:style-name="ro1">
          <table:table-cell office:value-type="string">
            <text:p>ocfs2: Add clusters free in dealloc_ctxt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2891d290aa6eee0821f7e4ad0b1c4ae4d964b0f1</text:p>
          </table:table-cell>
          <table:table-cell/>
        </table:table-row>
        <table:table-row table:style-name="ro1">
          <table:table-cell office:value-type="string">
            <text:p>ocfs2/xattr: Only extend xattr bucket in need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976331d8789d4d84a11b45b87c520ade83715343</text:p>
          </table:table-cell>
          <table:table-cell/>
        </table:table-row>
        <table:table-row table:style-name="ro1">
          <table:table-cell office:value-type="string">
            <text:p>ocfs2/xattr: Only set buffer update if it doesn't exist in cache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757055adc5d41b910bdead925060f077dd2d9169</text:p>
          </table:table-cell>
          <table:table-cell/>
        </table:table-row>
        <table:table-row table:style-name="ro1">
          <table:table-cell office:value-type="string">
            <text:p>ocfs2/xattr: Remove additional bucket allocation in bucket defragment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1c32a2fd46ddc01bd86bff56a8f5d98c815750f4</text:p>
          </table:table-cell>
          <table:table-cell/>
        </table:table-row>
        <table:table-row table:style-name="ro1">
          <table:table-cell office:value-type="string">
            <text:p>ocfs2: Use buckets in ocfs2_xattr_set_entry_in_bucket()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02dbf38d19c19016f558fe0dc0c44f8041d3eb8e</text:p>
          </table:table-cell>
          <table:table-cell/>
        </table:table-row>
        <table:table-row table:style-name="ro1">
          <table:table-cell office:value-type="string">
            <text:p>ocfs2: Use buckets in ocfs2_defrag_xattr_bucket()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161d6f30f18c4a7e2b24705b6690cce3ff276eb9</text:p>
          </table:table-cell>
          <table:table-cell/>
        </table:table-row>
        <table:table-row table:style-name="ro1">
          <table:table-cell office:value-type="string">
            <text:p>ocfs2: Use buckets in ocfs2_xattr_create_index_block()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178eeac354ea28828d5e94a3a7b51368c171d6a5</text:p>
          </table:table-cell>
          <table:table-cell/>
        </table:table-row>
        <table:table-row table:style-name="ro1">
          <table:table-cell office:value-type="string">
            <text:p>ocfs2: Use buckets in ocfs2_xattr_bucket_find()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e2356a3f02cfdbce735465a2b40b6dc72a764c26</text:p>
          </table:table-cell>
          <table:table-cell/>
        </table:table-row>
        <table:table-row table:style-name="ro1">
          <table:table-cell office:value-type="string">
            <text:p>ocfs2: Take ocfs2_xattr_bucket structures off of the stack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ba937127596ec2c61437006741f7d29999284de4</text:p>
          </table:table-cell>
          <table:table-cell/>
        </table:table-row>
        <table:table-row table:style-name="ro1">
          <table:table-cell office:value-type="string">
            <text:p>ocfs2: Copy xattr buckets with a dedicated function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4980c6daba967124ed6420032960abd2b48412e2</text:p>
          </table:table-cell>
          <table:table-cell/>
        </table:table-row>
        <table:table-row table:style-name="ro1">
          <table:table-cell office:value-type="string">
            <text:p>ocfs2: Wrap journal_access/journal_dirty for xattr buckets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1224be020f62ada3e19822feeac3840abf80de3e</text:p>
          </table:table-cell>
          <table:table-cell/>
        </table:table-row>
        <table:table-row table:style-name="ro1">
          <table:table-cell office:value-type="string">
            <text:p>ocfs2: Improve ocfs2_read_xattr_bucket()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784b816a9198dc3782c97cde8ddcf52fecdf1797</text:p>
          </table:table-cell>
          <table:table-cell/>
        </table:table-row>
        <table:table-row table:style-name="ro1">
          <table:table-cell office:value-type="string">
            <text:p>ocfs2: Provide a wrapper to brelse() xattr bucket buffers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6dde41d9e7ba62f84cd7e91c0e993500af32ceb6</text:p>
          </table:table-cell>
          <table:table-cell/>
        </table:table-row>
        <table:table-row table:style-name="ro1">
          <table:table-cell office:value-type="string">
            <text:p>ocfs2: Convenient access to an xattr bucket's header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3e6329463e3a5c311e1d607ff3db735a18b6d67a</text:p>
          </table:table-cell>
          <table:table-cell/>
        </table:table-row>
        <table:table-row table:style-name="ro1">
          <table:table-cell office:value-type="string">
            <text:p>ocfs2: Convenient access to xattr bucket data blocks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51def39f0cabd46131c7c4df08751cb0cb9433d1</text:p>
          </table:table-cell>
          <table:table-cell/>
        </table:table-row>
        <table:table-row table:style-name="ro1">
          <table:table-cell office:value-type="string">
            <text:p>ocfs2: Convenient access to an xattr bucket's block number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9c7759aa670918a48f0c6e06779cd20f2781a2ac</text:p>
          </table:table-cell>
          <table:table-cell/>
        </table:table-row>
        <table:table-row table:style-name="ro1">
          <table:table-cell office:value-type="string">
            <text:p>ocfs2: Field prefixes for the xattr_bucket structure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4ac6032d6c92f0ac65cf5bc56b68557b3f099b66</text:p>
          </table:table-cell>
          <table:table-cell/>
        </table:table-row>
        <table:table-row table:style-name="ro1">
          <table:table-cell office:value-type="string">
            <text:p>ocfs2: Add JBD2 compat feature bit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a97721894a6dc0f9ebfe1dbaa4bb112eaf399273</text:p>
          </table:table-cell>
          <table:table-cell/>
        </table:table-row>
        <table:table-row table:style-name="ro1">
          <table:table-cell office:value-type="string">
            <text:p>ocfs2: Always update xattr search when creating bucket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83099bc647688d816c2f7fac8e51921bdfe8db73</text:p>
          </table:table-cell>
          <table:table-cell/>
        </table:table-row>
        <table:table-row table:style-name="ro1">
          <table:table-cell office:value-type="string">
            <text:p>ocfs2: fix regression in ocfs2_read_blocks_sync()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d6b58f89f7257c8099c2260e2bea042a917d6cdf</text:p>
          </table:table-cell>
          <table:table-cell/>
        </table:table-row>
        <table:table-row table:style-name="ro1">
          <table:table-cell office:value-type="string">
            <text:p>ocfs2: fix return value set in init_dlmfs_fs()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07d9a3954a68764aefe16855bcd0f86deeb5c825</text:p>
          </table:table-cell>
          <table:table-cell/>
        </table:table-row>
        <table:table-row table:style-name="ro1">
          <table:table-cell table:style-name="ce1" office:value-type="string">
            <text:p>ocfs2: Small documentation update</text:p>
          </table:table-cell>
          <table:table-cell table:style-name="ce1"/>
          <table:table-cell office:value-type="string">
            <text:p>N</text:p>
          </table:table-cell>
          <table:table-cell office:value-type="string">
            <text:p>Should add</text:p>
          </table:table-cell>
          <table:table-cell table:style-name="ce1" office:value-type="string">
            <text:p>a2eee69b814854095ed835a6eb64b8efc220cd6a</text:p>
          </table:table-cell>
          <table:table-cell/>
        </table:table-row>
        <table:table-row table:style-name="ro1">
          <table:table-cell office:value-type="string">
            <text:p>ocfs2: fix wake_up in unlock_ast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07f9eebcdfaeefc8f807fa1bcce1d7c3ae6661b1</text:p>
          </table:table-cell>
          <table:table-cell/>
        </table:table-row>
        <table:table-row table:style-name="ro1">
          <table:table-cell office:value-type="string">
            <text:p>ocfs2: initialize stack_user lvbptr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66f502a416f18cd36179290746aa53736c6b2828</text:p>
          </table:table-cell>
          <table:table-cell/>
        </table:table-row>
        <table:table-row table:style-name="ro1">
          <table:table-cell office:value-type="string">
            <text:p>ocfs2: comments typo fix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3b5da0189c93160e44b878d2c72e9552d642497c</text:p>
          </table:table-cell>
          <table:table-cell/>
        </table:table-row>
        <table:table-row table:style-name="ro1">
          <table:table-cell office:value-type="string">
            <text:p>CRED: Wrap task credential accesses in the OCFS2 filesystem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b19c2a3b839b9dfb3f258e8943dc3784ae20c7b0</text:p>
          </table:table-cell>
          <table:table-cell/>
        </table:table-row>
        <table:table-row table:style-name="ro1">
          <table:table-cell office:value-type="string">
            <text:p>ocfs2: Check search result in ocfs2_xattr_block_get()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6c1e183e12dbd78a897a859f13220406296fee31</text:p>
          </table:table-cell>
          <table:table-cell/>
        </table:table-row>
        <table:table-row table:style-name="ro1">
          <table:table-cell office:value-type="string">
            <text:p>ocfs2: fix printk related build warnings in xattr.c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de29c08528bae45e3fa1171d190f1340e37e0f70</text:p>
          </table:table-cell>
          <table:table-cell/>
        </table:table-row>
        <table:table-row table:style-name="ro1">
          <table:table-cell office:value-type="string">
            <text:p>ocfs2: truncate outstanding block after direct io failure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c435400140d24fbcb3da6b1e006be831f9056cb6</text:p>
          </table:table-cell>
          <table:table-cell/>
        </table:table-row>
        <table:table-row table:style-name="ro1">
          <table:table-cell office:value-type="string">
            <text:p>ocfs2/xattr: Proper hash collision handle in bucket division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80bcaf3469b8aefd316d4ceb27d9af7cfbb0b913</text:p>
          </table:table-cell>
          <table:table-cell/>
        </table:table-row>
        <table:table-row table:style-name="ro1">
          <table:table-cell office:value-type="string">
            <text:p>ocfs2: return 0 in page_mkwrite to let VFS retry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4c1bbf1ba631d7db61ce3462349a3f5d14ae3009</text:p>
          </table:table-cell>
          <table:table-cell/>
        </table:table-row>
        <table:table-row table:style-name="ro1">
          <table:table-cell office:value-type="string">
            <text:p>ocfs2: Set journal descriptor to NULL after journal shutdown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ae0dff683076b2798763288c7ac2f09a18c4a998</text:p>
          </table:table-cell>
          <table:table-cell/>
        </table:table-row>
        <table:table-row table:style-name="ro1">
          <table:table-cell office:value-type="string">
            <text:p>ocfs2: Fix check of return value of ocfs2_start_trans() in xattr.c.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d32647993c211901fc4819ef3327f62d1859241b</text:p>
          </table:table-cell>
          <table:table-cell/>
        </table:table-row>
        <table:table-row table:style-name="ro1">
          <table:table-cell office:value-type="string">
            <text:p>ocfs2-more_start_tran_fixes.patch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: Let inode be really deleted when ocfs2_mknod_locked() fails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b99835c1684918b9975851d71455c5c007d1715b</text:p>
          </table:table-cell>
          <table:table-cell/>
        </table:table-row>
        <table:table-row table:style-name="ro1">
          <table:table-cell office:value-type="string">
            <text:p>ocfs2: Fix checking of return value of new_inode()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87cfa004321c62aec681713ea48e0b846336d9f4</text:p>
          </table:table-cell>
          <table:table-cell/>
        </table:table-row>
        <table:table-row table:style-name="ro1">
          <table:table-cell office:value-type="string">
            <text:p>ocfs2: Fix check of return value of ocfs2_start_trans()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fa38e92cb34e27e60d0faf1035934eb9b44aa1d4</text:p>
          </table:table-cell>
          <table:table-cell/>
        </table:table-row>
        <table:table-row table:style-name="ro1">
          <table:table-cell office:value-type="string">
            <text:p>ocfs2: Fix some typos in xattr annotations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8573f79d30077875e2b6e83849b5245bfbb08685</text:p>
          </table:table-cell>
          <table:table-cell/>
        </table:table-row>
        <table:table-row table:style-name="ro1">
          <table:table-cell office:value-type="string">
            <text:p>ocfs2: Remove unused ocfs2_restore_xattr_block()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63fd77573723841d5d44a79471258f1b261f4482</text:p>
          </table:table-cell>
          <table:table-cell/>
        </table:table-row>
        <table:table-row table:style-name="ro1">
          <table:table-cell office:value-type="string">
            <text:p>ocfs2: Don't repeat ocfs2_xattr_block_find()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54f443f4e7265a1333886dbace31cb6eb1991c72</text:p>
          </table:table-cell>
          <table:table-cell/>
        </table:table-row>
        <table:table-row table:style-name="ro1">
          <table:table-cell office:value-type="string">
            <text:p>ocfs2: Specify appropriate journal access for new xattr buckets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eb6ff2397d1fdfc6a7629c99896338e5b5c508e5</text:p>
          </table:table-cell>
          <table:table-cell/>
        </table:table-row>
        <table:table-row table:style-name="ro1">
          <table:table-cell office:value-type="string">
            <text:p>ocfs2: Check errors from ocfs2_xattr_update_xattr_search()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bd60bd37ade4321ecce4ed4442f68c88febd76d5</text:p>
          </table:table-cell>
          <table:table-cell/>
        </table:table-row>
        <table:table-row table:style-name="ro1">
          <table:table-cell office:value-type="string">
            <text:p>ocfs2: Don't return -EFAULT from a corrupt xattr entry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b37c4d84e9d16fd5b6f31197f02ea0a112fc9e99</text:p>
          </table:table-cell>
          <table:table-cell/>
        </table:table-row>
        <table:table-row table:style-name="ro1">
          <table:table-cell office:value-type="string">
            <text:p>ocfs2: Check xattr block signatures properly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f6087fb799e097e7c9d912daa75701de9d62dc53</text:p>
          </table:table-cell>
          <table:table-cell/>
        </table:table-row>
        <table:table-row table:style-name="ro1">
          <table:table-cell office:value-type="string">
            <text:p>ocfs2: add handler_map array bounds checking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c988fd045f1195e62c0970384903ab9da26a9359</text:p>
          </table:table-cell>
          <table:table-cell/>
        </table:table-row>
        <table:table-row table:style-name="ro1">
          <table:table-cell office:value-type="string">
            <text:p>ocfs2: remove duplicate definition in xattr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ceb1eba3dc2ad94b25764785ff7d2082c6094115</text:p>
          </table:table-cell>
          <table:table-cell/>
        </table:table-row>
        <table:table-row table:style-name="ro1">
          <table:table-cell office:value-type="string">
            <text:p>ocfs2: fix function declaration and definition in xattr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0030e001505d2d1503c083c917a747c033eaf8cd</text:p>
          </table:table-cell>
          <table:table-cell/>
        </table:table-row>
        <table:table-row table:style-name="ro1">
          <table:table-cell office:value-type="string">
            <text:p>ocfs2: fix license in xattr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c3cb6827353102fee62f3b9401a03ee29b297e5b</text:p>
          </table:table-cell>
          <table:table-cell/>
        </table:table-row>
        <table:table-row table:style-name="ro1">
          <table:table-cell office:value-type="string">
            <text:p>fs: replace NIPQUAD()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be859405487324ed548f1ba11dc949b8230ab991</text:p>
          </table:table-cell>
          <table:table-cell/>
        </table:table-row>
        <table:table-row table:style-name="ro1">
          <table:table-cell office:value-type="string">
            <text:p>fs: remove prepare_write/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4e02ed4b4a2fae34aae766a5bb93ae235f60adb8</text:p>
          </table:table-cell>
          <table:table-cell/>
        </table:table-row>
        <table:table-row table:style-name="ro1">
          <table:table-cell office:value-type="string">
            <text:p>[PATCH] switch all filesystems over to d_obtain_alias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440037287c5ebb07033ab927ca16bb68c291d309</text:p>
          </table:table-cell>
          <table:table-cell/>
        </table:table-row>
        <table:table-row table:style-name="ro1">
          <table:table-cell office:value-type="string">
            <text:p>[PATCH] sanitize blkdev_get() and friends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572c48921574dbe6dceb958cf965aa962baefde4</text:p>
          </table:table-cell>
          <table:table-cell/>
        </table:table-row>
        <table:table-row table:style-name="ro1">
          <table:table-cell office:value-type="string">
            <text:p>[PATCH] pass fmode_t to blkdev_put()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9a1c3542768b5a58e45a9216921cd10a3bae1205</text:p>
          </table:table-cell>
          <table:table-cell/>
        </table:table-row>
        <table:table-row table:style-name="ro1">
          <table:table-cell office:value-type="string">
            <text:p>ocfs2-remove-prepare_write-commit_write.patch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-remove-undefined-xattr-handlers.patch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: fix build error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1efd47f87317030cb7e37821b8562a8162c1223f</text:p>
          </table:table-cell>
          <table:table-cell/>
        </table:table-row>
        <table:table-row table:style-name="ro1">
          <table:table-cell office:value-type="string">
            <text:p>ocfs2: Make cached block reads the common case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d4a8c93c8248534bdedb07f83c9aebd6f7d1d579</text:p>
          </table:table-cell>
          <table:table-cell/>
        </table:table-row>
        <table:table-row table:style-name="ro1">
          <table:table-cell office:value-type="string">
            <text:p>ocfs2: Kill the last naked wait_on_buffer() for cached reads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5e0b3dec0107540244ba343f983ef4f972db20de</text:p>
          </table:table-cell>
          <table:table-cell/>
        </table:table-row>
        <table:table-row table:style-name="ro1">
          <table:table-cell office:value-type="string">
            <text:p>ocfs2: Move ocfs2_bread() into dir.c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07446dc72cffcc6e2672d0e54061dcd1858725ba</text:p>
          </table:table-cell>
          <table:table-cell/>
        </table:table-row>
        <table:table-row table:style-name="ro1">
          <table:table-cell office:value-type="string">
            <text:p>ocfs2: Simplify ocfs2_read_block()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0fcaa56a2a020dd6f90c202b7084e6f4cbedb6c2</text:p>
          </table:table-cell>
          <table:table-cell/>
        </table:table-row>
        <table:table-row table:style-name="ro1">
          <table:table-cell office:value-type="string">
            <text:p>ocfs2: Require an inode for ocfs2_read_block(s)().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31d33073ca38603dea705dae45e094a64ca062d6</text:p>
          </table:table-cell>
          <table:table-cell/>
        </table:table-row>
        <table:table-row table:style-name="ro1">
          <table:table-cell office:value-type="string">
            <text:p>ocfs2: Separate out sync reads from ocfs2_read_blocks()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da1e90985a0e767e44397c9db0937e236033fa58</text:p>
          </table:table-cell>
          <table:table-cell/>
        </table:table-row>
        <table:table-row table:style-name="ro1">
          <table:table-cell office:value-type="string">
            <text:p>ocfs2: Refactor xattr list and remove ocfs2_xattr_handler().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936b8834366ec05f2a6993f73afd8348cac9718e</text:p>
          </table:table-cell>
          <table:table-cell/>
        </table:table-row>
        <table:table-row table:style-name="ro1">
          <table:table-cell office:value-type="string">
            <text:p>ocfs2: Calculate EA hash only by its suffix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2057e5c6780d86939a199031cdbafb81e6f88aac</text:p>
          </table:table-cell>
          <table:table-cell/>
        </table:table-row>
        <table:table-row table:style-name="ro1">
          <table:table-cell office:value-type="string">
            <text:p>ocfs2: Move trusted and user attribute support into xattr.c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99219aea68b5bff4f182858372b43181ad3bdb34</text:p>
          </table:table-cell>
          <table:table-cell/>
        </table:table-row>
        <table:table-row table:style-name="ro1">
          <table:table-cell office:value-type="string">
            <text:p>ocfs2: Uninline ocfs2_xattr_name_hash()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40daa16a3441abe822bfcc748150116a77aee2ea</text:p>
          </table:table-cell>
          <table:table-cell/>
        </table:table-row>
        <table:table-row table:style-name="ro1">
          <table:table-cell office:value-type="string">
            <text:p>ocfs2: Don't check for NULL before brelse()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a81cb88b64a479b78c6dd5666678d50171865db8</text:p>
          </table:table-cell>
          <table:table-cell/>
        </table:table-row>
        <table:table-row table:style-name="ro1">
          <table:table-cell office:value-type="string">
            <text:p>ocfs2: use smaller counters in ocfs2_remove_xattr_clusters_from_cache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fd8351f83d413b41da956109cf429c15881886e2</text:p>
          </table:table-cell>
          <table:table-cell/>
        </table:table-row>
        <table:table-row table:style-name="ro1">
          <table:table-cell table:style-name="ce1" office:value-type="string">
            <text:p>ocfs2: Documentation update for user_xattr / nouser_xattr mount options</text:p>
          </table:table-cell>
          <table:table-cell table:style-name="ce1"/>
          <table:table-cell office:value-type="string">
            <text:p>M</text:p>
          </table:table-cell>
          <table:table-cell/>
          <table:table-cell table:style-name="ce1" office:value-type="string">
            <text:p>696b55d768ea5ebf38a369da615f8c956750ab3f</text:p>
          </table:table-cell>
          <table:table-cell/>
        </table:table-row>
        <table:table-row table:style-name="ro1">
          <table:table-cell office:value-type="string">
            <text:p>ocfs2: make la_debug_mutex static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4cc8124584610fbe087ea2bed29ca52d2d0aa84a</text:p>
          </table:table-cell>
          <table:table-cell/>
        </table:table-row>
        <table:table-row table:style-name="ro1">
          <table:table-cell office:value-type="string">
            <text:p>ocfs2: Remove pointless !!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009d37502a7b9fc89741e66b4454afca4edc1c26</text:p>
          </table:table-cell>
          <table:table-cell/>
        </table:table-row>
        <table:table-row table:style-name="ro1">
          <table:table-cell office:value-type="string">
            <text:p>ocfs2: Add empty bucket support in xattr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5a09561199e7f8d3feaaa01c39372050e140b775</text:p>
          </table:table-cell>
          <table:table-cell/>
        </table:table-row>
        <table:table-row table:style-name="ro1">
          <table:table-cell office:value-type="string">
            <text:p>ocfs2/xattr.c: Fix a bug when inserting xattr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06b240d8af21ddee4cfec3b0f02b81d9f168a98a</text:p>
          </table:table-cell>
          <table:table-cell/>
        </table:table-row>
        <table:table-row table:style-name="ro1">
          <table:table-cell office:value-type="string">
            <text:p>ocfs2: Add xattr mount option in ocfs2_show_options()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b0f73cfc36ed62decdd3f78e943bbfd00ee80e49</text:p>
          </table:table-cell>
          <table:table-cell/>
        </table:table-row>
        <table:table-row table:style-name="ro1">
          <table:table-cell office:value-type="string">
            <text:p>ocfs2: Switch over to JBD2.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2b4e30fbde425828b17f0e9c8f8e3fd3ecb2bc75</text:p>
          </table:table-cell>
          <table:table-cell/>
        </table:table-row>
        <table:table-row table:style-name="ro1">
          <table:table-cell office:value-type="string">
            <text:p>ocfs2: Add the 'inode64' mount option.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12462f1d9f0b96389497438dc2730c6f7410be82</text:p>
          </table:table-cell>
          <table:table-cell/>
        </table:table-row>
        <table:table-row table:style-name="ro1">
          <table:table-cell office:value-type="string">
            <text:p>ocfs2: Limit inode allocation to 32bits.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1187c968852e3c668f3b9376083851f81f6eee22</text:p>
          </table:table-cell>
          <table:table-cell/>
        </table:table-row>
        <table:table-row table:style-name="ro1">
          <table:table-cell office:value-type="string">
            <text:p>ocfs2: Resolve deadlock in ocfs2_xattr_free_block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08413899db89d8d636c2a2d4ba5c356ab587d7ef</text:p>
          </table:table-cell>
          <table:table-cell/>
        </table:table-row>
        <table:table-row table:style-name="ro1">
          <table:table-cell office:value-type="string">
            <text:p>ocfs2: bug-fix for journal extend in xattr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28b8ca0b7f70b1b048d03dc0b9d87f58619e9791</text:p>
          </table:table-cell>
          <table:table-cell/>
        </table:table-row>
        <table:table-row table:style-name="ro1">
          <table:table-cell office:value-type="string">
            <text:p>ocfs2: Change ocfs2_get_*_extent_tree() to ocfs2_init_*_extent_tree()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8d6220d6a74a33552cf877bcea25503d7f6a59e6</text:p>
          </table:table-cell>
          <table:table-cell/>
        </table:table-row>
        <table:table-row table:style-name="ro1">
          <table:table-cell office:value-type="string">
            <text:p>ocfs2: Comment struct ocfs2_extent_tree_operations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1625f8ac151743e452ec062c2989669c508ffa48</text:p>
          </table:table-cell>
          <table:table-cell/>
        </table:table-row>
        <table:table-row table:style-name="ro1">
          <table:table-cell office:value-type="string">
            <text:p>ocfs2: Make ocfs2_extent_tree the first-class representation of a tree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f99b9b7ccf6a691f653cec45f36bfdd1e94769c7</text:p>
          </table:table-cell>
          <table:table-cell/>
        </table:table-row>
        <table:table-row table:style-name="ro1">
          <table:table-cell office:value-type="string">
            <text:p>ocfs2: Add an insertion check to ocfs2_extent_tree_operations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1e61ee79e2a96f62c007486677319814ce621c3c</text:p>
          </table:table-cell>
          <table:table-cell/>
        </table:table-row>
        <table:table-row table:style-name="ro1">
          <table:table-cell office:value-type="string">
            <text:p>ocfs2: Create specific get_extent_tree functions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1a09f556e5415a29cdddaf9a6ebf474194161cf3</text:p>
          </table:table-cell>
          <table:table-cell/>
        </table:table-row>
        <table:table-row table:style-name="ro1">
          <table:table-cell office:value-type="string">
            <text:p>ocfs2: Determine an extent tree's max_leaf_clusters in an et_op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943cced39ee45ed2db25efd25eee8ba49cf2dfc4</text:p>
          </table:table-cell>
          <table:table-cell/>
        </table:table-row>
        <table:table-row table:style-name="ro1">
          <table:table-cell office:value-type="string">
            <text:p>ocfs2: Use struct ocfs2_extent_tree in ocfs2_num_free_extents()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1c25d93a4a27c90c3ae33f9e724f7b67783d68d1</text:p>
          </table:table-cell>
          <table:table-cell/>
        </table:table-row>
        <table:table-row table:style-name="ro1">
          <table:table-cell office:value-type="string">
            <text:p>ocfs2: Provide the get_root_el() method to ocfs2_extent_tree_operations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0ce1010f1a4319e02574b856d50dfdc0ed855f40</text:p>
          </table:table-cell>
          <table:table-cell/>
        </table:table-row>
        <table:table-row table:style-name="ro1">
          <table:table-cell office:value-type="string">
            <text:p>ocfs2: Make 'private' into 'object' on ocfs2_extent_tree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ea5efa151265a743f48e3d371992a0100d73a0eb</text:p>
          </table:table-cell>
          <table:table-cell/>
        </table:table-row>
        <table:table-row table:style-name="ro1">
          <table:table-cell office:value-type="string">
            <text:p>ocfs2: Make ocfs2_extent_tree get/put instead of alloc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dc0ce61af418305afa7e0d05d86ab334e0daabf7</text:p>
          </table:table-cell>
          <table:table-cell/>
        </table:table-row>
        <table:table-row table:style-name="ro1">
          <table:table-cell office:value-type="string">
            <text:p>ocfs2: Prefix the ocfs2_extent_tree structure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ce1d9ea621291ed5e985d6677278c6bb20d96a40</text:p>
          </table:table-cell>
          <table:table-cell/>
        </table:table-row>
        <table:table-row table:style-name="ro1">
          <table:table-cell office:value-type="string">
            <text:p>ocfs2: Prefix the extent tree operations structure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35dc0aa3c5e7391319754e0c19cdfc0a28eb5b25</text:p>
          </table:table-cell>
          <table:table-cell/>
        </table:table-row>
        <table:table-row table:style-name="ro1">
          <table:table-cell office:value-type="string">
            <text:p>ocfs2: fix printk format warnings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ff1ec20ef65d51cc3466e86912cdeaac16f3aaa0</text:p>
          </table:table-cell>
          <table:table-cell/>
        </table:table-row>
        <table:table-row table:style-name="ro1">
          <table:table-cell office:value-type="string">
            <text:p>ocfs2: Add incompatible flag for extended attribute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8154da3d2114241cf3edb108b43e2172be86d483</text:p>
          </table:table-cell>
          <table:table-cell/>
        </table:table-row>
        <table:table-row table:style-name="ro1">
          <table:table-cell office:value-type="string">
            <text:p>ocfs2: Delete all xattr buckets during inode removal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a394425643e1e9c3a624d629fc8ba5633d8474c6</text:p>
          </table:table-cell>
          <table:table-cell/>
        </table:table-row>
        <table:table-row table:style-name="ro1">
          <table:table-cell office:value-type="string">
            <text:p>ocfs2: Enable xattr set in index btree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012255961c9ecfe22b7a1df47ac26ab37818cb1e</text:p>
          </table:table-cell>
          <table:table-cell/>
        </table:table-row>
        <table:table-row table:style-name="ro1">
          <table:table-cell office:value-type="string">
            <text:p>ocfs2: Optionally limit extent size in ocfs2_insert_extent()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ca12b7c48942d21b2e7890b820db9d578bc291cd</text:p>
          </table:table-cell>
          <table:table-cell/>
        </table:table-row>
        <table:table-row table:style-name="ro1">
          <table:table-cell office:value-type="string">
            <text:p>ocfs2: Add xattr lookup code xattr btrees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589dc2602f2a1b7fa5e59b90f548af189f128d77</text:p>
          </table:table-cell>
          <table:table-cell/>
        </table:table-row>
        <table:table-row table:style-name="ro1">
          <table:table-cell office:value-type="string">
            <text:p>ocfs2: Add xattr bucket iteration for large numbers of EAs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0c044f0b24b9128ba8c297149d88bd81f2e36af3</text:p>
          </table:table-cell>
          <table:table-cell/>
        </table:table-row>
        <table:table-row table:style-name="ro1">
          <table:table-cell office:value-type="string">
            <text:p>ocfs2: Add xattr index tree operations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ba492615f0d32d0210b02c14b24512b4372b13d6</text:p>
          </table:table-cell>
          <table:table-cell/>
        </table:table-row>
        <table:table-row table:style-name="ro1">
          <table:table-cell office:value-type="string">
            <text:p>ocfs2: Add extended attribute support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cf1d6c763fbcb115263114302485ad17e7933d87</text:p>
          </table:table-cell>
          <table:table-cell/>
        </table:table-row>
        <table:table-row table:style-name="ro1">
          <table:table-cell office:value-type="string">
            <text:p>ocfs2: reserve inline space for extended attribute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fdd77704a8b4666a32120fcd1e4a9fedaf3263d8</text:p>
          </table:table-cell>
          <table:table-cell/>
        </table:table-row>
        <table:table-row table:style-name="ro1">
          <table:table-cell office:value-type="string">
            <text:p>ocfs2: Add extent tree operation for xattr value btrees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f56654c435c06f2b2bd5751889b1a08a3add7d6c</text:p>
          </table:table-cell>
          <table:table-cell/>
        </table:table-row>
        <table:table-row table:style-name="ro1">
          <table:table-cell office:value-type="string">
            <text:p>ocfs2: Add helper function in uptodate.c for removing xattr clusters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ac11c827192272eabb68b8f4cf844066461d9690</text:p>
          </table:table-cell>
          <table:table-cell/>
        </table:table-row>
        <table:table-row table:style-name="ro1">
          <table:table-cell office:value-type="string">
            <text:p>ocfs2: Add the basic xattr disk layout in ocfs2_fs.h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5a7bc8eb29b8c759df374d97b6189e03d4ea71c5</text:p>
          </table:table-cell>
          <table:table-cell/>
        </table:table-row>
        <table:table-row table:style-name="ro1">
          <table:table-cell office:value-type="string">
            <text:p>ocfs2: Make high level btree extend code generic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0eb8d47e69a2211a36643b180f1843ef45f6017d</text:p>
          </table:table-cell>
          <table:table-cell/>
        </table:table-row>
        <table:table-row table:style-name="ro1">
          <table:table-cell office:value-type="string">
            <text:p>ocfs2: Abstract ocfs2_extent_tree in b-tree operations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e7d4cb6bc19658646357eeff134645cd9bc3479f</text:p>
          </table:table-cell>
          <table:table-cell/>
        </table:table-row>
        <table:table-row table:style-name="ro1">
          <table:table-cell office:value-type="string">
            <text:p>ocfs2: Use ocfs2_extent_list instead of ocfs2_dinode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811f933df1e55615fd0bb4818f31e3868a8e6e23</text:p>
          </table:table-cell>
          <table:table-cell/>
        </table:table-row>
        <table:table-row table:style-name="ro1">
          <table:table-cell office:value-type="string">
            <text:p>ocfs2: Modify ocfs2_num_free_extents for future xattr usage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231b87d10920e024efaf0f9e86e1bab7bced1620</text:p>
          </table:table-cell>
          <table:table-cell/>
        </table:table-row>
        <table:table-row table:style-name="ro1">
          <table:table-cell office:value-type="string">
            <text:p>ocfs2: track local alloc state via debugfs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9a8ff578fb430a8816dfbc73c77e5e09c6d9c343</text:p>
          </table:table-cell>
          <table:table-cell/>
        </table:table-row>
        <table:table-row table:style-name="ro1">
          <table:table-cell office:value-type="string">
            <text:p>ocfs2: throttle back local alloc when low on disk space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9c7af40b210e87f8fddd97b0badc0a352862234a</text:p>
          </table:table-cell>
          <table:table-cell/>
        </table:table-row>
        <table:table-row table:style-name="ro1">
          <table:table-cell office:value-type="string">
            <text:p>ocfs2: Track local alloc bits internally</text:p>
          </table:table-cell>
          <table:table-cell/>
          <table:table-cell office:value-type="string">
            <text:p>Y</text:p>
          </table:table-cell>
          <table:table-cell office:value-type="string">
            <text:p>can be replaced by upstream patches</text:p>
          </table:table-cell>
          <table:table-cell office:value-type="string">
            <text:p>ebcee4b5c9136096f64ee6f691a013d7c0a4bc34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ocfs2: POSIX file locks support</text:p>
          </table:table-cell>
          <table:table-cell/>
          <table:table-cell office:value-type="string">
            <text:p>M</text:p>
          </table:table-cell>
          <table:table-cell office:value-type="string">
            <text:p>This patch also included missed part from SLE11 kernel code</text:p>
          </table:table-cell>
          <table:table-cell office:value-type="string">
            <text:p>53da4939f349d4edd283b043219221ca5b78e4d4</text:p>
          </table:table-cell>
          <table:table-cell/>
        </table:table-row>
        <table:table-row table:style-name="ro1">
          <table:table-cell office:value-type="string">
            <text:p>vfs: Use const for kernel parser table</text:p>
          </table:table-cell>
          <table:table-cell/>
          <table:table-cell office:value-type="string">
            <text:p>N</text:p>
          </table:table-cell>
          <table:table-cell office:value-type="string">
            <text:p>maybe too trivial</text:p>
          </table:table-cell>
          <table:table-cell office:value-type="string">
            <text:p>a447c0932445f92ce6f4c1bd020f62c5097a7842</text:p>
          </table:table-cell>
          <table:table-cell/>
        </table:table-row>
        <table:table-row table:style-name="ro1">
          <table:table-cell office:value-type="string">
            <text:p>ocfs2: fiemap support</text:p>
          </table:table-cell>
          <table:table-cell/>
          <table:table-cell office:value-type="string">
            <text:p>N</text:p>
          </table:table-cell>
          <table:table-cell office:value-type="string">
            <text:p>broken ABI and need other kernel modifying</text:p>
          </table:table-cell>
          <table:table-cell office:value-type="string">
            <text:p>00dc417fa3e763345b34ccb6034d72de76eea0a1</text:p>
          </table:table-cell>
          <table:table-cell/>
        </table:table-row>
      </table:table>
      <table:table table:name="seri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Upstream patch name</text:p>
          </table:table-cell>
          <table:table-cell/>
          <table:table-cell office:value-type="string">
            <text:p>In sle11 status</text:p>
          </table:table-cell>
          <table:table-cell office:value-type="string">
            <text:p>comme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(Y: unmodified in SLE11 M: modified in SLE11 N: not in SLE11 U: unupstreamed)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eaders: smp_lock.h redux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405f55712dfe464b3240d7816cc4fe4174831be2</text:p>
          </table:table-cell>
          <table:table-cell/>
        </table:table-row>
        <table:table-row table:style-name="ro1">
          <table:table-cell office:value-type="string">
            <text:p>ocfs2/trivial: Wrap ocfs2_sysfile_cluster_lock_key within define.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d246ab307d1d003c80fe279897dea22bf52b6e41</text:p>
          </table:table-cell>
          <table:table-cell/>
        </table:table-row>
        <table:table-row table:style-name="ro1">
          <table:table-cell office:value-type="string">
            <text:p>ocfs2: Add lockdep annotations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cb25797d451dc774d9dbc402a65f16a0e32199fe</text:p>
          </table:table-cell>
          <table:table-cell/>
        </table:table-row>
        <table:table-row table:style-name="ro1">
          <table:table-cell table:style-name="ce1" office:value-type="string">
            <text:p>vfs: Set special lockdep map for dirs only if not set by fs</text:p>
          </table:table-cell>
          <table:table-cell table:style-name="ce1"/>
          <table:table-cell office:value-type="string">
            <text:p>N</text:p>
          </table:table-cell>
          <table:table-cell office:value-type="string">
            <text:p>no use</text:p>
          </table:table-cell>
          <table:table-cell table:style-name="ce1" office:value-type="string">
            <text:p>9a7aa12f3911853a3574d47d567b81a2a5df7208</text:p>
          </table:table-cell>
          <table:table-cell/>
        </table:table-row>
        <table:table-row table:style-name="ro1">
          <table:table-cell office:value-type="string">
            <text:p>ocfs2: Disable orphan scanning for local and hard-ro mounts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df152c241df9e9d2b9a65d37bd02961abe7f591a</text:p>
          </table:table-cell>
          <table:table-cell/>
        </table:table-row>
        <table:table-row table:style-name="ro1">
          <table:table-cell office:value-type="string">
            <text:p>ocfs2: Do not initialize lvb in ocfs2_orphan_scan_lock_res_init()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3211949f8998dde71d9fe2e063de045ece5e0473</text:p>
          </table:table-cell>
          <table:table-cell/>
        </table:table-row>
        <table:table-row table:style-name="ro1">
          <table:table-cell office:value-type="string">
            <text:p>ocfs2: Stop orphan scan as early as possible during umount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692684e19e317a374c18e70a44d6413e51f71c11</text:p>
          </table:table-cell>
          <table:table-cell/>
        </table:table-row>
        <table:table-row table:style-name="ro1">
          <table:table-cell office:value-type="string">
            <text:p>ocfs2: Fix ocfs2_osb_dump()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c3d38840abaa45c1c5a5fabbb8ffc9a0d1a764d1</text:p>
          </table:table-cell>
          <table:table-cell/>
        </table:table-row>
        <table:table-row table:style-name="ro1">
          <table:table-cell office:value-type="string">
            <text:p>ocfs2: Pin journal head before accessing jh-&gt;b_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94e41ecfe0f202df948fdbb19a53308a58cf2184</text:p>
          </table:table-cell>
          <table:table-cell/>
        </table:table-row>
        <table:table-row table:style-name="ro1">
          <table:table-cell office:value-type="string">
            <text:p>ocfs2: Update atime in splice read if necessary.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1962f39abbb2d5643a7d59169422661a2d58793d</text:p>
          </table:table-cell>
          <table:table-cell/>
        </table:table-row>
        <table:table-row table:style-name="ro1">
          <table:table-cell office:value-type="string">
            <text:p>ocfs2: Provide the ocfs2_dlm_lvb_valid() stack API.</text:p>
          </table:table-cell>
          <table:table-cell/>
          <table:table-cell office:value-type="string">
            <text:p>M</text:p>
          </table:table-cell>
          <table:table-cell office:value-type="string">
            <text:p>modified added</text:p>
          </table:table-cell>
          <table:table-cell office:value-type="string">
            <text:p>1c520dfbf391e1617ef61553f815b8006a066c44</text:p>
          </table:table-cell>
          <table:table-cell/>
        </table:table-row>
        <table:table-row table:style-name="ro1">
          <table:table-cell office:value-type="string">
            <text:p>block: rename CONFIG_LBD to CONFIG_LBDAF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90c699a9ee4be165966d40f1837909ccb8890a68</text:p>
          </table:table-cell>
          <table:table-cell/>
        </table:table-row>
        <table:table-row table:style-name="ro1">
          <table:table-cell office:value-type="string">
            <text:p>ocfs2/net: Use wait_event() in o2net_send_message_vec()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9af0b38ff3f4f79c62dd909405b113bf7c1a23aa</text:p>
          </table:table-cell>
          <table:table-cell/>
        </table:table-row>
        <table:table-row table:style-name="ro1">
          <table:table-cell office:value-type="string">
            <text:p>ocfs2: Adjust rightmost path in ocfs2_add_branch.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6b791bcc8b2ae21daf95d18cff2f1eca7a64c9a5</text:p>
          </table:table-cell>
          <table:table-cell/>
        </table:table-row>
        <table:table-row table:style-name="ro1">
          <table:table-cell office:value-type="string">
            <text:p>Push BKL down into -&gt;remount_fs()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337eb00a2c3a421999c39c94ce7e33545ee8baa7</text:p>
          </table:table-cell>
          <table:table-cell/>
        </table:table-row>
        <table:table-row table:style-name="ro1">
          <table:table-cell office:value-type="string">
            <text:p>push BKL down into -&gt;put_super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6cfd0148425e528b859b26e436b01f23f6926224</text:p>
          </table:table-cell>
          <table:table-cell/>
        </table:table-row>
        <table:table-row table:style-name="ro1">
          <table:table-cell office:value-type="string">
            <text:p>ocfs2: remove -&gt;write_super and stop maintaining -&gt;s_dirt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94cb993f2ee99f3a9318e7b4dbb383497c4bedea</text:p>
          </table:table-cell>
          <table:table-cell/>
        </table:table-row>
        <table:table-row table:style-name="ro1">
          <table:table-cell office:value-type="string">
            <text:p>ocfs2: fdatasync should skip unimportant metadata writeout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e04cc15f52eb072937cec2bbd8499f37afe5e1ef</text:p>
          </table:table-cell>
          <table:table-cell/>
        </table:table-row>
        <table:table-row table:style-name="ro1">
          <table:table-cell office:value-type="string">
            <text:p>ocfs2: Remove redundant gotos in ocfs2_mount_volume()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06c59bb896ce23c56829f6acf667faebd51dd3b8</text:p>
          </table:table-cell>
          <table:table-cell/>
        </table:table-row>
        <table:table-row table:style-name="ro1">
          <table:table-cell office:value-type="string">
            <text:p>ocfs2: Add statistics for the checksum and ecc operations.</text:p>
          </table:table-cell>
          <table:table-cell/>
          <table:table-cell office:value-type="string">
            <text:p>N</text:p>
          </table:table-cell>
          <table:table-cell office:value-type="string">
            <text:p>dropped because block ecc code is dropped</text:p>
          </table:table-cell>
          <table:table-cell office:value-type="string">
            <text:p>73be192b17e43b6dc4f492dab41d70ab5b9d2908</text:p>
          </table:table-cell>
          <table:table-cell/>
        </table:table-row>
        <table:table-row table:style-name="ro1">
          <table:table-cell office:value-type="string">
            <text:p>ocfs2 patch to track delayed orphan scan timer statistics</text:p>
          </table:table-cell>
          <table:table-cell/>
          <table:table-cell office:value-type="string">
            <text:p>M</text:p>
          </table:table-cell>
          <table:table-cell office:value-type="string">
            <text:p>modified added</text:p>
          </table:table-cell>
          <table:table-cell office:value-type="string">
            <text:p>15633a220ffe74fc61bc8117e6a89a494011ea3d</text:p>
          </table:table-cell>
          <table:table-cell/>
        </table:table-row>
        <table:table-row table:style-name="ro1">
          <table:table-cell office:value-type="string">
            <text:p>ocfs2: timer to queue scan of all orphan slots</text:p>
          </table:table-cell>
          <table:table-cell/>
          <table:table-cell office:value-type="string">
            <text:p>M</text:p>
          </table:table-cell>
          <table:table-cell office:value-type="string">
            <text:p>modified added</text:p>
          </table:table-cell>
          <table:table-cell office:value-type="string">
            <text:p>83273932fbefb6ceef9c0b82ac4d23900728f4d9</text:p>
          </table:table-cell>
          <table:table-cell/>
        </table:table-row>
        <table:table-row table:style-name="ro1">
          <table:table-cell office:value-type="string">
            <text:p>ocfs2: Correct ordering of ip_alloc_sem and localloc locks for directories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edd45c08499a3e9d4c25431cd2b6a9ce5f692c92</text:p>
          </table:table-cell>
          <table:table-cell/>
        </table:table-row>
        <table:table-row table:style-name="ro1">
          <table:table-cell office:value-type="string">
            <text:p>ocfs2: Fix possible deadlock in quota recovery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80d73f15d12f087f3fe074f8a4d6e5c5624f2b47</text:p>
          </table:table-cell>
          <table:table-cell/>
        </table:table-row>
        <table:table-row table:style-name="ro1">
          <table:table-cell office:value-type="string">
            <text:p>ocfs2: Fix possible deadlock with quotas in ocfs2_setattr()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65bac575e35915801ea518b9d8d8824367d125c8</text:p>
          </table:table-cell>
          <table:table-cell/>
        </table:table-row>
        <table:table-row table:style-name="ro1">
          <table:table-cell office:value-type="string">
            <text:p>ocfs2: Fix lock inversion in ocfs2_local_read_info()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b4c30de39a2596503e888a7b47d19792f25913d6</text:p>
          </table:table-cell>
          <table:table-cell/>
        </table:table-row>
        <table:table-row table:style-name="ro1">
          <table:table-cell office:value-type="string">
            <text:p>ocfs2: Fix possible deadlock in ocfs2_global_read_dquot()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4e8a301929bfa017e6ffe11e3cf78ccaf8492801</text:p>
          </table:table-cell>
          <table:table-cell/>
        </table:table-row>
        <table:table-row table:style-name="ro1">
          <table:table-cell office:value-type="string">
            <text:p>block: Do away with the notion of hardsect_size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e1defc4ff0cf57aca6c5e3ff99fa503f5943c1f1</text:p>
          </table:table-cell>
          <table:table-cell/>
        </table:table-row>
        <table:table-row table:style-name="ro1">
          <table:table-cell office:value-type="string">
            <text:p>ocfs2: Use nd_set_link()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a731d12d6ddd1e703770cacb5dfecb155b03ee06</text:p>
          </table:table-cell>
          <table:table-cell/>
        </table:table-row>
        <table:table-row table:style-name="ro1">
          <table:table-cell office:value-type="string">
            <text:p>ocfs2: update comments in masklog.h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2b53bc7bff17341d8b5ac12115f5c2363638e628</text:p>
          </table:table-cell>
          <table:table-cell/>
        </table:table-row>
        <table:table-row table:style-name="ro1">
          <table:table-cell table:style-name="ce1" office:value-type="string">
            <text:p>ocfs2: Change repository in MAINTAINERS.</text:p>
          </table:table-cell>
          <table:table-cell table:style-name="ce1"/>
          <table:table-cell office:value-type="string">
            <text:p>Y</text:p>
          </table:table-cell>
          <table:table-cell office:value-type="string">
            <text:p>unmodified add</text:p>
          </table:table-cell>
          <table:table-cell table:style-name="ce1" office:value-type="string">
            <text:p>2191aebaf9af9125bfee32808babe6f61446c8a6</text:p>
          </table:table-cell>
          <table:table-cell/>
        </table:table-row>
        <table:table-row table:style-name="ro1">
          <table:table-cell office:value-type="string">
            <text:p>ocfs2: Don't printk the error when listing too many xattrs.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a46fa684fcb7001d79c97f2968696997b3b79064</text:p>
          </table:table-cell>
          <table:table-cell/>
        </table:table-row>
        <table:table-row table:style-name="ro1">
          <table:table-cell office:value-type="string">
            <text:p>ocfs2: Fix a missing credit when deleting from indexed directories.</text:p>
          </table:table-cell>
          <table:table-cell/>
          <table:table-cell office:value-type="string">
            <text:p>N</text:p>
          </table:table-cell>
          <table:table-cell office:value-type="string">
            <text:p>drop, dx dir related</text:p>
          </table:table-cell>
          <table:table-cell office:value-type="string">
            <text:p>dfa13f39b798fee68250abe1aed851395c8b51b5</text:p>
          </table:table-cell>
          <table:table-cell/>
        </table:table-row>
        <table:table-row table:style-name="ro1">
          <table:table-cell office:value-type="string">
            <text:p>ocfs2/trivial: Remove unused variable in ocfs2_rename.</text:p>
          </table:table-cell>
          <table:table-cell/>
          <table:table-cell office:value-type="string">
            <text:p>N</text:p>
          </table:table-cell>
          <table:table-cell office:value-type="string">
            <text:p>drop, dx dir related</text:p>
          </table:table-cell>
          <table:table-cell office:value-type="string">
            <text:p>7e31a966ad270ba32a77c157c015cd7c82faaa55</text:p>
          </table:table-cell>
          <table:table-cell/>
        </table:table-row>
        <table:table-row table:style-name="ro1">
          <table:table-cell office:value-type="string">
            <text:p>ocfs2: Add missing iput() during error handling in ocfs2_dentry_attach_lock()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a5a0a630922a2f6a774b6dac19f70cb5abd86bb0</text:p>
          </table:table-cell>
          <table:table-cell/>
        </table:table-row>
        <table:table-row table:style-name="ro1">
          <table:table-cell office:value-type="string">
            <text:p>ocfs2: Fix some printk() warnings.</text:p>
          </table:table-cell>
          <table:table-cell/>
          <table:table-cell office:value-type="string">
            <text:p>N</text:p>
          </table:table-cell>
          <table:table-cell office:value-type="string">
            <text:p>dropped, a patch for dx dir related</text:p>
          </table:table-cell>
          <table:table-cell office:value-type="string">
            <text:p>5b09b507daaa882d888b6cd78ee89ba9caace44b</text:p>
          </table:table-cell>
          <table:table-cell/>
        </table:table-row>
        <table:table-row table:style-name="ro1">
          <table:table-cell office:value-type="string">
            <text:p>ocfs2: Fix 2 warning during ocfs2 make.</text:p>
          </table:table-cell>
          <table:table-cell/>
          <table:table-cell office:value-type="string">
            <text:p>N</text:p>
          </table:table-cell>
          <table:table-cell office:value-type="string">
            <text:p>dropped, a patch for dx dir related</text:p>
          </table:table-cell>
          <table:table-cell office:value-type="string">
            <text:p>0fba813748f16f4eaf24d492c505226c4026d58f</text:p>
          </table:table-cell>
          <table:table-cell/>
        </table:table-row>
        <table:table-row table:style-name="ro1">
          <table:table-cell office:value-type="string">
            <text:p>ocfs2: fix i_mutex locking in ocfs2_splice_to_file()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328eaaba4e41a04c1dc4679d65bea3fee4349d86</text:p>
          </table:table-cell>
          <table:table-cell/>
        </table:table-row>
        <table:table-row table:style-name="ro1">
          <table:table-cell office:value-type="string">
            <text:p>ocfs2: Reserve 1 more cluster in expanding_inline_dir for indexed dir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035a571120ddbe4f92b91bbe46f3eff05b6e43eb</text:p>
          </table:table-cell>
          <table:table-cell/>
        </table:table-row>
        <table:table-row table:style-name="ro1">
          <table:table-cell office:value-type="string">
            <text:p>splice: fix deadlock in splicing to file</text:p>
          </table:table-cell>
          <table:table-cell/>
          <table:table-cell office:value-type="string">
            <text:p>N</text:p>
          </table:table-cell>
          <table:table-cell office:value-type="string">
            <text:p>dropped, because touched other kernel files</text:p>
          </table:table-cell>
          <table:table-cell office:value-type="string">
            <text:p>7bfac9ecf0585962fe13584f5cf526d8c8e76f17</text:p>
          </table:table-cell>
          <table:table-cell/>
        </table:table-row>
        <table:table-row table:style-name="ro1">
          <table:table-cell office:value-type="string">
            <text:p>ocfs2: recover orphans in offline slots during recovery and mount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9140db04ef185f934acf2b1b15b3dd5e6a6bfc22</text:p>
          </table:table-cell>
          <table:table-cell/>
        </table:table-row>
        <table:table-row table:style-name="ro1">
          <table:table-cell office:value-type="string">
            <text:p>ocfs2: Pagecache usage optimization on ocfs2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1fca3a05ef2823830925dfb66711d6d920265a8d</text:p>
          </table:table-cell>
          <table:table-cell/>
        </table:table-row>
        <table:table-row table:style-name="ro1">
          <table:table-cell office:value-type="string">
            <text:p>ocfs2: fix rare stale inode errors when exporting via nfs</text:p>
          </table:table-cell>
          <table:table-cell/>
          <table:table-cell office:value-type="string">
            <text:p>M</text:p>
          </table:table-cell>
          <table:table-cell office:value-type="string">
            <text:p>modified added</text:p>
          </table:table-cell>
          <table:table-cell office:value-type="string">
            <text:p>6ca497a83e592d64e050c4d04b6dedb8c915f39a</text:p>
          </table:table-cell>
          <table:table-cell/>
        </table:table-row>
        <table:table-row table:style-name="ro1">
          <table:table-cell office:value-type="string">
            <text:p>ocfs2: Optimize inode group allocation by recording last used group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feb473a6e8bd19297d0f3bb377b25055c0228c0a</text:p>
          </table:table-cell>
          <table:table-cell/>
        </table:table-row>
        <table:table-row table:style-name="ro1">
          <table:table-cell office:value-type="string">
            <text:p>ocfs2: Allocate inode groups from global_bitmap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60ca81e82dae4aa2e8ae84cf96b4d08535931669</text:p>
          </table:table-cell>
          <table:table-cell/>
        </table:table-row>
        <table:table-row table:style-name="ro1">
          <table:table-cell office:value-type="string">
            <text:p>ocfs2: Optimize inode allocation by remembering last group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138211515c102807a16c02fdc15feef1f6ef8124</text:p>
          </table:table-cell>
          <table:table-cell/>
        </table:table-row>
        <table:table-row table:style-name="ro1">
          <table:table-cell office:value-type="string">
            <text:p>ocfs2: fix leaf start calculation in ocfs2_dx_dir_rebalance()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1d46dc08d33138c29c63d717807c08ab704fc773</text:p>
          </table:table-cell>
          <table:table-cell/>
        </table:table-row>
        <table:table-row table:style-name="ro1">
          <table:table-cell office:value-type="string">
            <text:p>ocfs2: re-order ocfs2_empty_dir checks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b80b549c3520b31d3bbc4b36e37e0a5102da0b94</text:p>
          </table:table-cell>
          <table:table-cell/>
        </table:table-row>
        <table:table-row table:style-name="ro1">
          <table:table-cell office:value-type="string">
            <text:p>ocfs2: Enable indexed directories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3a8df2b9c365a9f366b76bbbce479e1cc18ddc16</text:p>
          </table:table-cell>
          <table:table-cell/>
        </table:table-row>
        <table:table-row table:style-name="ro1">
          <table:table-cell office:value-type="string">
            <text:p>ocfs2: Add total entry count to dx_root_block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e3a93c2db6410822aa24295c3874b44ba21730a8</text:p>
          </table:table-cell>
          <table:table-cell/>
        </table:table-row>
        <table:table-row table:style-name="ro1">
          <table:table-cell office:value-type="string">
            <text:p>ocfs2: Increase max links count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198a1ca3b735986542c538e38b9499ffcaed7005</text:p>
          </table:table-cell>
          <table:table-cell/>
        </table:table-row>
        <table:table-row table:style-name="ro1">
          <table:table-cell office:value-type="string">
            <text:p>ocfs2: Introduce dir free space list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e7c17e43090afe558c40bfb66637744c27bd2aeb</text:p>
          </table:table-cell>
          <table:table-cell/>
        </table:table-row>
        <table:table-row table:style-name="ro1">
          <table:table-cell office:value-type="string">
            <text:p>ocfs2: Store dir index records inline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4ed8a6bb083bfcc21f1ed66a474b03c0386e4b34</text:p>
          </table:table-cell>
          <table:table-cell/>
        </table:table-row>
        <table:table-row table:style-name="ro1">
          <table:table-cell office:value-type="string">
            <text:p>ocfs2: Add a name indexed b-tree to directory inodes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9b7895efac906d66d19856194e1ba61f37e231a4</text:p>
          </table:table-cell>
          <table:table-cell/>
        </table:table-row>
        <table:table-row table:style-name="ro1">
          <table:table-cell office:value-type="string">
            <text:p>ocfs2: Introduce dir lookup helper struct</text:p>
          </table:table-cell>
          <table:table-cell/>
          <table:table-cell office:value-type="string">
            <text:p>N</text:p>
          </table:table-cell>
          <table:table-cell office:value-type="string">
            <text:p>little bit complex</text:p>
          </table:table-cell>
          <table:table-cell office:value-type="string">
            <text:p>4a12ca3a00a244e1fd1e673d151ea38b71e11d55</text:p>
          </table:table-cell>
          <table:table-cell/>
        </table:table-row>
        <table:table-row table:style-name="ro1">
          <table:table-cell office:value-type="string">
            <text:p>ocfs2: Remove debugfs file local_alloc_stats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59b526a30722f29e5dba6210a6e0fc34e3149b94</text:p>
          </table:table-cell>
          <table:table-cell/>
        </table:table-row>
        <table:table-row table:style-name="ro1">
          <table:table-cell office:value-type="string">
            <text:p>ocfs2: Expose the file system state via debugfs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50397507e856455b3f5cb3d5c7c482209f9e46a0</text:p>
          </table:table-cell>
          <table:table-cell/>
        </table:table-row>
        <table:table-row table:style-name="ro1">
          <table:table-cell office:value-type="string">
            <text:p>ocfs2: Move struct recovery_map to a header file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96a6c64b5354b804b3ccfd1b31306565a01ebcb1</text:p>
          </table:table-cell>
          <table:table-cell/>
        </table:table-row>
        <table:table-row table:style-name="ro1">
          <table:table-cell office:value-type="string">
            <text:p>ocfs2/hb: Expose the list of heartbeating nodes via debugfs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87d3d3f3931f3e0fca44fbb5c06ad45fc4dca9bc</text:p>
          </table:table-cell>
          <table:table-cell/>
        </table:table-row>
        <table:table-row table:style-name="ro1">
          <table:table-cell office:value-type="string">
            <text:p>mm: page_mkwrite change prototype to match fault</text:p>
          </table:table-cell>
          <table:table-cell/>
          <table:table-cell office:value-type="string">
            <text:p>N</text:p>
          </table:table-cell>
          <table:table-cell office:value-type="string">
            <text:p>dropped, touch too many files, especially kernel files, and no functional change</text:p>
          </table:table-cell>
          <table:table-cell office:value-type="string">
            <text:p>c2ec175c39f62949438354f603f4aa170846aabb</text:p>
          </table:table-cell>
          <table:table-cell/>
        </table:table-row>
        <table:table-row table:style-name="ro1">
          <table:table-cell office:value-type="string">
            <text:p>New helper - current_umask()</text:p>
          </table:table-cell>
          <table:table-cell/>
          <table:table-cell office:value-type="string">
            <text:p>N</text:p>
          </table:table-cell>
          <table:table-cell office:value-type="string">
            <text:p>dropped, touch too many stuffs</text:p>
          </table:table-cell>
          <table:table-cell office:value-type="string">
            <text:p>ce3b0f8d5c2203301fc87f3aaaed73e5819e2a48</text:p>
          </table:table-cell>
          <table:table-cell/>
        </table:table-row>
        <table:table-row table:style-name="ro1">
          <table:table-cell office:value-type="string">
            <text:p>ocfs2-initialize-count-before-generic_write_checks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/dlm: Tweak mle_state output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9405dccfd3201d2b76e120949bec81ba8cfbd2d0</text:p>
          </table:table-cell>
          <table:table-cell/>
        </table:table-row>
        <table:table-row table:style-name="ro1">
          <table:table-cell office:value-type="string">
            <text:p>ocfs2/dlm: Do not purge lockres that is being migrated dlm_purge_lockres()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516b7e52abc7efd61c084b217c61985a403828ed</text:p>
          </table:table-cell>
          <table:table-cell/>
        </table:table-row>
        <table:table-row table:style-name="ro1">
          <table:table-cell office:value-type="string">
            <text:p>ocfs2/dlm: Remove struct dlm_lock_name in struct dlm_master_list_entry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7141514b8307734c117f100c4a3637887c5def45</text:p>
          </table:table-cell>
          <table:table-cell/>
        </table:table-row>
        <table:table-row table:style-name="ro1">
          <table:table-cell office:value-type="string">
            <text:p>ocfs2/dlm: Show the number of lockres/mles in dlm_state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e64ff14607ac90b2f3349550a41cc8dc0c0b1324</text:p>
          </table:table-cell>
          <table:table-cell/>
        </table:table-row>
        <table:table-row table:style-name="ro1">
          <table:table-cell office:value-type="string">
            <text:p>ocfs2/dlm: dlm_set_lockres_owner() and dlm_change_lockres_owner() inlined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7d62a978a8c85cd82301615840d744f0d83b87e7</text:p>
          </table:table-cell>
          <table:table-cell/>
        </table:table-row>
        <table:table-row table:style-name="ro1">
          <table:table-cell office:value-type="string">
            <text:p>ocfs2/dlm: Improve lockres counts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6800791ab773453bdec337efb3f0cec6557f3bb3</text:p>
          </table:table-cell>
          <table:table-cell/>
        </table:table-row>
        <table:table-row table:style-name="ro1">
          <table:table-cell office:value-type="string">
            <text:p>ocfs2/dlm: Track number of mles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2041d8fdcec7603401829f60810c1dbd5e96c043</text:p>
          </table:table-cell>
          <table:table-cell/>
        </table:table-row>
        <table:table-row table:style-name="ro1">
          <table:table-cell office:value-type="string">
            <text:p>ocfs2/dlm: Indent dlm_cleanup_master_list()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67ae1f0604da3bcf3ed6dec59ac71d07e54a404c</text:p>
          </table:table-cell>
          <table:table-cell/>
        </table:table-row>
        <table:table-row table:style-name="ro1">
          <table:table-cell office:value-type="string">
            <text:p>ocfs2/dlm: Activate dlm-&gt;master_hash for master list entries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2ed6c750d645d09b5948e46fada3ca1fda3157b5</text:p>
          </table:table-cell>
          <table:table-cell/>
        </table:table-row>
        <table:table-row table:style-name="ro1">
          <table:table-cell office:value-type="string">
            <text:p>ocfs2/dlm: Create and destroy the dlm-&gt;master_hash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e2b66ddcce922529e058cf74d839c4c49c8379a1</text:p>
          </table:table-cell>
          <table:table-cell/>
        </table:table-row>
        <table:table-row table:style-name="ro1">
          <table:table-cell office:value-type="string">
            <text:p>ocfs2/dlm: Refactor dlm_clean_master_list()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c2cd4a44333034203cb198915e2b75c3227d41bf</text:p>
          </table:table-cell>
          <table:table-cell/>
        </table:table-row>
        <table:table-row table:style-name="ro1">
          <table:table-cell office:value-type="string">
            <text:p>ocfs2/dlm: Clean up struct dlm_lock_name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f77a9a78c3a1d995b3bf948dbcad5c4a1b2302d5</text:p>
          </table:table-cell>
          <table:table-cell/>
        </table:table-row>
        <table:table-row table:style-name="ro1">
          <table:table-cell office:value-type="string">
            <text:p>ocfs2/dlm: Encapsulate adding and removing of mle from dlm-&gt;master_list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1c0845773ad9f4875603b752235aea8aa04565f3</text:p>
          </table:table-cell>
          <table:table-cell/>
        </table:table-row>
        <table:table-row table:style-name="ro1">
          <table:table-cell office:value-type="string">
            <text:p>ocfs2/dlm: Fix race in adding/removing lockres' to/from the tracking list</text:p>
          </table:table-cell>
          <table:table-cell/>
          <table:table-cell office:value-type="string">
            <text:p>Y</text:p>
          </table:table-cell>
          <table:table-cell table:style-name="ce2"/>
          <table:table-cell office:value-type="string">
            <text:p>b0d4f817ba5de8adb875ace594554a96d7737710</text:p>
          </table:table-cell>
          <table:table-cell/>
        </table:table-row>
        <table:table-row table:style-name="ro1">
          <table:table-cell office:value-type="string">
            <text:p>constify dentry_operations: OCFS2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d8fba0ffe5e7442fc2560873ec901be6e56602a1</text:p>
          </table:table-cell>
          <table:table-cell/>
        </table:table-row>
        <table:table-row table:style-name="ro1">
          <table:table-cell office:value-type="string">
            <text:p>ocfs2-quota-Remove-syncjiff-field-from-quota-info.patch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-quota-Initialize-blocks-allocated-to-local-quota-fi.patch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-quota-Mark-buffer-uptodate-before-calling-ocfs2_jou.patch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-quota-Make-global-quota-files-blocksize-aligned.patch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-1.4-git-b4c30de39a2596503e888a7b47d19792f25913d6 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-1.4-git-4e8a301929bfa017e6ffe11e3cf78ccaf8492801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-1.4-git-80d73f15d12f087f3fe074f8a4d6e5c5624f2b47 <text:s/>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-1.4-git-65bac575e35915801ea518b9d8d8824367d125c8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: Use xs-&gt;bucket to set xattr value outside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712e53e46a1da35fcd88c05aa0c675b10f7c0e9d</text:p>
          </table:table-cell>
          <table:table-cell/>
        </table:table-row>
        <table:table-row table:style-name="ro1">
          <table:table-cell office:value-type="string">
            <text:p>ocfs2: Fix a bug found by sparse check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74e77eb30d0ecbb12964d005b439c8b84a505b84</text:p>
          </table:table-cell>
          <table:table-cell/>
        </table:table-row>
        <table:table-row table:style-name="ro1">
          <table:table-cell office:value-type="string">
            <text:p>ocfs2: tweak to get the maximum inline data size with xattr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d9ae49d6e2b1ac9166e58ae3c9345135604beaa6</text:p>
          </table:table-cell>
          <table:table-cell/>
        </table:table-row>
        <table:table-row table:style-name="ro1">
          <table:table-cell office:value-type="string">
            <text:p>ocfs2: reserve xattr block for new directory with inline data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6c9fd1dc0a597e575617a7de7086c8a3efa8f524</text:p>
          </table:table-cell>
          <table:table-cell/>
        </table:table-row>
        <table:table-row table:style-name="ro1">
          <table:table-cell office:value-type="string">
            <text:p>ocfs2: add IO error check in ocfs2_get_sector()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28d57d437786eb3e44f1ca3f0f41e7cfe29c6dd4</text:p>
          </table:table-cell>
          <table:table-cell/>
        </table:table-row>
        <table:table-row table:style-name="ro1">
          <table:table-cell office:value-type="string">
            <text:p>ocfs2: set gap to seperate entry and value when xattr in bucket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4442f518269c6b3686fcbcadad22dc4475309b16</text:p>
          </table:table-cell>
          <table:table-cell/>
        </table:table-row>
        <table:table-row table:style-name="ro1">
          <table:table-cell office:value-type="string">
            <text:p>ocfs2: lock the metaecc process for xattr bucket</text:p>
          </table:table-cell>
          <table:table-cell/>
          <table:table-cell office:value-type="string">
            <text:p>N</text:p>
          </table:table-cell>
          <table:table-cell office:value-type="string">
            <text:p>bucket, might some conflict</text:p>
          </table:table-cell>
          <table:table-cell office:value-type="string">
            <text:p>c8b9cf9a7cd25ba65166116d0a958f0bc709f0a7</text:p>
          </table:table-cell>
          <table:table-cell/>
        </table:table-row>
        <table:table-row table:style-name="ro1">
          <table:table-cell office:value-type="string">
            <text:p>ocfs2: Use the right access_* method in ctime update of xattr.</text:p>
          </table:table-cell>
          <table:table-cell/>
          <table:table-cell office:value-type="string">
            <text:p>N</text:p>
          </table:table-cell>
          <table:table-cell office:value-type="string">
            <text:p>dropped, might touch journal which conflict with something else</text:p>
          </table:table-cell>
          <table:table-cell office:value-type="string">
            <text:p>89a907afe073b8971a83d0ad54f391542b64d327</text:p>
          </table:table-cell>
          <table:table-cell/>
        </table:table-row>
        <table:table-row table:style-name="ro1">
          <table:table-cell office:value-type="string">
            <text:p>ocfs2/dlm: Make dlm_assert_master_handler() kill itself instead of the asserter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53ecd25e148615e0ed2a72635cc76f4773f97f90</text:p>
          </table:table-cell>
          <table:table-cell/>
        </table:table-row>
        <table:table-row table:style-name="ro1">
          <table:table-cell office:value-type="string">
            <text:p>ocfs2/dlm: Use ast_lock to protect ast_list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dabc47de7a23f57522dc762d9d2ad875700d3497</text:p>
          </table:table-cell>
          <table:table-cell/>
        </table:table-row>
        <table:table-row table:style-name="ro1">
          <table:table-cell office:value-type="string">
            <text:p>ocfs2: Cleanup the lockname print in dlmglue.c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c74ff8bb2235d848beb67fcfddae71ecbe3f92b1</text:p>
          </table:table-cell>
          <table:table-cell/>
        </table:table-row>
        <table:table-row table:style-name="ro1">
          <table:table-cell office:value-type="string">
            <text:p>ocfs2/dlm: Retract fix for race between purge and migrate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7dc102b737e9f49dac426161294cb2d326a97d8e</text:p>
          </table:table-cell>
          <table:table-cell/>
        </table:table-row>
        <table:table-row table:style-name="ro1">
          <table:table-cell office:value-type="string">
            <text:p>ocfs2: Access and dirty the buffer_head in mark_written.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47be12e4eec84c1846f29af64fe25a396b57a026</text:p>
          </table:table-cell>
          <table:table-cell/>
        </table:table-row>
        <table:table-row table:style-name="ro1">
          <table:table-cell office:value-type="string">
            <text:p>jbd2: Avoid possible NULL dereference in jbd2_journal_begin_ordered_truncate()</text:p>
          </table:table-cell>
          <table:table-cell/>
          <table:table-cell office:value-type="string">
            <text:p>N</text:p>
          </table:table-cell>
          <table:table-cell office:value-type="string">
            <text:p>touch too many stuffs</text:p>
          </table:table-cell>
          <table:table-cell office:value-type="string">
            <text:p>7f5aa215088b817add9c71914b83650bdd49f8a9</text:p>
          </table:table-cell>
          <table:table-cell/>
        </table:table-row>
        <table:table-row table:style-name="ro1">
          <table:table-cell office:value-type="string">
            <text:p>ocfs2: add quota call to ocfs2_remove_btree_range()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fd4ef231962ab44fd1004e87f9d7c6809f00cd64</text:p>
          </table:table-cell>
          <table:table-cell/>
        </table:table-row>
        <table:table-row table:style-name="ro1">
          <table:table-cell office:value-type="string">
            <text:p>ocfs2: Wakeup the downconvert thread after a successful cancel convert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a4b91965d39d5d53b470d6aa62cba155a6f3ffe1</text:p>
          </table:table-cell>
          <table:table-cell/>
        </table:table-row>
        <table:table-row table:style-name="ro1">
          <table:table-cell office:value-type="string">
            <text:p>ocfs2: Access the xattr bucket only before modifying it.</text:p>
          </table:table-cell>
          <table:table-cell/>
          <table:table-cell office:value-type="string">
            <text:p>N</text:p>
          </table:table-cell>
          <table:table-cell office:value-type="string">
            <text:p>dropped, conflict with ocfs2_xattr_bucket_journal_access</text:p>
          </table:table-cell>
          <table:table-cell office:value-type="string">
            <text:p>554e7f9e043e29da79c044f7a55efe4fad40701e</text:p>
          </table:table-cell>
          <table:table-cell/>
        </table:table-row>
        <table:table-row table:style-name="ro1">
          <table:table-cell table:style-name="ce1" office:value-type="string">
            <text:p>configfs: Silence lockdep on mkdir(), rmdir() and configfs_depend_item()</text:p>
          </table:table-cell>
          <table:table-cell table:style-name="ce1"/>
          <table:table-cell office:value-type="string">
            <text:p>Y</text:p>
          </table:table-cell>
          <table:table-cell office:value-type="string">
            <text:p>unmodified add</text:p>
          </table:table-cell>
          <table:table-cell table:style-name="ce1" office:value-type="string">
            <text:p>0e0333429a6280e6eb3c98845e4eed90d5f8078a</text:p>
          </table:table-cell>
          <table:table-cell/>
        </table:table-row>
        <table:table-row table:style-name="ro1">
          <table:table-cell office:value-type="string">
            <text:p>ocfs2: Fix possible deadlock in ocfs2_write_dquot()</text:p>
          </table:table-cell>
          <table:table-cell/>
          <table:table-cell office:value-type="string">
            <text:p>N</text:p>
          </table:table-cell>
          <table:table-cell office:value-type="string">
            <text:p>quota</text:p>
          </table:table-cell>
          <table:table-cell office:value-type="string">
            <text:p>f8afead7169f0f28a4b421bcbdb510e52a2d094d</text:p>
          </table:table-cell>
          <table:table-cell/>
        </table:table-row>
        <table:table-row table:style-name="ro1">
          <table:table-cell office:value-type="string">
            <text:p>ocfs2: Push out dropping of dentry lock to ocfs2_wq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ea455f8ab68338ba69f5d3362b342c115bea8e13</text:p>
          </table:table-cell>
          <table:table-cell/>
        </table:table-row>
        <table:table-row table:style-name="ro1">
          <table:table-cell office:value-type="string">
            <text:p>ocfs2-dlm-Hold-off-sending-lockres-drop-ref-message.patch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fs/Kconfig: move ocfs2 out</text:p>
          </table:table-cell>
          <table:table-cell/>
          <table:table-cell office:value-type="string">
            <text:p>M</text:p>
          </table:table-cell>
          <table:table-cell office:value-type="string">
            <text:p>modified added</text:p>
          </table:table-cell>
          <table:table-cell office:value-type="string">
            <text:p>2fe4371dff3f1a5a1f7d91f1b090076954f4d17e</text:p>
          </table:table-cell>
          <table:table-cell/>
        </table:table-row>
        <table:table-row table:style-name="ro1">
          <table:table-cell office:value-type="string">
            <text:p>ocfs2: Remove ocfs2_dquot_initialize() and ocfs2_dquot_drop()</text:p>
          </table:table-cell>
          <table:table-cell/>
          <table:table-cell office:value-type="string">
            <text:p>N</text:p>
          </table:table-cell>
          <table:table-cell office:value-type="string">
            <text:p>quota</text:p>
          </table:table-cell>
          <table:table-cell office:value-type="string">
            <text:p>c475146d8f3b97e79f9ef88521e28ad40ac07de6</text:p>
          </table:table-cell>
          <table:table-cell/>
        </table:table-row>
        <table:table-row table:style-name="ro1">
          <table:table-cell office:value-type="string">
            <text:p>fix similar typos to successfull</text:p>
          </table:table-cell>
          <table:table-cell/>
          <table:table-cell office:value-type="string">
            <text:p>N</text:p>
          </table:table-cell>
          <table:table-cell office:value-type="string">
            <text:p>touch too many stuffs</text:p>
          </table:table-cell>
          <table:table-cell office:value-type="string">
            <text:p>73ac36ea14fd18ea3dc057e41b16ff31a3c0bd5a</text:p>
          </table:table-cell>
          <table:table-cell/>
        </table:table-row>
        <table:table-row table:style-name="ro1">
          <table:table-cell office:value-type="string">
            <text:p>remove lots of double-semicolons</text:p>
          </table:table-cell>
          <table:table-cell/>
          <table:table-cell office:value-type="string">
            <text:p>N</text:p>
          </table:table-cell>
          <table:table-cell office:value-type="string">
            <text:p>touch too many stuffs</text:p>
          </table:table-cell>
          <table:table-cell office:value-type="string">
            <text:p>c19a28e1193a6c854738d609ae9b2fe2f6e6bea4</text:p>
          </table:table-cell>
          <table:table-cell/>
        </table:table-row>
        <table:table-row table:style-name="ro1">
          <table:table-cell office:value-type="string">
            <text:p>trivial: fix then -&gt; than typos in comments and documentation</text:p>
          </table:table-cell>
          <table:table-cell/>
          <table:table-cell office:value-type="string">
            <text:p>N</text:p>
          </table:table-cell>
          <table:table-cell office:value-type="string">
            <text:p>touch too many stuffs</text:p>
          </table:table-cell>
          <table:table-cell office:value-type="string">
            <text:p>025dfdafe77f20b3890981a394774baab7b9c827</text:p>
          </table:table-cell>
          <table:table-cell/>
        </table:table-row>
        <table:table-row table:style-name="ro1">
          <table:table-cell office:value-type="string">
            <text:p>zero i_uid/i_gid on inode allocation</text:p>
          </table:table-cell>
          <table:table-cell/>
          <table:table-cell office:value-type="string">
            <text:p>N</text:p>
          </table:table-cell>
          <table:table-cell office:value-type="string">
            <text:p>touch too many stuffs</text:p>
          </table:table-cell>
          <table:table-cell office:value-type="string">
            <text:p>56ff5efad96182f4d3cb3dc6b07396762c658f16</text:p>
          </table:table-cell>
          <table:table-cell/>
        </table:table-row>
        <table:table-row table:style-name="ro1">
          <table:table-cell office:value-type="string">
            <text:p>ocfs2: Access the right buffer_head in ocfs2_merge_rec_left.</text:p>
          </table:table-cell>
          <table:table-cell/>
          <table:table-cell office:value-type="string">
            <text:p>N</text:p>
          </table:table-cell>
          <table:table-cell office:value-type="string">
            <text:p>dropped, conflict ocfs2_journal_access with ocfs2_path_bh_journal_access</text:p>
          </table:table-cell>
          <table:table-cell office:value-type="string">
            <text:p>9047beabb8a396f0b18de1e4a9ab920cf92054af</text:p>
          </table:table-cell>
          <table:table-cell/>
        </table:table-row>
        <table:table-row table:style-name="ro1">
          <table:table-cell office:value-type="string">
            <text:p>ocfs2: use min_t in ocfs2_quota_read()</text:p>
          </table:table-cell>
          <table:table-cell/>
          <table:table-cell office:value-type="string">
            <text:p>N</text:p>
          </table:table-cell>
          <table:table-cell office:value-type="string">
            <text:p>quota</text:p>
          </table:table-cell>
          <table:table-cell office:value-type="string">
            <text:p>dad7d975e4bd893c79fd122105b37b9a1776816a</text:p>
          </table:table-cell>
          <table:table-cell/>
        </table:table-row>
        <table:table-row table:style-name="ro1">
          <table:table-cell office:value-type="string">
            <text:p>ocfs2: remove unneeded lvb casts</text:p>
          </table:table-cell>
          <table:table-cell/>
          <table:table-cell office:value-type="string">
            <text:p>N</text:p>
          </table:table-cell>
          <table:table-cell office:value-type="string">
            <text:p>conflict with OCFS2_QINFO_LVB_VERSION</text:p>
          </table:table-cell>
          <table:table-cell office:value-type="string">
            <text:p>a641dc2a5a1445eb4cb491080dfc41c42a9eb37d</text:p>
          </table:table-cell>
          <table:table-cell/>
        </table:table-row>
        <table:table-row table:style-name="ro1">
          <table:table-cell office:value-type="string">
            <text:p>ocfs2: Add xattr support checking in init_security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38d59ef61c11cafc50a66787bdbbe80d58bbd9c0</text:p>
          </table:table-cell>
          <table:table-cell/>
        </table:table-row>
        <table:table-row table:style-name="ro1">
          <table:table-cell office:value-type="string">
            <text:p>ocfs2: alloc xattr bucket in ocfs2_xattr_set_handle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008aafaf0b4aa0476da483e3c6e3edbe951811ff</text:p>
          </table:table-cell>
          <table:table-cell/>
        </table:table-row>
        <table:table-row table:style-name="ro1">
          <table:table-cell office:value-type="string">
            <text:p>ocfs2: calculate and reserve credits for xattr value in mknod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0e445b6fe93c723fe8093fd04ddfeb11ae2de082</text:p>
          </table:table-cell>
          <table:table-cell/>
        </table:table-row>
        <table:table-row table:style-name="ro1">
          <table:table-cell office:value-type="string">
            <text:p>ocfs2/xattr: fix credits calculation during index create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90cb546cada68bb8c2278afdb4b65c2ac11f2877</text:p>
          </table:table-cell>
          <table:table-cell/>
        </table:table-row>
        <table:table-row table:style-name="ro1">
          <table:table-cell office:value-type="string">
            <text:p>ocfs2/xattr: Always updating ctime during xattr set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4b3f6209bf9eec46fe5ebb168718fef5c443c157</text:p>
          </table:table-cell>
          <table:table-cell/>
        </table:table-row>
        <table:table-row table:style-name="ro1">
          <table:table-cell office:value-type="string">
            <text:p>ocfs2/xattr: Remove extend_trans call and add its credits from the beginning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71d548a6af36fe98c95fbd0522147f842bd5f054</text:p>
          </table:table-cell>
          <table:table-cell/>
        </table:table-row>
        <table:table-row table:style-name="ro1">
          <table:table-cell office:value-type="string">
            <text:p>ocfs2/dlm: Fix race during lockres mastery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7b791d68562e4ce5ab57cbacb10a1ad4ee33956e</text:p>
          </table:table-cell>
          <table:table-cell/>
        </table:table-row>
        <table:table-row table:style-name="ro1">
          <table:table-cell office:value-type="string">
            <text:p>ocfs2/dlm: Clean up errors in dlm_proxy_ast_handler()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57dff2676eb68d805883a2204faaa5339ac44e03</text:p>
          </table:table-cell>
          <table:table-cell/>
        </table:table-row>
        <table:table-row table:style-name="ro1">
          <table:table-cell office:value-type="string">
            <text:p>ocfs2/dlm: Fix a race between migrate request and exit domain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2b83256407687613e906bee93d98a25339128a4d</text:p>
          </table:table-cell>
          <table:table-cell/>
        </table:table-row>
        <table:table-row table:style-name="ro1">
          <table:table-cell office:value-type="string">
            <text:p>ocfs2: One more hamming code optimization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58896c4d0e5868360ea0693c607d5bf74f79da6b</text:p>
          </table:table-cell>
          <table:table-cell/>
        </table:table-row>
        <table:table-row table:style-name="ro1">
          <table:table-cell office:value-type="string">
            <text:p>ocfs2: Another hamming code optimization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7bb458a58588f397068e4166c615e9fcc7480c16</text:p>
          </table:table-cell>
          <table:table-cell/>
        </table:table-row>
        <table:table-row table:style-name="ro1">
          <table:table-cell office:value-type="string">
            <text:p>ocfs2: Don't hand-code xor in ocfs2_hamming_encode()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e798b3f8a920c82a8e556dd54df97f0d3d0f9144</text:p>
          </table:table-cell>
          <table:table-cell/>
        </table:table-row>
        <table:table-row table:style-name="ro1">
          <table:table-cell office:value-type="string">
            <text:p>ocfs2: Enable metadata checksums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9d28cfb73f3abccce001daf2d247b16bf20e2248</text:p>
          </table:table-cell>
          <table:table-cell/>
        </table:table-row>
        <table:table-row table:style-name="ro1">
          <table:table-cell office:value-type="string">
            <text:p>ocfs2: Validate superblock with checksum and ecc.</text:p>
          </table:table-cell>
          <table:table-cell/>
          <table:table-cell office:value-type="string">
            <text:p>N</text:p>
          </table:table-cell>
          <table:table-cell office:value-type="string">
            <text:p>no use (will involve quota code finally)</text:p>
          </table:table-cell>
          <table:table-cell office:value-type="string">
            <text:p>d030cc978e9e636dc39ce9a9e8282d48698a3b30</text:p>
          </table:table-cell>
          <table:table-cell/>
        </table:table-row>
        <table:table-row table:style-name="ro1">
          <table:table-cell office:value-type="string">
            <text:p>ocfs2: Checksum and ECC for directory blocks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c175a518b4a1d514483abf61813ce5d855917164</text:p>
          </table:table-cell>
          <table:table-cell/>
        </table:table-row>
        <table:table-row table:style-name="ro1">
          <table:table-cell office:value-type="string">
            <text:p>ocfs2: Add directory block trailers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87d35a74b15ec703910a63e0667692fb5e267be0</text:p>
          </table:table-cell>
          <table:table-cell/>
        </table:table-row>
        <table:table-row table:style-name="ro1">
          <table:table-cell office:value-type="string">
            <text:p>ocfs2: Use proper journal_access function in xattr.c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84008972491ca91b240f106191519781dabb8016</text:p>
          </table:table-cell>
          <table:table-cell/>
        </table:table-row>
        <table:table-row table:style-name="ro1">
          <table:table-cell office:value-type="string">
            <text:p>ocfs2: Pass value buf to ocfs2_remove_value_outside()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4311901daabe1d0f22cfcf86c57ad450f14b4e9f</text:p>
          </table:table-cell>
          <table:table-cell/>
        </table:table-row>
        <table:table-row table:style-name="ro1">
          <table:table-cell office:value-type="string">
            <text:p>ocfs2: Use ocfs2_xattr_value_buf in ocfs2_xattr_set_entry()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512620f44df85df87348fc9a6fc54fcaa254b8d3</text:p>
          </table:table-cell>
          <table:table-cell/>
        </table:table-row>
        <table:table-row table:style-name="ro1">
          <table:table-cell office:value-type="string">
            <text:p>ocfs2: Pass value buf to ocfs2_xattr_update_entry()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0c748e95327d00e9eb19d0f34b32147ecbc02137</text:p>
          </table:table-cell>
          <table:table-cell/>
        </table:table-row>
        <table:table-row table:style-name="ro1">
          <table:table-cell office:value-type="string">
            <text:p>ocfs2: Pass ocfs2_xattr_value_buf into ocfs2_xattr_value_truncate()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b3e5d37905730dc5ddff717f55ed830caa80ea0e</text:p>
          </table:table-cell>
          <table:table-cell/>
        </table:table-row>
        <table:table-row table:style-name="ro1">
          <table:table-cell office:value-type="string">
            <text:p>ocfs2: Pull ocfs2_xattr_value_buf up into ocfs2_xattr_value_truncate()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19b801f45fa5e4840b9be3dcf1e73b08f35b04d9</text:p>
          </table:table-cell>
          <table:table-cell/>
        </table:table-row>
        <table:table-row table:style-name="ro1">
          <table:table-cell office:value-type="string">
            <text:p>ocfs2: Pull ocfs2_xattr_value_buf up from __ocfs2_remove_xattr_range()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d72cc72d57ecaf9047da51269dabd6880c1399ac</text:p>
          </table:table-cell>
          <table:table-cell/>
        </table:table-row>
        <table:table-row table:style-name="ro1">
          <table:table-cell office:value-type="string">
            <text:p>ocfs2: Create ocfs2_xattr_value_buf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2a50a743bdaab104155bd9e988d2ba3bb4177263</text:p>
          </table:table-cell>
          <table:table-cell/>
        </table:table-row>
        <table:table-row table:style-name="ro1">
          <table:table-cell office:value-type="string">
            <text:p>ocfs2: Add ecc and checksums to ocfs2 xattr buckets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4d0e214ee83185fcaa2cb97cd026d32bdc5c994a</text:p>
          </table:table-cell>
          <table:table-cell/>
        </table:table-row>
        <table:table-row table:style-name="ro1">
          <table:table-cell office:value-type="string">
            <text:p>ocfs2: Use metadata-specific ocfs2_journal_access_*() functions.</text:p>
          </table:table-cell>
          <table:table-cell/>
          <table:table-cell office:value-type="string">
            <text:p>N</text:p>
          </table:table-cell>
          <table:table-cell office:value-type="string">
            <text:p>dropped because quota code involved</text:p>
          </table:table-cell>
          <table:table-cell office:value-type="string">
            <text:p>13723d00e374c2a6d6ccb5af6de965e89c3e1b01</text:p>
          </table:table-cell>
          <table:table-cell/>
        </table:table-row>
        <table:table-row table:style-name="ro1">
          <table:table-cell office:value-type="string">
            <text:p>ocfs2: Wrap up the common use cases of ocfs2_new_path().</text:p>
          </table:table-cell>
          <table:table-cell/>
          <table:table-cell office:value-type="string">
            <text:p>M</text:p>
          </table:table-cell>
          <table:table-cell office:value-type="string">
            <text:p>modified added</text:p>
          </table:table-cell>
          <table:table-cell office:value-type="string">
            <text:p>ffdd7a54631f07918b75e324d86713a08c11ec06</text:p>
          </table:table-cell>
          <table:table-cell/>
        </table:table-row>
        <table:table-row table:style-name="ro1">
          <table:table-cell office:value-type="string">
            <text:p>ocfs2: Add journal_access functions with jbd2 triggers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50655ae9e91d272d48997bada59efe166aa5e343</text:p>
          </table:table-cell>
          <table:table-cell/>
        </table:table-row>
        <table:table-row table:style-name="ro1">
          <table:table-cell office:value-type="string">
            <text:p>ocfs2: block read meta ecc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d6b32bbb3eae3fb787f1c33bf9f767ca1ddeb208</text:p>
          </table:table-cell>
          <table:table-cell/>
        </table:table-row>
        <table:table-row table:style-name="ro1">
          <table:table-cell office:value-type="string">
            <text:p>ocfs2: Add a validation hook for quota block reads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684ef278377725d505aa23259ee673dab9b11851</text:p>
          </table:table-cell>
          <table:table-cell/>
        </table:table-row>
        <table:table-row table:style-name="ro1">
          <table:table-cell office:value-type="string">
            <text:p>ocfs2: Add the underlying blockcheck code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70ad1ba7b48364d758a112df0823edc5ca6632aa</text:p>
          </table:table-cell>
          <table:table-cell/>
        </table:table-row>
        <table:table-row table:style-name="ro1">
          <table:table-cell office:value-type="string">
            <text:p>ocfs2: Add the on-disk structures for metadata checksums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ab552d54673f262d7f70014003d3928d29270f22</text:p>
          </table:table-cell>
          <table:table-cell/>
        </table:table-row>
        <table:table-row table:style-name="ro1">
          <table:table-cell table:style-name="ce1" office:value-type="string">
            <text:p>jbd2: Add buffer triggers</text:p>
          </table:table-cell>
          <table:table-cell table:style-name="ce1"/>
          <table:table-cell office:value-type="string">
            <text:p>N</text:p>
          </table:table-cell>
          <table:table-cell office:value-type="string">
            <text:p>no use</text:p>
          </table:table-cell>
          <table:table-cell table:style-name="ce1" office:value-type="string">
            <text:p>e06c8227fd94ec181849ba206bf032be31c4295c</text:p>
          </table:table-cell>
          <table:table-cell/>
        </table:table-row>
        <table:table-row table:style-name="ro1">
          <table:table-cell office:value-type="string">
            <text:p>ocfs2/quota: Add QUOTA in mlog_attribute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754938c142ae0c28360426c43f965ddc5164b21e</text:p>
          </table:table-cell>
          <table:table-cell/>
        </table:table-row>
        <table:table-row table:style-name="ro1">
          <table:table-cell office:value-type="string">
            <text:p>ocfs2: Pass xs-&gt;bucket into ocfs2_add_new_xattr_bucket()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91f2033fa997aa92607470ed1ef90685b9d77a8c</text:p>
          </table:table-cell>
          <table:table-cell/>
        </table:table-row>
        <table:table-row table:style-name="ro1">
          <table:table-cell office:value-type="string">
            <text:p>ocfs2: Move buckets up into ocfs2_add_new_xattr_bucket()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ed29c0ca14871021fc8aced74650648dcb2c6e81</text:p>
          </table:table-cell>
          <table:table-cell/>
        </table:table-row>
        <table:table-row table:style-name="ro1">
          <table:table-cell office:value-type="string">
            <text:p>ocfs2: Move buckets up into ocfs2_add_new_xattr_cluster()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012ee910876e251621705e8dea7c353fd4914e19</text:p>
          </table:table-cell>
          <table:table-cell/>
        </table:table-row>
        <table:table-row table:style-name="ro1">
          <table:table-cell office:value-type="string">
            <text:p>ocfs2: Pass buckets into ocfs2_mv_xattr_bucket_cross_cluster()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41cb814866110b6e35dad7569ecf96163c3bb824</text:p>
          </table:table-cell>
          <table:table-cell/>
        </table:table-row>
        <table:table-row table:style-name="ro1">
          <table:table-cell office:value-type="string">
            <text:p>ocfs2: Start using buckets in ocfs2_adjust_xattr_cross_cluster()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92cf3adf48097b7561a3c83f800ed3b2b25b18d4</text:p>
          </table:table-cell>
          <table:table-cell/>
        </table:table-row>
        <table:table-row table:style-name="ro1">
          <table:table-cell office:value-type="string">
            <text:p>ocfs2: Use ocfs2_mv_xattr_buckets() in ocfs2_mv_xattr_bucket_cross_cluster()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c58b6032f93358871361a92d7743dbc85d27084e</text:p>
          </table:table-cell>
          <table:table-cell/>
        </table:table-row>
        <table:table-row table:style-name="ro1">
          <table:table-cell office:value-type="string">
            <text:p>ocfs2: ocfs2_mv_xattr_buckets() can handle a partial cluster now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54ecb6b6df54bf72befb359b21f3759b2952f9d9</text:p>
          </table:table-cell>
          <table:table-cell/>
        </table:table-row>
        <table:table-row table:style-name="ro1">
          <table:table-cell office:value-type="string">
            <text:p>ocfs2: Rename ocfs2_cp_xattr_cluster() to ocfs2_mv_xattr_buckets()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874d65af1c8b8f6456a934701e6828d3017be029</text:p>
          </table:table-cell>
          <table:table-cell/>
        </table:table-row>
        <table:table-row table:style-name="ro1">
          <table:table-cell office:value-type="string">
            <text:p>ocfs2: Use ocfs2_cp_xattr_bucket() in ocfs2_mv_xattr_bucket_cross_cluster()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b5c03e746959bb005b987e9d8511df46680c3daa</text:p>
          </table:table-cell>
          <table:table-cell/>
        </table:table-row>
        <table:table-row table:style-name="ro1">
          <table:table-cell office:value-type="string">
            <text:p>ocfs2: Explain t_is_new in ocfs2_cp_xattr_cluster()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2b656c1d6fc5ba7791a360766780a212faed5705</text:p>
          </table:table-cell>
          <table:table-cell/>
        </table:table-row>
        <table:table-row table:style-name="ro1">
          <table:table-cell office:value-type="string">
            <text:p>ocfs2: Dirty the entire first bucket in ocfs2_cp_xattr_cluster()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15d609293d1954465a4788b9b182214323c6a2a1</text:p>
          </table:table-cell>
          <table:table-cell/>
        </table:table-row>
        <table:table-row table:style-name="ro1">
          <table:table-cell office:value-type="string">
            <text:p>ocfs2: Dirty the entire first bucket in ocfs2_extend_xattr_bucket()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92de109ade7999084fb0bfcc65d603252504e0d0</text:p>
          </table:table-cell>
          <table:table-cell/>
        </table:table-row>
        <table:table-row table:style-name="ro1">
          <table:table-cell office:value-type="string">
            <text:p>ocfs2: Narrow the transaction for deleting xattrs from a bucket.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88c3b0622acf82c7c86fbc066e81e15edc7c1685</text:p>
          </table:table-cell>
          <table:table-cell/>
        </table:table-row>
        <table:table-row table:style-name="ro1">
          <table:table-cell office:value-type="string">
            <text:p>ocfs2: Dirty the entire bucket in ocfs2_bucket_value_truncate()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548b0f22bb7497ba76f91627b99f9fed53a91704</text:p>
          </table:table-cell>
          <table:table-cell/>
        </table:table-row>
        <table:table-row table:style-name="ro1">
          <table:table-cell office:value-type="string">
            <text:p>ocfs2/quota: sparse fixes for quota</text:p>
          </table:table-cell>
          <table:table-cell/>
          <table:table-cell office:value-type="string">
            <text:p>N</text:p>
          </table:table-cell>
          <table:table-cell office:value-type="string">
            <text:p>quota</text:p>
          </table:table-cell>
          <table:table-cell office:value-type="string">
            <text:p>df32b3343aa11e0c7f54783594b24321d17d376f</text:p>
          </table:table-cell>
          <table:table-cell/>
        </table:table-row>
        <table:table-row table:style-name="ro1">
          <table:table-cell office:value-type="string">
            <text:p>ocfs2: fix indendation in ocfs2_dquot_drop_slow</text:p>
          </table:table-cell>
          <table:table-cell/>
          <table:table-cell office:value-type="string">
            <text:p>N</text:p>
          </table:table-cell>
          <table:table-cell office:value-type="string">
            <text:p>quota</text:p>
          </table:table-cell>
          <table:table-cell office:value-type="string">
            <text:p>e35ff98f7c37b7bc901b4b90a66a0287565e456c</text:p>
          </table:table-cell>
          <table:table-cell/>
        </table:table-row>
        <table:table-row table:style-name="ro1">
          <table:table-cell office:value-type="string">
            <text:p>ocfs2: Fix build warnings (64-bit types vs long long)</text:p>
          </table:table-cell>
          <table:table-cell/>
          <table:table-cell office:value-type="string">
            <text:p>N</text:p>
          </table:table-cell>
          <table:table-cell office:value-type="string">
            <text:p>dropped because dependent to ocfs2_read_blocks() api change</text:p>
          </table:table-cell>
          <table:table-cell office:value-type="string">
            <text:p>9a2f3866c825c67c3a5806799cdc93fb7517f0c4</text:p>
          </table:table-cell>
          <table:table-cell/>
        </table:table-row>
        <table:table-row table:style-name="ro1">
          <table:table-cell office:value-type="string">
            <text:p>ocfs2: Make ocfs2_get_quota_block() consistent with ocfs2_read_quota_block()</text:p>
          </table:table-cell>
          <table:table-cell/>
          <table:table-cell office:value-type="string">
            <text:p>N</text:p>
          </table:table-cell>
          <table:table-cell office:value-type="string">
            <text:p>quota</text:p>
          </table:table-cell>
          <table:table-cell office:value-type="string">
            <text:p>53a3604610e92a5344cf8003c19975583e71a598</text:p>
          </table:table-cell>
          <table:table-cell/>
        </table:table-row>
        <table:table-row table:style-name="ro1">
          <table:table-cell office:value-type="string">
            <text:p>ocfs2: Fix oops when extending quota files</text:p>
          </table:table-cell>
          <table:table-cell/>
          <table:table-cell office:value-type="string">
            <text:p>N</text:p>
          </table:table-cell>
          <table:table-cell office:value-type="string">
            <text:p>quota</text:p>
          </table:table-cell>
          <table:table-cell office:value-type="string">
            <text:p>af09e51b6810d3408db1c0e956b3b0687b0e3723</text:p>
          </table:table-cell>
          <table:table-cell/>
        </table:table-row>
        <table:table-row table:style-name="ro1">
          <table:table-cell office:value-type="string">
            <text:p>ocfs2: Fix ocfs2_read_quota_block() error handling.</text:p>
          </table:table-cell>
          <table:table-cell/>
          <table:table-cell office:value-type="string">
            <text:p>N</text:p>
          </table:table-cell>
          <table:table-cell office:value-type="string">
            <text:p>quota</text:p>
          </table:table-cell>
          <table:table-cell office:value-type="string">
            <text:p>85eb8b73d66530bb7b931789ae7a5ec9744eed34</text:p>
          </table:table-cell>
          <table:table-cell/>
        </table:table-row>
        <table:table-row table:style-name="ro1">
          <table:table-cell office:value-type="string">
            <text:p>ocfs2: Add missing initialization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57a09a7b3d9445a17c78d544f1e49d4d7d61705a</text:p>
          </table:table-cell>
          <table:table-cell/>
        </table:table-row>
        <table:table-row table:style-name="ro1">
          <table:table-cell office:value-type="string">
            <text:p>ocfs2: Use BH_JBDPrivateStart instead of BH_Unshadow</text:p>
          </table:table-cell>
          <table:table-cell/>
          <table:table-cell office:value-type="string">
            <text:p>N</text:p>
          </table:table-cell>
          <table:table-cell office:value-type="string">
            <text:p>afraid of changing too much other code</text:p>
          </table:table-cell>
          <table:table-cell office:value-type="string">
            <text:p>b86c86fa1feb50221dc16071ae5b8a4acf3bd32c</text:p>
          </table:table-cell>
          <table:table-cell/>
        </table:table-row>
        <table:table-row table:style-name="ro1">
          <table:table-cell office:value-type="string">
            <text:p>ocfs2-Fix-hang-in-quota-recovery-code.patch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-Fix-oops-when-one-quotatype-enabled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-Change-quotafile-names.patch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-Fix-mount-cleanup-after-quota-failure.patch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-Fix-oop-in-recovery-without-quotas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-Fix-grace-time-syncing.patch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: Implement quota recovery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2205363dce7447b8e85f1ead14387664c1a98753</text:p>
          </table:table-cell>
          <table:table-cell/>
        </table:table-row>
        <table:table-row table:style-name="ro1">
          <table:table-cell office:value-type="string">
            <text:p>ocfs2: Periodic quota syncing</text:p>
          </table:table-cell>
          <table:table-cell/>
          <table:table-cell office:value-type="string">
            <text:p>N</text:p>
          </table:table-cell>
          <table:table-cell office:value-type="string">
            <text:p>conflict with ocfs2-Implement-quota-syncing-thread.patch</text:p>
          </table:table-cell>
          <table:table-cell office:value-type="string">
            <text:p>171bf93ce11f4c9929fdce6ce63df8da2f3c4475</text:p>
          </table:table-cell>
          <table:table-cell/>
        </table:table-row>
        <table:table-row table:style-name="ro1">
          <table:table-cell office:value-type="string">
            <text:p>ocfs2-Implement-quota-syncing-thread.patch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: Enable quota accounting on mount, disable on umount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19ece546a418997226bd91552fbc41abcb05cea6</text:p>
          </table:table-cell>
          <table:table-cell/>
        </table:table-row>
        <table:table-row table:style-name="ro1">
          <table:table-cell office:value-type="string">
            <text:p>ocfs2: Add quota calls for allocation and freeing of inodes and space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a90714c150e3ce677c57a9dac3ab1ec342c75a95</text:p>
          </table:table-cell>
          <table:table-cell/>
        </table:table-row>
        <table:table-row table:style-name="ro1">
          <table:table-cell office:value-type="string">
            <text:p>ocfs2: Implementation of local and global quota file handling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9e33d69f553aaf11377307e8d6f82deb3385e351</text:p>
          </table:table-cell>
          <table:table-cell/>
        </table:table-row>
        <table:table-row table:style-name="ro1">
          <table:table-cell office:value-type="string">
            <text:p>ocfs2: Mark system files as not subject to quota accounting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bbbd0eb34bf801dee01e345785959a75258f6567</text:p>
          </table:table-cell>
          <table:table-cell/>
        </table:table-row>
        <table:table-row table:style-name="ro1">
          <table:table-cell office:value-type="string">
            <text:p>ocfs2: Assign feature bits and system inodes to quota feature and quota files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1a224ad11eeb190da4a123e156601aad1bb67f24</text:p>
          </table:table-cell>
          <table:table-cell/>
        </table:table-row>
        <table:table-row table:style-name="ro1">
          <table:table-cell office:value-type="string">
            <text:p>ocfs2: Support nested transactions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90e86a63eadf1a3b2f19b68d82150dc63fe01443</text:p>
          </table:table-cell>
          <table:table-cell/>
        </table:table-row>
        <table:table-row table:style-name="ro1">
          <table:table-cell office:value-type="string">
            <text:p>ocfs2/xattr: Restore not_found in xis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9f868f16e40e9ad8e39aebff94a4be0d96520734</text:p>
          </table:table-cell>
          <table:table-cell/>
        </table:table-row>
        <table:table-row table:style-name="ro1">
          <table:table-cell office:value-type="string">
            <text:p>ocfs2/xattr: Fix a bug in xattr allocation estimation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97aff52ae13d3c11a074bbbfc80ad0b59cb8cdeb</text:p>
          </table:table-cell>
          <table:table-cell/>
        </table:table-row>
        <table:table-row table:style-name="ro1">
          <table:table-cell office:value-type="string">
            <text:p>ocfs2: Remove JBD compatibility layer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53ef99cad9878f02f27bb30bc304fc42af8bdd6e</text:p>
          </table:table-cell>
          <table:table-cell/>
        </table:table-row>
        <table:table-row table:style-name="ro1">
          <table:table-cell office:value-type="string">
            <text:p>ocfs2: Convert ocfs2_read_dir_block() to ocfs2_read_virt_blocks()</text:p>
          </table:table-cell>
          <table:table-cell/>
          <table:table-cell office:value-type="string">
            <text:p>N</text:p>
          </table:table-cell>
          <table:table-cell office:value-type="string">
            <text:p>dropped, because interfere “Implementation of local and global quota file handling” later</text:p>
          </table:table-cell>
          <table:table-cell office:value-type="string">
            <text:p>511308d90b53479b194cd067715f44dc99d39b08</text:p>
          </table:table-cell>
          <table:table-cell/>
        </table:table-row>
        <table:table-row table:style-name="ro1">
          <table:table-cell office:value-type="string">
            <text:p>ocfs2: Wrap virtual block reads in ocfs2_read_virt_blocks()</text:p>
          </table:table-cell>
          <table:table-cell/>
          <table:table-cell office:value-type="string">
            <text:p>N</text:p>
          </table:table-cell>
          <table:table-cell office:value-type="string">
            <text:p>dropped, because “Convert ocfs2_read_dir_block() to ocfs2_read_virt_blocks()” dropped later</text:p>
          </table:table-cell>
          <table:table-cell office:value-type="string">
            <text:p>a8549fb5abb2b372e46d5de0d23ff8b24f4a61af</text:p>
          </table:table-cell>
          <table:table-cell/>
        </table:table-row>
        <table:table-row table:style-name="ro1">
          <table:table-cell office:value-type="string">
            <text:p>ocfs2: Validate metadata only when it's read from disk.</text:p>
          </table:table-cell>
          <table:table-cell/>
          <table:table-cell office:value-type="string">
            <text:p>N</text:p>
          </table:table-cell>
          <table:table-cell office:value-type="string">
            <text:p>dropped because “Wrap extent block reads in a dedicated function” is dropped (dependent)</text:p>
          </table:table-cell>
          <table:table-cell office:value-type="string">
            <text:p>970e4936d7d15f35d00fd15a14f5343ba78b2fc8</text:p>
          </table:table-cell>
          <table:table-cell/>
        </table:table-row>
        <table:table-row table:style-name="ro1">
          <table:table-cell office:value-type="string">
            <text:p>ocfs2: Wrap xattr block reads in a dedicated function</text:p>
          </table:table-cell>
          <table:table-cell/>
          <table:table-cell office:value-type="string">
            <text:p>N</text:p>
          </table:table-cell>
          <table:table-cell office:value-type="string">
            <text:p>no use</text:p>
          </table:table-cell>
          <table:table-cell office:value-type="string">
            <text:p>4ae1d69bedc8d174cb8a558694607e013157cde1</text:p>
          </table:table-cell>
          <table:table-cell/>
        </table:table-row>
        <table:table-row table:style-name="ro1">
          <table:table-cell office:value-type="string">
            <text:p>ocfs2: Wrap dirblock reads in a dedicated function.</text:p>
          </table:table-cell>
          <table:table-cell/>
          <table:table-cell office:value-type="string">
            <text:p>N</text:p>
          </table:table-cell>
          <table:table-cell office:value-type="string">
            <text:p>drapped because conflict with “Implementation of local and global quota file handling” later</text:p>
          </table:table-cell>
          <table:table-cell office:value-type="string">
            <text:p>a22305cc693254a2aa651e797875669112ef8635</text:p>
          </table:table-cell>
          <table:table-cell/>
        </table:table-row>
        <table:table-row table:style-name="ro1">
          <table:table-cell office:value-type="string">
            <text:p>ocfs2: Wrap extent block reads in a dedicated function.</text:p>
          </table:table-cell>
          <table:table-cell/>
          <table:table-cell office:value-type="string">
            <text:p>N</text:p>
          </table:table-cell>
          <table:table-cell office:value-type="string">
            <text:p>drop because the dependence of fiemap</text:p>
          </table:table-cell>
          <table:table-cell office:value-type="string">
            <text:p>5e96581a377fc6bd76e9b112da9aeb8a7ae8bf22</text:p>
          </table:table-cell>
          <table:table-cell/>
        </table:table-row>
        <table:table-row table:style-name="ro1">
          <table:table-cell office:value-type="string">
            <text:p>ocfs2: Morph the haphazard OCFS2_IS_VALID_GROUP_DESC() checks.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4203530613280281868b3ca36c817530bca3825c</text:p>
          </table:table-cell>
          <table:table-cell/>
        </table:table-row>
        <table:table-row table:style-name="ro1">
          <table:table-cell office:value-type="string">
            <text:p>ocfs2: Wrap group descriptor reads in a dedicated function.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68f64d471be38631d7196b938d9809802dd467fa</text:p>
          </table:table-cell>
          <table:table-cell/>
        </table:table-row>
        <table:table-row table:style-name="ro1">
          <table:table-cell office:value-type="string">
            <text:p>ocfs2: Consolidate validation of group descriptors.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57e3e7971136003c96766346049aa73b82cab079</text:p>
          </table:table-cell>
          <table:table-cell/>
        </table:table-row>
        <table:table-row table:style-name="ro1">
          <table:table-cell office:value-type="string">
            <text:p>ocfs2: Morph the haphazard OCFS2_IS_VALID_DINODE() checks.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10995aa2451afa20b721cc7de856cae1a13dba57</text:p>
          </table:table-cell>
          <table:table-cell/>
        </table:table-row>
        <table:table-row table:style-name="ro1">
          <table:table-cell office:value-type="string">
            <text:p>ocfs2: Wrap inode block reads in a dedicated function.</text:p>
          </table:table-cell>
          <table:table-cell/>
          <table:table-cell office:value-type="string">
            <text:p>Y</text:p>
          </table:table-cell>
          <table:table-cell office:value-type="string">
            <text:p>unmodified add</text:p>
          </table:table-cell>
          <table:table-cell office:value-type="string">
            <text:p>b657c95c11088d77fc1bfc9c84d940f778bf9d12</text:p>
          </table:table-cell>
          <table:table-cell/>
        </table:table-row>
        <table:table-row table:style-name="ro1">
          <table:table-cell office:value-type="string">
            <text:p>ocfs2-really-add-ACL-Kconfig.patch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: add mount option and Kconfig option for acl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a68979b857283daf4acc405e476dcc8812a3ff2b</text:p>
          </table:table-cell>
          <table:table-cell/>
        </table:table-row>
        <table:table-row table:style-name="ro1">
          <table:table-cell office:value-type="string">
            <text:p>ocfs2: add ocfs2_init_acl in mknod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89c38bd0ade3c567707ed8fce088b253b0369c50</text:p>
          </table:table-cell>
          <table:table-cell/>
        </table:table-row>
        <table:table-row table:style-name="ro1">
          <table:table-cell office:value-type="string">
            <text:p>ocfs2: add ocfs2_acl_chmod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060bc66dd5017460076d9e808e2198cd532c943d</text:p>
          </table:table-cell>
          <table:table-cell/>
        </table:table-row>
        <table:table-row table:style-name="ro1">
          <table:table-cell office:value-type="string">
            <text:p>ocfs2: add ocfs2_check_acl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23fc2702bea686569281708ad519b41a11d0a2f4</text:p>
          </table:table-cell>
          <table:table-cell/>
        </table:table-row>
        <table:table-row table:style-name="ro1">
          <table:table-cell office:value-type="string">
            <text:p>ocfs2: add POSIX ACL API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929fb014e041c6572c5e8c3686f1e32742b5b953</text:p>
          </table:table-cell>
          <table:table-cell/>
        </table:table-row>
        <table:table-row table:style-name="ro1">
          <table:table-cell office:value-type="string">
            <text:p>ocfs2: add ocfs2_xattr_get_nolock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4e3e9d027f63488e676bf7700ec515a192e54f69</text:p>
          </table:table-cell>
          <table:table-cell/>
        </table:table-row>
        <table:table-row table:style-name="ro1">
          <table:table-cell office:value-type="string">
            <text:p>ocfs2: add ocfs2_init_security in during file create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534eadddc1de8754a227202c0e747af4973f82ce</text:p>
          </table:table-cell>
          <table:table-cell/>
        </table:table-row>
        <table:table-row table:style-name="ro1">
          <table:table-cell office:value-type="string">
            <text:p>ocfs2: add security xattr API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923f7f3102b80403152e05aee3d55ecfce240440</text:p>
          </table:table-cell>
          <table:table-cell/>
        </table:table-row>
        <table:table-row table:style-name="ro1">
          <table:table-cell office:value-type="string">
            <text:p>ocfs2: add ocfs2_xattr_set_handle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6c3faba4421e230d77a181c260972229c542dec9</text:p>
          </table:table-cell>
          <table:table-cell/>
        </table:table-row>
        <table:table-row table:style-name="ro1">
          <table:table-cell office:value-type="string">
            <text:p>ocfs2: move new inode allocation out of the transaction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f5d362022a947e84b0a3dd656d09c6b2322e234f</text:p>
          </table:table-cell>
          <table:table-cell/>
        </table:table-row>
        <table:table-row table:style-name="ro1">
          <table:table-cell office:value-type="string">
            <text:p>ocfs2: turn __ocfs2_remove_inode_range() into ocfs2_remove_btree_range()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fecc01126d7a244b7e9b563c80663ffdca35343b</text:p>
          </table:table-cell>
          <table:table-cell/>
        </table:table-row>
        <table:table-row table:style-name="ro1">
          <table:table-cell office:value-type="string">
            <text:p>ocfs2/xattr: Merge xattr set transaction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85db90e77806d48a19fda77dabe8897d369a1710</text:p>
          </table:table-cell>
          <table:table-cell/>
        </table:table-row>
        <table:table-row table:style-name="ro1">
          <table:table-cell office:value-type="string">
            <text:p>ocfs2/xattr: Reserve meta/data at the beginning of ocfs2_xattr_set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78f30c314a74b9dc5d7368d96fe4be883d9a3a04</text:p>
          </table:table-cell>
          <table:table-cell/>
        </table:table-row>
        <table:table-row table:style-name="ro1">
          <table:table-cell office:value-type="string">
            <text:p>ocfs2/xattr: Move clusters free into dealloc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c73f60f900ddf73ec4ea2a143829ab97242c4e8c</text:p>
          </table:table-cell>
          <table:table-cell/>
        </table:table-row>
        <table:table-row table:style-name="ro1">
          <table:table-cell office:value-type="string">
            <text:p>ocfs2: Add clusters free in dealloc_ctxt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2891d290aa6eee0821f7e4ad0b1c4ae4d964b0f1</text:p>
          </table:table-cell>
          <table:table-cell/>
        </table:table-row>
        <table:table-row table:style-name="ro1">
          <table:table-cell office:value-type="string">
            <text:p>ocfs2/xattr: Only extend xattr bucket in need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976331d8789d4d84a11b45b87c520ade83715343</text:p>
          </table:table-cell>
          <table:table-cell/>
        </table:table-row>
        <table:table-row table:style-name="ro1">
          <table:table-cell office:value-type="string">
            <text:p>ocfs2/xattr: Only set buffer update if it doesn't exist in cache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757055adc5d41b910bdead925060f077dd2d9169</text:p>
          </table:table-cell>
          <table:table-cell/>
        </table:table-row>
        <table:table-row table:style-name="ro1">
          <table:table-cell office:value-type="string">
            <text:p>ocfs2/xattr: Remove additional bucket allocation in bucket defragment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1c32a2fd46ddc01bd86bff56a8f5d98c815750f4</text:p>
          </table:table-cell>
          <table:table-cell/>
        </table:table-row>
        <table:table-row table:style-name="ro1">
          <table:table-cell office:value-type="string">
            <text:p>ocfs2: Use buckets in ocfs2_xattr_set_entry_in_bucket()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02dbf38d19c19016f558fe0dc0c44f8041d3eb8e</text:p>
          </table:table-cell>
          <table:table-cell/>
        </table:table-row>
        <table:table-row table:style-name="ro1">
          <table:table-cell office:value-type="string">
            <text:p>ocfs2: Use buckets in ocfs2_defrag_xattr_bucket()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161d6f30f18c4a7e2b24705b6690cce3ff276eb9</text:p>
          </table:table-cell>
          <table:table-cell/>
        </table:table-row>
        <table:table-row table:style-name="ro1">
          <table:table-cell office:value-type="string">
            <text:p>ocfs2: Use buckets in ocfs2_xattr_create_index_block()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178eeac354ea28828d5e94a3a7b51368c171d6a5</text:p>
          </table:table-cell>
          <table:table-cell/>
        </table:table-row>
        <table:table-row table:style-name="ro1">
          <table:table-cell office:value-type="string">
            <text:p>ocfs2: Use buckets in ocfs2_xattr_bucket_find()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e2356a3f02cfdbce735465a2b40b6dc72a764c26</text:p>
          </table:table-cell>
          <table:table-cell/>
        </table:table-row>
        <table:table-row table:style-name="ro1">
          <table:table-cell office:value-type="string">
            <text:p>ocfs2: Take ocfs2_xattr_bucket structures off of the stack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ba937127596ec2c61437006741f7d29999284de4</text:p>
          </table:table-cell>
          <table:table-cell/>
        </table:table-row>
        <table:table-row table:style-name="ro1">
          <table:table-cell office:value-type="string">
            <text:p>ocfs2: Copy xattr buckets with a dedicated function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4980c6daba967124ed6420032960abd2b48412e2</text:p>
          </table:table-cell>
          <table:table-cell/>
        </table:table-row>
        <table:table-row table:style-name="ro1">
          <table:table-cell office:value-type="string">
            <text:p>ocfs2: Wrap journal_access/journal_dirty for xattr buckets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1224be020f62ada3e19822feeac3840abf80de3e</text:p>
          </table:table-cell>
          <table:table-cell/>
        </table:table-row>
        <table:table-row table:style-name="ro1">
          <table:table-cell office:value-type="string">
            <text:p>ocfs2: Improve ocfs2_read_xattr_bucket()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784b816a9198dc3782c97cde8ddcf52fecdf1797</text:p>
          </table:table-cell>
          <table:table-cell/>
        </table:table-row>
        <table:table-row table:style-name="ro1">
          <table:table-cell office:value-type="string">
            <text:p>ocfs2: Provide a wrapper to brelse() xattr bucket buffers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6dde41d9e7ba62f84cd7e91c0e993500af32ceb6</text:p>
          </table:table-cell>
          <table:table-cell/>
        </table:table-row>
        <table:table-row table:style-name="ro1">
          <table:table-cell office:value-type="string">
            <text:p>ocfs2: Convenient access to an xattr bucket's header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3e6329463e3a5c311e1d607ff3db735a18b6d67a</text:p>
          </table:table-cell>
          <table:table-cell/>
        </table:table-row>
        <table:table-row table:style-name="ro1">
          <table:table-cell office:value-type="string">
            <text:p>ocfs2: Convenient access to xattr bucket data blocks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51def39f0cabd46131c7c4df08751cb0cb9433d1</text:p>
          </table:table-cell>
          <table:table-cell/>
        </table:table-row>
        <table:table-row table:style-name="ro1">
          <table:table-cell office:value-type="string">
            <text:p>ocfs2: Convenient access to an xattr bucket's block number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9c7759aa670918a48f0c6e06779cd20f2781a2ac</text:p>
          </table:table-cell>
          <table:table-cell/>
        </table:table-row>
        <table:table-row table:style-name="ro1">
          <table:table-cell office:value-type="string">
            <text:p>ocfs2: Field prefixes for the xattr_bucket structure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4ac6032d6c92f0ac65cf5bc56b68557b3f099b66</text:p>
          </table:table-cell>
          <table:table-cell/>
        </table:table-row>
        <table:table-row table:style-name="ro1">
          <table:table-cell office:value-type="string">
            <text:p>ocfs2: Add JBD2 compat feature bit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a97721894a6dc0f9ebfe1dbaa4bb112eaf399273</text:p>
          </table:table-cell>
          <table:table-cell/>
        </table:table-row>
        <table:table-row table:style-name="ro1">
          <table:table-cell office:value-type="string">
            <text:p>ocfs2: Always update xattr search when creating bucket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83099bc647688d816c2f7fac8e51921bdfe8db73</text:p>
          </table:table-cell>
          <table:table-cell/>
        </table:table-row>
        <table:table-row table:style-name="ro1">
          <table:table-cell office:value-type="string">
            <text:p>ocfs2: fix regression in ocfs2_read_blocks_sync()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d6b58f89f7257c8099c2260e2bea042a917d6cdf</text:p>
          </table:table-cell>
          <table:table-cell/>
        </table:table-row>
        <table:table-row table:style-name="ro1">
          <table:table-cell office:value-type="string">
            <text:p>ocfs2: fix return value set in init_dlmfs_fs()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07d9a3954a68764aefe16855bcd0f86deeb5c825</text:p>
          </table:table-cell>
          <table:table-cell/>
        </table:table-row>
        <table:table-row table:style-name="ro1">
          <table:table-cell table:style-name="ce1" office:value-type="string">
            <text:p>ocfs2: Small documentation update</text:p>
          </table:table-cell>
          <table:table-cell table:style-name="ce1"/>
          <table:table-cell office:value-type="string">
            <text:p>N</text:p>
          </table:table-cell>
          <table:table-cell office:value-type="string">
            <text:p>Should add</text:p>
          </table:table-cell>
          <table:table-cell table:style-name="ce1" office:value-type="string">
            <text:p>a2eee69b814854095ed835a6eb64b8efc220cd6a</text:p>
          </table:table-cell>
          <table:table-cell/>
        </table:table-row>
        <table:table-row table:style-name="ro1">
          <table:table-cell office:value-type="string">
            <text:p>ocfs2: fix wake_up in unlock_ast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07f9eebcdfaeefc8f807fa1bcce1d7c3ae6661b1</text:p>
          </table:table-cell>
          <table:table-cell/>
        </table:table-row>
        <table:table-row table:style-name="ro1">
          <table:table-cell office:value-type="string">
            <text:p>ocfs2: initialize stack_user lvbptr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66f502a416f18cd36179290746aa53736c6b2828</text:p>
          </table:table-cell>
          <table:table-cell/>
        </table:table-row>
        <table:table-row table:style-name="ro1">
          <table:table-cell office:value-type="string">
            <text:p>ocfs2: comments typo fix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3b5da0189c93160e44b878d2c72e9552d642497c</text:p>
          </table:table-cell>
          <table:table-cell/>
        </table:table-row>
        <table:table-row table:style-name="ro1">
          <table:table-cell office:value-type="string">
            <text:p>CRED: Wrap task credential accesses in the OCFS2 filesystem</text:p>
          </table:table-cell>
          <table:table-cell/>
          <table:table-cell office:value-type="string">
            <text:p>N</text:p>
          </table:table-cell>
          <table:table-cell office:value-type="string">
            <text:p>current-&gt;fsuid to current_fsuid()</text:p>
          </table:table-cell>
          <table:table-cell office:value-type="string">
            <text:p>b19c2a3b839b9dfb3f258e8943dc3784ae20c7b0</text:p>
          </table:table-cell>
          <table:table-cell/>
        </table:table-row>
        <table:table-row table:style-name="ro1">
          <table:table-cell office:value-type="string">
            <text:p>ocfs2: Check search result in ocfs2_xattr_block_get()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6c1e183e12dbd78a897a859f13220406296fee31</text:p>
          </table:table-cell>
          <table:table-cell/>
        </table:table-row>
        <table:table-row table:style-name="ro1">
          <table:table-cell office:value-type="string">
            <text:p>ocfs2: fix printk related build warnings in xattr.c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de29c08528bae45e3fa1171d190f1340e37e0f70</text:p>
          </table:table-cell>
          <table:table-cell/>
        </table:table-row>
        <table:table-row table:style-name="ro1">
          <table:table-cell office:value-type="string">
            <text:p>ocfs2: truncate outstanding block after direct io failure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c435400140d24fbcb3da6b1e006be831f9056cb6</text:p>
          </table:table-cell>
          <table:table-cell/>
        </table:table-row>
        <table:table-row table:style-name="ro1">
          <table:table-cell office:value-type="string">
            <text:p>ocfs2/xattr: Proper hash collision handle in bucket division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80bcaf3469b8aefd316d4ceb27d9af7cfbb0b913</text:p>
          </table:table-cell>
          <table:table-cell/>
        </table:table-row>
        <table:table-row table:style-name="ro1">
          <table:table-cell office:value-type="string">
            <text:p>ocfs2: return 0 in page_mkwrite to let VFS retry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4c1bbf1ba631d7db61ce3462349a3f5d14ae3009</text:p>
          </table:table-cell>
          <table:table-cell/>
        </table:table-row>
        <table:table-row table:style-name="ro1">
          <table:table-cell office:value-type="string">
            <text:p>ocfs2: Set journal descriptor to NULL after journal shutdown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ae0dff683076b2798763288c7ac2f09a18c4a998</text:p>
          </table:table-cell>
          <table:table-cell/>
        </table:table-row>
        <table:table-row table:style-name="ro1">
          <table:table-cell office:value-type="string">
            <text:p>ocfs2-more_start_tran_fixes.patch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: Let inode be really deleted when ocfs2_mknod_locked() fails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b99835c1684918b9975851d71455c5c007d1715b</text:p>
          </table:table-cell>
          <table:table-cell/>
        </table:table-row>
        <table:table-row table:style-name="ro1">
          <table:table-cell office:value-type="string">
            <text:p>ocfs2: Fix checking of return value of new_inode()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87cfa004321c62aec681713ea48e0b846336d9f4</text:p>
          </table:table-cell>
          <table:table-cell/>
        </table:table-row>
        <table:table-row table:style-name="ro1">
          <table:table-cell office:value-type="string">
            <text:p>ocfs2: Fix check of return value of ocfs2_start_trans()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fa38e92cb34e27e60d0faf1035934eb9b44aa1d4</text:p>
          </table:table-cell>
          <table:table-cell/>
        </table:table-row>
        <table:table-row table:style-name="ro1">
          <table:table-cell office:value-type="string">
            <text:p>ocfs2: Fix some typos in xattr annotations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8573f79d30077875e2b6e83849b5245bfbb08685</text:p>
          </table:table-cell>
          <table:table-cell/>
        </table:table-row>
        <table:table-row table:style-name="ro1">
          <table:table-cell office:value-type="string">
            <text:p>ocfs2: Remove unused ocfs2_restore_xattr_block()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63fd77573723841d5d44a79471258f1b261f4482</text:p>
          </table:table-cell>
          <table:table-cell/>
        </table:table-row>
        <table:table-row table:style-name="ro1">
          <table:table-cell office:value-type="string">
            <text:p>ocfs2: Don't repeat ocfs2_xattr_block_find()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54f443f4e7265a1333886dbace31cb6eb1991c72</text:p>
          </table:table-cell>
          <table:table-cell/>
        </table:table-row>
        <table:table-row table:style-name="ro1">
          <table:table-cell office:value-type="string">
            <text:p>ocfs2: Specify appropriate journal access for new xattr buckets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eb6ff2397d1fdfc6a7629c99896338e5b5c508e5</text:p>
          </table:table-cell>
          <table:table-cell/>
        </table:table-row>
        <table:table-row table:style-name="ro1">
          <table:table-cell office:value-type="string">
            <text:p>ocfs2: Check errors from ocfs2_xattr_update_xattr_search()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bd60bd37ade4321ecce4ed4442f68c88febd76d5</text:p>
          </table:table-cell>
          <table:table-cell/>
        </table:table-row>
        <table:table-row table:style-name="ro1">
          <table:table-cell office:value-type="string">
            <text:p>ocfs2: Don't return -EFAULT from a corrupt xattr entry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b37c4d84e9d16fd5b6f31197f02ea0a112fc9e99</text:p>
          </table:table-cell>
          <table:table-cell/>
        </table:table-row>
        <table:table-row table:style-name="ro1">
          <table:table-cell office:value-type="string">
            <text:p>ocfs2: Check xattr block signatures properly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f6087fb799e097e7c9d912daa75701de9d62dc53</text:p>
          </table:table-cell>
          <table:table-cell/>
        </table:table-row>
        <table:table-row table:style-name="ro1">
          <table:table-cell office:value-type="string">
            <text:p>ocfs2: add handler_map array bounds checking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c988fd045f1195e62c0970384903ab9da26a9359</text:p>
          </table:table-cell>
          <table:table-cell/>
        </table:table-row>
        <table:table-row table:style-name="ro1">
          <table:table-cell office:value-type="string">
            <text:p>ocfs2: remove duplicate definition in xattr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ceb1eba3dc2ad94b25764785ff7d2082c6094115</text:p>
          </table:table-cell>
          <table:table-cell/>
        </table:table-row>
        <table:table-row table:style-name="ro1">
          <table:table-cell office:value-type="string">
            <text:p>ocfs2: fix function declaration and definition in xattr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0030e001505d2d1503c083c917a747c033eaf8cd</text:p>
          </table:table-cell>
          <table:table-cell/>
        </table:table-row>
        <table:table-row table:style-name="ro1">
          <table:table-cell office:value-type="string">
            <text:p>ocfs2: fix license in xattr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c3cb6827353102fee62f3b9401a03ee29b297e5b</text:p>
          </table:table-cell>
          <table:table-cell/>
        </table:table-row>
        <table:table-row table:style-name="ro1">
          <table:table-cell office:value-type="string">
            <text:p>fs: replace NIPQUAD()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be859405487324ed548f1ba11dc949b8230ab991</text:p>
          </table:table-cell>
          <table:table-cell/>
        </table:table-row>
        <table:table-row table:style-name="ro1">
          <table:table-cell office:value-type="string">
            <text:p>fs: remove prepare_write/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4e02ed4b4a2fae34aae766a5bb93ae235f60adb8</text:p>
          </table:table-cell>
          <table:table-cell/>
        </table:table-row>
        <table:table-row table:style-name="ro1">
          <table:table-cell office:value-type="string">
            <text:p>[PATCH] switch all filesystems over to d_obtain_alias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440037287c5ebb07033ab927ca16bb68c291d309</text:p>
          </table:table-cell>
          <table:table-cell/>
        </table:table-row>
        <table:table-row table:style-name="ro1">
          <table:table-cell office:value-type="string">
            <text:p>[PATCH] sanitize blkdev_get() and friends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572c48921574dbe6dceb958cf965aa962baefde4</text:p>
          </table:table-cell>
          <table:table-cell/>
        </table:table-row>
        <table:table-row table:style-name="ro1">
          <table:table-cell office:value-type="string">
            <text:p>[PATCH] pass fmode_t to blkdev_put()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9a1c3542768b5a58e45a9216921cd10a3bae1205</text:p>
          </table:table-cell>
          <table:table-cell/>
        </table:table-row>
        <table:table-row table:style-name="ro1">
          <table:table-cell office:value-type="string">
            <text:p>ocfs2-remove-prepare_write-commit_write.patch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-remove-undefined-xattr-handlers.patch</text:p>
          </table:table-cell>
          <table:table-cell/>
          <table:table-cell office:value-type="string">
            <text:p>U</text:p>
          </table:table-cell>
          <table:table-cell table:number-columns-repeated="3"/>
        </table:table-row>
        <table:table-row table:style-name="ro1">
          <table:table-cell office:value-type="string">
            <text:p>ocfs2: fix build error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1efd47f87317030cb7e37821b8562a8162c1223f</text:p>
          </table:table-cell>
          <table:table-cell/>
        </table:table-row>
        <table:table-row table:style-name="ro1">
          <table:table-cell office:value-type="string">
            <text:p>ocfs2: Make cached block reads the common case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d4a8c93c8248534bdedb07f83c9aebd6f7d1d579</text:p>
          </table:table-cell>
          <table:table-cell/>
        </table:table-row>
        <table:table-row table:style-name="ro1">
          <table:table-cell office:value-type="string">
            <text:p>ocfs2: Kill the last naked wait_on_buffer() for cached reads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5e0b3dec0107540244ba343f983ef4f972db20de</text:p>
          </table:table-cell>
          <table:table-cell/>
        </table:table-row>
        <table:table-row table:style-name="ro1">
          <table:table-cell office:value-type="string">
            <text:p>ocfs2: Move ocfs2_bread() into dir.c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07446dc72cffcc6e2672d0e54061dcd1858725ba</text:p>
          </table:table-cell>
          <table:table-cell/>
        </table:table-row>
        <table:table-row table:style-name="ro1">
          <table:table-cell office:value-type="string">
            <text:p>ocfs2: Simplify ocfs2_read_block()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0fcaa56a2a020dd6f90c202b7084e6f4cbedb6c2</text:p>
          </table:table-cell>
          <table:table-cell/>
        </table:table-row>
        <table:table-row table:style-name="ro1">
          <table:table-cell office:value-type="string">
            <text:p>ocfs2: Require an inode for ocfs2_read_block(s)().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31d33073ca38603dea705dae45e094a64ca062d6</text:p>
          </table:table-cell>
          <table:table-cell/>
        </table:table-row>
        <table:table-row table:style-name="ro1">
          <table:table-cell office:value-type="string">
            <text:p>ocfs2: Separate out sync reads from ocfs2_read_blocks()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da1e90985a0e767e44397c9db0937e236033fa58</text:p>
          </table:table-cell>
          <table:table-cell/>
        </table:table-row>
        <table:table-row table:style-name="ro1">
          <table:table-cell office:value-type="string">
            <text:p>ocfs2: Refactor xattr list and remove ocfs2_xattr_handler().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936b8834366ec05f2a6993f73afd8348cac9718e</text:p>
          </table:table-cell>
          <table:table-cell/>
        </table:table-row>
        <table:table-row table:style-name="ro1">
          <table:table-cell office:value-type="string">
            <text:p>ocfs2: Calculate EA hash only by its suffix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2057e5c6780d86939a199031cdbafb81e6f88aac</text:p>
          </table:table-cell>
          <table:table-cell/>
        </table:table-row>
        <table:table-row table:style-name="ro1">
          <table:table-cell office:value-type="string">
            <text:p>ocfs2: Move trusted and user attribute support into xattr.c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99219aea68b5bff4f182858372b43181ad3bdb34</text:p>
          </table:table-cell>
          <table:table-cell/>
        </table:table-row>
        <table:table-row table:style-name="ro1">
          <table:table-cell office:value-type="string">
            <text:p>ocfs2: Uninline ocfs2_xattr_name_hash()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40daa16a3441abe822bfcc748150116a77aee2ea</text:p>
          </table:table-cell>
          <table:table-cell/>
        </table:table-row>
        <table:table-row table:style-name="ro1">
          <table:table-cell office:value-type="string">
            <text:p>ocfs2: Don't check for NULL before brelse()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a81cb88b64a479b78c6dd5666678d50171865db8</text:p>
          </table:table-cell>
          <table:table-cell/>
        </table:table-row>
        <table:table-row table:style-name="ro1">
          <table:table-cell office:value-type="string">
            <text:p>ocfs2: use smaller counters in ocfs2_remove_xattr_clusters_from_cache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fd8351f83d413b41da956109cf429c15881886e2</text:p>
          </table:table-cell>
          <table:table-cell/>
        </table:table-row>
        <table:table-row table:style-name="ro1">
          <table:table-cell table:style-name="ce1" office:value-type="string">
            <text:p>ocfs2: Documentation update for user_xattr / nouser_xattr mount options</text:p>
          </table:table-cell>
          <table:table-cell table:style-name="ce1"/>
          <table:table-cell office:value-type="string">
            <text:p>M</text:p>
          </table:table-cell>
          <table:table-cell/>
          <table:table-cell table:style-name="ce1" office:value-type="string">
            <text:p>696b55d768ea5ebf38a369da615f8c956750ab3f</text:p>
          </table:table-cell>
          <table:table-cell/>
        </table:table-row>
        <table:table-row table:style-name="ro1">
          <table:table-cell office:value-type="string">
            <text:p>ocfs2: make la_debug_mutex static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4cc8124584610fbe087ea2bed29ca52d2d0aa84a</text:p>
          </table:table-cell>
          <table:table-cell/>
        </table:table-row>
        <table:table-row table:style-name="ro1">
          <table:table-cell office:value-type="string">
            <text:p>ocfs2: Remove pointless !!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009d37502a7b9fc89741e66b4454afca4edc1c26</text:p>
          </table:table-cell>
          <table:table-cell/>
        </table:table-row>
        <table:table-row table:style-name="ro1">
          <table:table-cell office:value-type="string">
            <text:p>ocfs2: Add empty bucket support in xattr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5a09561199e7f8d3feaaa01c39372050e140b775</text:p>
          </table:table-cell>
          <table:table-cell/>
        </table:table-row>
        <table:table-row table:style-name="ro1">
          <table:table-cell office:value-type="string">
            <text:p>ocfs2/xattr.c: Fix a bug when inserting xattr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06b240d8af21ddee4cfec3b0f02b81d9f168a98a</text:p>
          </table:table-cell>
          <table:table-cell/>
        </table:table-row>
        <table:table-row table:style-name="ro1">
          <table:table-cell office:value-type="string">
            <text:p>ocfs2: track local alloc state via debugfs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9a8ff578fb430a8816dfbc73c77e5e09c6d9c343</text:p>
          </table:table-cell>
          <table:table-cell/>
        </table:table-row>
        <table:table-row table:style-name="ro1">
          <table:table-cell office:value-type="string">
            <text:p>ocfs2: throttle back local alloc when low on disk space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9c7af40b210e87f8fddd97b0badc0a352862234a</text:p>
          </table:table-cell>
          <table:table-cell/>
        </table:table-row>
        <table:table-row table:style-name="ro1">
          <table:table-cell office:value-type="string">
            <text:p>ocfs2: Track local alloc bits internally</text:p>
          </table:table-cell>
          <table:table-cell/>
          <table:table-cell office:value-type="string">
            <text:p>Y</text:p>
          </table:table-cell>
          <table:table-cell office:value-type="string">
            <text:p>can be replaced by upstream patches</text:p>
          </table:table-cell>
          <table:table-cell office:value-type="string">
            <text:p>ebcee4b5c9136096f64ee6f691a013d7c0a4bc34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ocfs2: POSIX file locks support</text:p>
          </table:table-cell>
          <table:table-cell/>
          <table:table-cell office:value-type="string">
            <text:p>M</text:p>
          </table:table-cell>
          <table:table-cell office:value-type="string">
            <text:p>This patch also included missed part from SLE11 kernel code</text:p>
          </table:table-cell>
          <table:table-cell office:value-type="string">
            <text:p>53da4939f349d4edd283b043219221ca5b78e4d4</text:p>
          </table:table-cell>
          <table:table-cell/>
        </table:table-row>
        <table:table-row table:style-name="ro1">
          <table:table-cell office:value-type="string">
            <text:p>ocfs2: Switch over to JBD2.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2b4e30fbde425828b17f0e9c8f8e3fd3ecb2bc75</text:p>
          </table:table-cell>
          <table:table-cell/>
        </table:table-row>
        <table:table-row table:style-name="ro1">
          <table:table-cell office:value-type="string">
            <text:p>ocfs2: Add the 'inode64' mount option.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12462f1d9f0b96389497438dc2730c6f7410be82</text:p>
          </table:table-cell>
          <table:table-cell/>
        </table:table-row>
        <table:table-row table:style-name="ro1">
          <table:table-cell office:value-type="string">
            <text:p>ocfs2: Limit inode allocation to 32bits.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1187c968852e3c668f3b9376083851f81f6eee22</text:p>
          </table:table-cell>
          <table:table-cell/>
        </table:table-row>
        <table:table-row table:style-name="ro1">
          <table:table-cell office:value-type="string">
            <text:p>ocfs2: Add xattr mount option in ocfs2_show_options()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b0f73cfc36ed62decdd3f78e943bbfd00ee80e49</text:p>
          </table:table-cell>
          <table:table-cell/>
        </table:table-row>
        <table:table-row table:style-name="ro1">
          <table:table-cell office:value-type="string">
            <text:p>ocfs2: Resolve deadlock in ocfs2_xattr_free_block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08413899db89d8d636c2a2d4ba5c356ab587d7ef</text:p>
          </table:table-cell>
          <table:table-cell/>
        </table:table-row>
        <table:table-row table:style-name="ro1">
          <table:table-cell office:value-type="string">
            <text:p>ocfs2: bug-fix for journal extend in xattr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28b8ca0b7f70b1b048d03dc0b9d87f58619e9791</text:p>
          </table:table-cell>
          <table:table-cell/>
        </table:table-row>
        <table:table-row table:style-name="ro1">
          <table:table-cell office:value-type="string">
            <text:p>ocfs2: Change ocfs2_get_*_extent_tree() to ocfs2_init_*_extent_tree()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8d6220d6a74a33552cf877bcea25503d7f6a59e6</text:p>
          </table:table-cell>
          <table:table-cell/>
        </table:table-row>
        <table:table-row table:style-name="ro1">
          <table:table-cell office:value-type="string">
            <text:p>ocfs2: Comment struct ocfs2_extent_tree_operations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1625f8ac151743e452ec062c2989669c508ffa48</text:p>
          </table:table-cell>
          <table:table-cell/>
        </table:table-row>
        <table:table-row table:style-name="ro1">
          <table:table-cell office:value-type="string">
            <text:p>ocfs2: Make ocfs2_extent_tree the first-class representation of a tree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f99b9b7ccf6a691f653cec45f36bfdd1e94769c7</text:p>
          </table:table-cell>
          <table:table-cell/>
        </table:table-row>
        <table:table-row table:style-name="ro1">
          <table:table-cell office:value-type="string">
            <text:p>ocfs2: Add an insertion check to ocfs2_extent_tree_operations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1e61ee79e2a96f62c007486677319814ce621c3c</text:p>
          </table:table-cell>
          <table:table-cell/>
        </table:table-row>
        <table:table-row table:style-name="ro1">
          <table:table-cell office:value-type="string">
            <text:p>ocfs2: Create specific get_extent_tree functions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1a09f556e5415a29cdddaf9a6ebf474194161cf3</text:p>
          </table:table-cell>
          <table:table-cell/>
        </table:table-row>
        <table:table-row table:style-name="ro1">
          <table:table-cell office:value-type="string">
            <text:p>ocfs2: Determine an extent tree's max_leaf_clusters in an et_op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943cced39ee45ed2db25efd25eee8ba49cf2dfc4</text:p>
          </table:table-cell>
          <table:table-cell/>
        </table:table-row>
        <table:table-row table:style-name="ro1">
          <table:table-cell office:value-type="string">
            <text:p>ocfs2: Use struct ocfs2_extent_tree in ocfs2_num_free_extents()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1c25d93a4a27c90c3ae33f9e724f7b67783d68d1</text:p>
          </table:table-cell>
          <table:table-cell/>
        </table:table-row>
        <table:table-row table:style-name="ro1">
          <table:table-cell office:value-type="string">
            <text:p>ocfs2: Provide the get_root_el() method to ocfs2_extent_tree_operations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0ce1010f1a4319e02574b856d50dfdc0ed855f40</text:p>
          </table:table-cell>
          <table:table-cell/>
        </table:table-row>
        <table:table-row table:style-name="ro1">
          <table:table-cell office:value-type="string">
            <text:p>ocfs2: Make 'private' into 'object' on ocfs2_extent_tree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ea5efa151265a743f48e3d371992a0100d73a0eb</text:p>
          </table:table-cell>
          <table:table-cell/>
        </table:table-row>
        <table:table-row table:style-name="ro1">
          <table:table-cell office:value-type="string">
            <text:p>ocfs2: Make ocfs2_extent_tree get/put instead of alloc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dc0ce61af418305afa7e0d05d86ab334e0daabf7</text:p>
          </table:table-cell>
          <table:table-cell/>
        </table:table-row>
        <table:table-row table:style-name="ro1">
          <table:table-cell office:value-type="string">
            <text:p>ocfs2: Prefix the ocfs2_extent_tree structure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ce1d9ea621291ed5e985d6677278c6bb20d96a40</text:p>
          </table:table-cell>
          <table:table-cell/>
        </table:table-row>
        <table:table-row table:style-name="ro1">
          <table:table-cell office:value-type="string">
            <text:p>ocfs2: Prefix the extent tree operations structure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35dc0aa3c5e7391319754e0c19cdfc0a28eb5b25</text:p>
          </table:table-cell>
          <table:table-cell/>
        </table:table-row>
        <table:table-row table:style-name="ro1">
          <table:table-cell office:value-type="string">
            <text:p>ocfs2: fix printk format warnings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ff1ec20ef65d51cc3466e86912cdeaac16f3aaa0</text:p>
          </table:table-cell>
          <table:table-cell/>
        </table:table-row>
        <table:table-row table:style-name="ro1">
          <table:table-cell office:value-type="string">
            <text:p>ocfs2: Add incompatible flag for extended attribute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8154da3d2114241cf3edb108b43e2172be86d483</text:p>
          </table:table-cell>
          <table:table-cell/>
        </table:table-row>
        <table:table-row table:style-name="ro1">
          <table:table-cell office:value-type="string">
            <text:p>ocfs2: Delete all xattr buckets during inode removal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a394425643e1e9c3a624d629fc8ba5633d8474c6</text:p>
          </table:table-cell>
          <table:table-cell/>
        </table:table-row>
        <table:table-row table:style-name="ro1">
          <table:table-cell office:value-type="string">
            <text:p>ocfs2: Enable xattr set in index btree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012255961c9ecfe22b7a1df47ac26ab37818cb1e</text:p>
          </table:table-cell>
          <table:table-cell/>
        </table:table-row>
        <table:table-row table:style-name="ro1">
          <table:table-cell office:value-type="string">
            <text:p>ocfs2: Optionally limit extent size in ocfs2_insert_extent()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ca12b7c48942d21b2e7890b820db9d578bc291cd</text:p>
          </table:table-cell>
          <table:table-cell/>
        </table:table-row>
        <table:table-row table:style-name="ro1">
          <table:table-cell office:value-type="string">
            <text:p>ocfs2: Add xattr lookup code xattr btrees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589dc2602f2a1b7fa5e59b90f548af189f128d77</text:p>
          </table:table-cell>
          <table:table-cell/>
        </table:table-row>
        <table:table-row table:style-name="ro1">
          <table:table-cell office:value-type="string">
            <text:p>ocfs2: Add xattr bucket iteration for large numbers of EAs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0c044f0b24b9128ba8c297149d88bd81f2e36af3</text:p>
          </table:table-cell>
          <table:table-cell/>
        </table:table-row>
        <table:table-row table:style-name="ro1">
          <table:table-cell office:value-type="string">
            <text:p>ocfs2: Add xattr index tree operations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ba492615f0d32d0210b02c14b24512b4372b13d6</text:p>
          </table:table-cell>
          <table:table-cell/>
        </table:table-row>
        <table:table-row table:style-name="ro1">
          <table:table-cell office:value-type="string">
            <text:p>ocfs2: Add extended attribute support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cf1d6c763fbcb115263114302485ad17e7933d87</text:p>
          </table:table-cell>
          <table:table-cell/>
        </table:table-row>
        <table:table-row table:style-name="ro1">
          <table:table-cell office:value-type="string">
            <text:p>ocfs2: reserve inline space for extended attribute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fdd77704a8b4666a32120fcd1e4a9fedaf3263d8</text:p>
          </table:table-cell>
          <table:table-cell/>
        </table:table-row>
        <table:table-row table:style-name="ro1">
          <table:table-cell office:value-type="string">
            <text:p>ocfs2: Add extent tree operation for xattr value btrees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f56654c435c06f2b2bd5751889b1a08a3add7d6c</text:p>
          </table:table-cell>
          <table:table-cell/>
        </table:table-row>
        <table:table-row table:style-name="ro1">
          <table:table-cell office:value-type="string">
            <text:p>ocfs2: Add helper function in uptodate.c for removing xattr clusters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ac11c827192272eabb68b8f4cf844066461d9690</text:p>
          </table:table-cell>
          <table:table-cell/>
        </table:table-row>
        <table:table-row table:style-name="ro1">
          <table:table-cell office:value-type="string">
            <text:p>ocfs2: Add the basic xattr disk layout in ocfs2_fs.h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5a7bc8eb29b8c759df374d97b6189e03d4ea71c5</text:p>
          </table:table-cell>
          <table:table-cell/>
        </table:table-row>
        <table:table-row table:style-name="ro1">
          <table:table-cell office:value-type="string">
            <text:p>ocfs2: Make high level btree extend code generic</text:p>
          </table:table-cell>
          <table:table-cell/>
          <table:table-cell office:value-type="string">
            <text:p>M</text:p>
          </table:table-cell>
          <table:table-cell/>
          <table:table-cell office:value-type="string">
            <text:p>0eb8d47e69a2211a36643b180f1843ef45f6017d</text:p>
          </table:table-cell>
          <table:table-cell/>
        </table:table-row>
        <table:table-row table:style-name="ro1">
          <table:table-cell office:value-type="string">
            <text:p>ocfs2: Abstract ocfs2_extent_tree in b-tree operations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e7d4cb6bc19658646357eeff134645cd9bc3479f</text:p>
          </table:table-cell>
          <table:table-cell/>
        </table:table-row>
        <table:table-row table:style-name="ro1">
          <table:table-cell office:value-type="string">
            <text:p>ocfs2: Use ocfs2_extent_list instead of ocfs2_dinode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811f933df1e55615fd0bb4818f31e3868a8e6e23</text:p>
          </table:table-cell>
          <table:table-cell/>
        </table:table-row>
        <table:table-row table:style-name="ro1">
          <table:table-cell office:value-type="string">
            <text:p>ocfs2: Modify ocfs2_num_free_extents for future xattr usage.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231b87d10920e024efaf0f9e86e1bab7bced1620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>
            <text:p>vfs: Use const for kernel parser table</text:p>
          </table:table-cell>
          <table:table-cell/>
          <table:table-cell office:value-type="string">
            <text:p>N</text:p>
          </table:table-cell>
          <table:table-cell office:value-type="string">
            <text:p>maybe too trivial</text:p>
          </table:table-cell>
          <table:table-cell office:value-type="string">
            <text:p>a447c0932445f92ce6f4c1bd020f62c5097a7842</text:p>
          </table:table-cell>
          <table:table-cell/>
        </table:table-row>
        <table:table-row table:style-name="ro1">
          <table:table-cell office:value-type="string">
            <text:p>ocfs2: fiemap support</text:p>
          </table:table-cell>
          <table:table-cell/>
          <table:table-cell office:value-type="string">
            <text:p>N</text:p>
          </table:table-cell>
          <table:table-cell office:value-type="string">
            <text:p>broken ABI and need other kernel modifying</text:p>
          </table:table-cell>
          <table:table-cell office:value-type="string">
            <text:p>00dc417fa3e763345b34ccb6034d72de76eea0a1</text:p>
          </table:table-cell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Ti" svg:font-family="FZSongTi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FZSongT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0">08/10/2009</text:date>, <text:time>02:5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oly</meta:initial-creator>
    <meta:creation-date>2009-08-05T23:25:05</meta:creation-date>
    <dc:date>2009-08-10T02:53:33</dc:date>
    <dc:creator>Coly</dc:creator>
    <meta:editing-duration>PT49H27M10S</meta:editing-duration>
    <meta:editing-cycles>105</meta:editing-cycles>
    <meta:generator>OpenOffice.org/3.0$Unix OpenOffice.org_project/300m21$Build-9319</meta:generator>
    <meta:document-statistic meta:table-count="3" meta:cell-count="2087" meta:object-count="0"/>
    <meta:user-defined meta:name="Info 2"/>
    <meta:user-defined meta:name="Info 3"/>
    <meta:user-defined meta:name="Info 4"/>
    <meta:user-defined meta:name="qrichtext">1</meta:user-defined>
  </office:meta>
</office:document-meta>
</file>